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 style:may-break-between-rows="true" table:border-model="collapsing"/>
    </style:style>
    <style:style style:name="Table1.A" style:family="table-column">
      <style:table-column-properties style:column-width="3.3521in" style:rel-column-width="32821*"/>
    </style:style>
    <style:style style:name="Table1.B" style:family="table-column">
      <style:table-column-properties style:column-width="3.341in" style:rel-column-width="3271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986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7.1021in" fo:margin-left="0in" table:align="left"/>
    </style:style>
    <style:style style:name="Table2.A" style:family="table-column">
      <style:table-column-properties style:column-width="0.5396in"/>
    </style:style>
    <style:style style:name="Table2.B" style:family="table-column">
      <style:table-column-properties style:column-width="0.8715in"/>
    </style:style>
    <style:style style:name="Table2.C" style:family="table-column">
      <style:table-column-properties style:column-width="1.4396in"/>
    </style:style>
    <style:style style:name="Table2.D" style:family="table-column">
      <style:table-column-properties style:column-width="1.4389in"/>
    </style:style>
    <style:style style:name="Table2.E" style:family="table-column">
      <style:table-column-properties style:column-width="2.8125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2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2.2" style:family="table-row">
      <style:table-row-properties style:min-row-height="0.3174in"/>
    </style:style>
    <style:style style:name="Table2.A2" style:family="table-cell">
      <style:table-cell-properties style:vertical-align="middle" fo:padding="0.0382in" fo:border-left="0.5pt solid #000000" fo:border-right="none" fo:border-top="none" fo:border-bottom="none"/>
    </style:style>
    <style:style style:name="Table2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2.3" style:family="table-row">
      <style:table-row-properties style:min-row-height="0.4278in"/>
    </style:style>
    <style:style style:name="Table2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1021in" fo:margin-left="0in" table:align="left"/>
    </style:style>
    <style:style style:name="Table3.A" style:family="table-column">
      <style:table-column-properties style:column-width="0.5396in"/>
    </style:style>
    <style:style style:name="Table3.B" style:family="table-column">
      <style:table-column-properties style:column-width="0.8715in"/>
    </style:style>
    <style:style style:name="Table3.C" style:family="table-column">
      <style:table-column-properties style:column-width="1.4396in"/>
    </style:style>
    <style:style style:name="Table3.D" style:family="table-column">
      <style:table-column-properties style:column-width="1.4389in"/>
    </style:style>
    <style:style style:name="Table3.E" style:family="table-column">
      <style:table-column-properties style:column-width="2.8125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3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3.2" style:family="table-row">
      <style:table-row-properties style:min-row-height="0.3174in"/>
    </style:style>
    <style:style style:name="Table3.A2" style:family="table-cell">
      <style:table-cell-properties style:vertical-align="middle" fo:padding="0.0382in" fo:border-left="0.5pt solid #000000" fo:border-right="none" fo:border-top="none" fo:border-bottom="none"/>
    </style:style>
    <style:style style:name="Table3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3.3" style:family="table-row">
      <style:table-row-properties style:min-row-height="0.4278in"/>
    </style:style>
    <style:style style:name="Table3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1021in" fo:margin-left="0in" table:align="left"/>
    </style:style>
    <style:style style:name="Table4.A" style:family="table-column">
      <style:table-column-properties style:column-width="0.5396in"/>
    </style:style>
    <style:style style:name="Table4.B" style:family="table-column">
      <style:table-column-properties style:column-width="0.8715in"/>
    </style:style>
    <style:style style:name="Table4.C" style:family="table-column">
      <style:table-column-properties style:column-width="1.4396in"/>
    </style:style>
    <style:style style:name="Table4.D" style:family="table-column">
      <style:table-column-properties style:column-width="1.4389in"/>
    </style:style>
    <style:style style:name="Table4.E" style:family="table-column">
      <style:table-column-properties style:column-width="2.8125in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4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4.2" style:family="table-row">
      <style:table-row-properties style:min-row-height="0.3174in"/>
    </style:style>
    <style:style style:name="Table4.A2" style:family="table-cell">
      <style:table-cell-properties style:vertical-align="middle" fo:padding="0.0382in" fo:border-left="0.5pt solid #000000" fo:border-right="none" fo:border-top="none" fo:border-bottom="none"/>
    </style:style>
    <style:style style:name="Table4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4.3" style:family="table-row">
      <style:table-row-properties style:min-row-height="0.4278in"/>
    </style:style>
    <style:style style:name="Table4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7.1021in" fo:margin-left="0in" table:align="left"/>
    </style:style>
    <style:style style:name="Table5.A" style:family="table-column">
      <style:table-column-properties style:column-width="0.5396in"/>
    </style:style>
    <style:style style:name="Table5.B" style:family="table-column">
      <style:table-column-properties style:column-width="0.8715in"/>
    </style:style>
    <style:style style:name="Table5.C" style:family="table-column">
      <style:table-column-properties style:column-width="1.4396in"/>
    </style:style>
    <style:style style:name="Table5.D" style:family="table-column">
      <style:table-column-properties style:column-width="1.4389in"/>
    </style:style>
    <style:style style:name="Table5.E" style:family="table-column">
      <style:table-column-properties style:column-width="2.8125in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5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5.2" style:family="table-row">
      <style:table-row-properties style:min-row-height="0.3174in"/>
    </style:style>
    <style:style style:name="Table5.A2" style:family="table-cell">
      <style:table-cell-properties style:vertical-align="middle" fo:padding="0.0382in" fo:border-left="0.5pt solid #000000" fo:border-right="none" fo:border-top="none" fo:border-bottom="none"/>
    </style:style>
    <style:style style:name="Table5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5.3" style:family="table-row">
      <style:table-row-properties style:min-row-height="0.4278in"/>
    </style:style>
    <style:style style:name="Table5.A11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E11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1021in" fo:margin-left="0in" table:align="left"/>
    </style:style>
    <style:style style:name="Table6.A" style:family="table-column">
      <style:table-column-properties style:column-width="0.5396in"/>
    </style:style>
    <style:style style:name="Table6.B" style:family="table-column">
      <style:table-column-properties style:column-width="0.8715in"/>
    </style:style>
    <style:style style:name="Table6.C" style:family="table-column">
      <style:table-column-properties style:column-width="1.4396in"/>
    </style:style>
    <style:style style:name="Table6.D" style:family="table-column">
      <style:table-column-properties style:column-width="1.4389in"/>
    </style:style>
    <style:style style:name="Table6.E" style:family="table-column">
      <style:table-column-properties style:column-width="2.8125in"/>
    </style:style>
    <style:style style:name="Table6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6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6.2" style:family="table-row">
      <style:table-row-properties style:min-row-height="0.3174in"/>
    </style:style>
    <style:style style:name="Table6.A2" style:family="table-cell">
      <style:table-cell-properties style:vertical-align="middle" fo:padding="0.0382in" fo:border-left="0.5pt solid #000000" fo:border-right="none" fo:border-top="none" fo:border-bottom="none"/>
    </style:style>
    <style:style style:name="Table6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6.3" style:family="table-row">
      <style:table-row-properties style:min-row-height="0.4278in"/>
    </style:style>
    <style:style style:name="Table6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6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1021in" fo:margin-left="0in" table:align="left"/>
    </style:style>
    <style:style style:name="Table7.A" style:family="table-column">
      <style:table-column-properties style:column-width="0.5396in"/>
    </style:style>
    <style:style style:name="Table7.B" style:family="table-column">
      <style:table-column-properties style:column-width="0.8715in"/>
    </style:style>
    <style:style style:name="Table7.C" style:family="table-column">
      <style:table-column-properties style:column-width="1.4396in"/>
    </style:style>
    <style:style style:name="Table7.D" style:family="table-column">
      <style:table-column-properties style:column-width="1.4389in"/>
    </style:style>
    <style:style style:name="Table7.E" style:family="table-column">
      <style:table-column-properties style:column-width="2.8125in"/>
    </style:style>
    <style:style style:name="Table7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7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7.2" style:family="table-row">
      <style:table-row-properties style:min-row-height="0.3174in"/>
    </style:style>
    <style:style style:name="Table7.A2" style:family="table-cell">
      <style:table-cell-properties style:vertical-align="middle" fo:padding="0.0382in" fo:border-left="0.5pt solid #000000" fo:border-right="none" fo:border-top="none" fo:border-bottom="none"/>
    </style:style>
    <style:style style:name="Table7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7.3" style:family="table-row">
      <style:table-row-properties style:min-row-height="0.4278in"/>
    </style:style>
    <style:style style:name="Table7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7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7.1021in" fo:margin-left="0in" table:align="left"/>
    </style:style>
    <style:style style:name="Table8.A" style:family="table-column">
      <style:table-column-properties style:column-width="0.5396in"/>
    </style:style>
    <style:style style:name="Table8.B" style:family="table-column">
      <style:table-column-properties style:column-width="0.8715in"/>
    </style:style>
    <style:style style:name="Table8.C" style:family="table-column">
      <style:table-column-properties style:column-width="1.4396in"/>
    </style:style>
    <style:style style:name="Table8.D" style:family="table-column">
      <style:table-column-properties style:column-width="1.4389in"/>
    </style:style>
    <style:style style:name="Table8.E" style:family="table-column">
      <style:table-column-properties style:column-width="2.8125in"/>
    </style:style>
    <style:style style:name="Table8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8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8.2" style:family="table-row">
      <style:table-row-properties style:min-row-height="0.3174in"/>
    </style:style>
    <style:style style:name="Table8.A2" style:family="table-cell">
      <style:table-cell-properties style:vertical-align="middle" fo:padding="0.0382in" fo:border-left="0.5pt solid #000000" fo:border-right="none" fo:border-top="none" fo:border-bottom="none"/>
    </style:style>
    <style:style style:name="Table8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8.3" style:family="table-row">
      <style:table-row-properties style:min-row-height="0.4278in"/>
    </style:style>
    <style:style style:name="Table8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7.1021in" fo:margin-left="0in" table:align="left"/>
    </style:style>
    <style:style style:name="Table9.A" style:family="table-column">
      <style:table-column-properties style:column-width="0.5396in"/>
    </style:style>
    <style:style style:name="Table9.B" style:family="table-column">
      <style:table-column-properties style:column-width="0.8715in"/>
    </style:style>
    <style:style style:name="Table9.C" style:family="table-column">
      <style:table-column-properties style:column-width="1.4396in"/>
    </style:style>
    <style:style style:name="Table9.D" style:family="table-column">
      <style:table-column-properties style:column-width="1.4389in"/>
    </style:style>
    <style:style style:name="Table9.E" style:family="table-column">
      <style:table-column-properties style:column-width="2.8125in"/>
    </style:style>
    <style:style style:name="Table9.A1" style:family="table-cell">
      <style:table-cell-properties style:vertical-align="middle" fo:padding="0.0382in" fo:border-left="0.5pt solid #000000" fo:border-right="none" fo:border-top="0.5pt solid #000000" fo:border-bottom="none"/>
    </style:style>
    <style:style style:name="Table9.E1" style:family="table-cell">
      <style:table-cell-properties style:vertical-align="middle" fo:padding="0.0382in" fo:border-left="0.5pt solid #000000" fo:border-right="0.5pt solid #000000" fo:border-top="0.5pt solid #000000" fo:border-bottom="none"/>
    </style:style>
    <style:style style:name="Table9.2" style:family="table-row">
      <style:table-row-properties style:min-row-height="0.3174in"/>
    </style:style>
    <style:style style:name="Table9.A2" style:family="table-cell">
      <style:table-cell-properties style:vertical-align="middle" fo:padding="0.0382in" fo:border-left="0.5pt solid #000000" fo:border-right="none" fo:border-top="none" fo:border-bottom="none"/>
    </style:style>
    <style:style style:name="Table9.E2" style:family="table-cell">
      <style:table-cell-properties style:vertical-align="middle" fo:padding="0.0382in" fo:border-left="0.5pt solid #000000" fo:border-right="0.5pt solid #000000" fo:border-top="none" fo:border-bottom="none"/>
    </style:style>
    <style:style style:name="Table9.3" style:family="table-row">
      <style:table-row-properties style:min-row-height="0.4278in"/>
    </style:style>
    <style:style style:name="Table9.A1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9.E10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ubtitle">
      <style:text-properties officeooo:rsid="00027ec1" officeooo:paragraph-rsid="00027ec1"/>
    </style:style>
    <style:style style:name="P2" style:family="paragraph" style:parent-style-name="Title">
      <style:text-properties officeooo:rsid="00027ec1" officeooo:paragraph-rsid="00027ec1"/>
    </style:style>
    <style:style style:name="P3" style:family="paragraph" style:parent-style-name="Text_20_body">
      <style:paragraph-properties fo:text-align="center" style:justify-single-word="false"/>
      <style:text-properties officeooo:rsid="00027ec1" officeooo:paragraph-rsid="00027ec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rsid="0003abb8" officeooo:paragraph-rsid="0003abb8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75e" officeooo:paragraph-rsid="0081c7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66f66" officeooo:paragraph-rsid="00066f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officeooo:rsid="008ba851" officeooo:paragraph-rsid="008ba851"/>
    </style:style>
    <style:style style:name="P9" style:family="paragraph" style:parent-style-name="Table_20_Contents">
      <style:paragraph-properties fo:text-align="center" style:justify-single-word="false"/>
      <style:text-properties officeooo:rsid="008d94aa" officeooo:paragraph-rsid="008d94aa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8d94aa" officeooo:paragraph-rsid="008d94aa" style:font-style-asian="italic" style:font-style-complex="italic"/>
    </style:style>
    <style:style style:name="P11" style:family="paragraph" style:parent-style-name="Text_20_body">
      <style:text-properties officeooo:rsid="0083fcb6" officeooo:paragraph-rsid="0083fcb6"/>
    </style:style>
    <style:style style:name="P12" style:family="paragraph" style:parent-style-name="Text_20_body">
      <style:text-properties officeooo:rsid="0084a5cc" officeooo:paragraph-rsid="0084a5cc"/>
    </style:style>
    <style:style style:name="P13" style:family="paragraph" style:parent-style-name="Text_20_body">
      <style:text-properties officeooo:rsid="008a78e6" officeooo:paragraph-rsid="008a78e6"/>
    </style:style>
    <style:style style:name="P14" style:family="paragraph" style:parent-style-name="Heading_20_1">
      <style:text-properties officeooo:rsid="0083aca6" officeooo:paragraph-rsid="0083aca6"/>
    </style:style>
    <style:style style:name="P15" style:family="paragraph" style:parent-style-name="Heading_20_1">
      <style:paragraph-properties fo:break-before="page"/>
      <style:text-properties officeooo:rsid="01204151" officeooo:paragraph-rsid="01204151"/>
    </style:style>
    <style:style style:name="P16" style:family="paragraph" style:parent-style-name="Heading_20_1" style:list-style-name="">
      <style:text-properties officeooo:rsid="01204151" officeooo:paragraph-rsid="01204151"/>
    </style:style>
    <style:style style:name="P17" style:family="paragraph" style:parent-style-name="Standard">
      <style:text-properties officeooo:paragraph-rsid="00bb2274"/>
    </style:style>
    <style:style style:name="P18" style:family="paragraph" style:parent-style-name="Standard">
      <style:text-properties officeooo:rsid="00dd2044" officeooo:paragraph-rsid="00dd2044"/>
    </style:style>
    <style:style style:name="P19" style:family="paragraph" style:parent-style-name="Standard">
      <style:text-properties officeooo:rsid="00dd2044" officeooo:paragraph-rsid="00dfa3f3"/>
    </style:style>
    <style:style style:name="P20" style:family="paragraph" style:parent-style-name="Standard">
      <style:text-properties officeooo:rsid="00dd2044" officeooo:paragraph-rsid="00fe9b8c"/>
    </style:style>
    <style:style style:name="P21" style:family="paragraph" style:parent-style-name="Standard">
      <style:text-properties officeooo:rsid="00dd2044" officeooo:paragraph-rsid="0139cb1c"/>
    </style:style>
    <style:style style:name="P22" style:family="paragraph" style:parent-style-name="Standard">
      <style:text-properties officeooo:rsid="00dd2044" officeooo:paragraph-rsid="014ed0e4"/>
    </style:style>
    <style:style style:name="P23" style:family="paragraph" style:parent-style-name="Standard">
      <style:text-properties officeooo:rsid="00dd2044" officeooo:paragraph-rsid="017c56da"/>
    </style:style>
    <style:style style:name="P24" style:family="paragraph" style:parent-style-name="Standard">
      <style:text-properties officeooo:paragraph-rsid="00dfa3f3"/>
    </style:style>
    <style:style style:name="P25" style:family="paragraph" style:parent-style-name="Standard">
      <style:text-properties officeooo:rsid="00fb6c84" officeooo:paragraph-rsid="00fb6c84"/>
    </style:style>
    <style:style style:name="P26" style:family="paragraph" style:parent-style-name="Standard">
      <style:text-properties officeooo:rsid="00fb6c84" officeooo:paragraph-rsid="0139cb1c"/>
    </style:style>
    <style:style style:name="P27" style:family="paragraph" style:parent-style-name="Standard">
      <style:text-properties officeooo:paragraph-rsid="00fe9b8c"/>
    </style:style>
    <style:style style:name="P28" style:family="paragraph" style:parent-style-name="Standard">
      <style:text-properties officeooo:rsid="011effab" officeooo:paragraph-rsid="011effab"/>
    </style:style>
    <style:style style:name="P29" style:family="paragraph" style:parent-style-name="Standard">
      <style:text-properties officeooo:rsid="011effab" officeooo:paragraph-rsid="014ed0e4"/>
    </style:style>
    <style:style style:name="P30" style:family="paragraph" style:parent-style-name="Standard">
      <style:text-properties officeooo:paragraph-rsid="0139cb1c"/>
    </style:style>
    <style:style style:name="P31" style:family="paragraph" style:parent-style-name="Standard">
      <style:text-properties officeooo:paragraph-rsid="014ed0e4"/>
    </style:style>
    <style:style style:name="P32" style:family="paragraph" style:parent-style-name="Standard">
      <style:text-properties officeooo:paragraph-rsid="014ed0e4" fo:background-color="#ff0000"/>
    </style:style>
    <style:style style:name="P33" style:family="paragraph" style:parent-style-name="Standard">
      <style:text-properties officeooo:paragraph-rsid="017c56da"/>
    </style:style>
    <style:style style:name="P34" style:family="paragraph" style:parent-style-name="Table_20_Contents">
      <style:paragraph-properties fo:text-align="center" style:justify-single-word="false"/>
      <style:text-properties officeooo:rsid="008f5ea7" officeooo:paragraph-rsid="008f5ea7"/>
    </style:style>
    <style:style style:name="P35" style:family="paragraph" style:parent-style-name="Table_20_Contents">
      <style:paragraph-properties fo:text-align="center" style:justify-single-word="false"/>
      <style:text-properties officeooo:rsid="008f5ea7" officeooo:paragraph-rsid="00ada1d4"/>
    </style:style>
    <style:style style:name="P36" style:family="paragraph" style:parent-style-name="Table_20_Contents">
      <style:paragraph-properties fo:text-align="center" style:justify-single-word="false"/>
      <style:text-properties officeooo:rsid="008f5ea7" officeooo:paragraph-rsid="00adc804"/>
    </style:style>
    <style:style style:name="P37" style:family="paragraph" style:parent-style-name="Table_20_Contents">
      <style:paragraph-properties fo:text-align="center" style:justify-single-word="false"/>
      <style:text-properties officeooo:rsid="008f5ea7" officeooo:paragraph-rsid="00b61131"/>
    </style:style>
    <style:style style:name="P38" style:family="paragraph" style:parent-style-name="Table_20_Contents">
      <style:paragraph-properties fo:text-align="center" style:justify-single-word="false"/>
      <style:text-properties officeooo:rsid="008f5ea7" officeooo:paragraph-rsid="00bb2274"/>
    </style:style>
    <style:style style:name="P39" style:family="paragraph" style:parent-style-name="Table_20_Contents">
      <style:paragraph-properties fo:text-align="center" style:justify-single-word="false"/>
      <style:text-properties officeooo:rsid="008f5ea7" officeooo:paragraph-rsid="00c3b42a"/>
    </style:style>
    <style:style style:name="P40" style:family="paragraph" style:parent-style-name="Table_20_Contents">
      <style:paragraph-properties fo:text-align="center" style:justify-single-word="false"/>
      <style:text-properties officeooo:rsid="008f5ea7" officeooo:paragraph-rsid="00cd4674"/>
    </style:style>
    <style:style style:name="P41" style:family="paragraph" style:parent-style-name="Table_20_Contents">
      <style:paragraph-properties fo:text-align="center" style:justify-single-word="false"/>
      <style:text-properties officeooo:rsid="008f5ea7" officeooo:paragraph-rsid="00cd741d"/>
    </style:style>
    <style:style style:name="P42" style:family="paragraph" style:parent-style-name="Table_20_Contents">
      <style:paragraph-properties fo:text-align="center" style:justify-single-word="false"/>
      <style:text-properties officeooo:rsid="008f5ea7" officeooo:paragraph-rsid="00cfbf1b"/>
    </style:style>
    <style:style style:name="P43" style:family="paragraph" style:parent-style-name="Table_20_Contents">
      <style:paragraph-properties fo:text-align="center" style:justify-single-word="false"/>
      <style:text-properties officeooo:rsid="008f5ea7" officeooo:paragraph-rsid="00d1ef7f"/>
    </style:style>
    <style:style style:name="P44" style:family="paragraph" style:parent-style-name="Table_20_Contents">
      <style:paragraph-properties fo:text-align="center" style:justify-single-word="false"/>
      <style:text-properties officeooo:rsid="008f5ea7" officeooo:paragraph-rsid="00d3476c"/>
    </style:style>
    <style:style style:name="P45" style:family="paragraph" style:parent-style-name="Table_20_Contents">
      <style:paragraph-properties fo:text-align="center" style:justify-single-word="false"/>
      <style:text-properties officeooo:rsid="008f5ea7" officeooo:paragraph-rsid="00d5227a"/>
    </style:style>
    <style:style style:name="P46" style:family="paragraph" style:parent-style-name="Table_20_Contents">
      <style:paragraph-properties fo:text-align="center" style:justify-single-word="false"/>
      <style:text-properties officeooo:rsid="008f5ea7" officeooo:paragraph-rsid="00d6f7dc"/>
    </style:style>
    <style:style style:name="P47" style:family="paragraph" style:parent-style-name="Table_20_Contents">
      <style:paragraph-properties fo:text-align="center" style:justify-single-word="false"/>
      <style:text-properties officeooo:rsid="008f5ea7" officeooo:paragraph-rsid="00dfa3f3"/>
    </style:style>
    <style:style style:name="P48" style:family="paragraph" style:parent-style-name="Table_20_Contents">
      <style:paragraph-properties fo:text-align="center" style:justify-single-word="false"/>
      <style:text-properties officeooo:rsid="008f5ea7" officeooo:paragraph-rsid="00ec075c"/>
    </style:style>
    <style:style style:name="P49" style:family="paragraph" style:parent-style-name="Table_20_Contents">
      <style:paragraph-properties fo:text-align="center" style:justify-single-word="false"/>
      <style:text-properties officeooo:rsid="008f5ea7" officeooo:paragraph-rsid="00ed8fea"/>
    </style:style>
    <style:style style:name="P50" style:family="paragraph" style:parent-style-name="Table_20_Contents">
      <style:paragraph-properties fo:text-align="center" style:justify-single-word="false"/>
      <style:text-properties officeooo:rsid="008f5ea7" officeooo:paragraph-rsid="00ef5b71"/>
    </style:style>
    <style:style style:name="P51" style:family="paragraph" style:parent-style-name="Table_20_Contents">
      <style:paragraph-properties fo:text-align="center" style:justify-single-word="false"/>
      <style:text-properties officeooo:rsid="008f5ea7" officeooo:paragraph-rsid="00f0b4be"/>
    </style:style>
    <style:style style:name="P52" style:family="paragraph" style:parent-style-name="Table_20_Contents">
      <style:paragraph-properties fo:text-align="center" style:justify-single-word="false"/>
      <style:text-properties officeooo:rsid="008f5ea7" officeooo:paragraph-rsid="00f5f092"/>
    </style:style>
    <style:style style:name="P53" style:family="paragraph" style:parent-style-name="Table_20_Contents">
      <style:paragraph-properties fo:text-align="center" style:justify-single-word="false"/>
      <style:text-properties officeooo:rsid="008f5ea7" officeooo:paragraph-rsid="00f817ae"/>
    </style:style>
    <style:style style:name="P54" style:family="paragraph" style:parent-style-name="Table_20_Contents">
      <style:paragraph-properties fo:text-align="center" style:justify-single-word="false"/>
      <style:text-properties officeooo:rsid="008f5ea7" officeooo:paragraph-rsid="00fe9b8c"/>
    </style:style>
    <style:style style:name="P55" style:family="paragraph" style:parent-style-name="Table_20_Contents">
      <style:paragraph-properties fo:text-align="center" style:justify-single-word="false"/>
      <style:text-properties officeooo:rsid="008f5ea7" officeooo:paragraph-rsid="01068c3b"/>
    </style:style>
    <style:style style:name="P56" style:family="paragraph" style:parent-style-name="Table_20_Contents">
      <style:paragraph-properties fo:text-align="center" style:justify-single-word="false"/>
      <style:text-properties officeooo:rsid="008f5ea7" officeooo:paragraph-rsid="0108efd5"/>
    </style:style>
    <style:style style:name="P57" style:family="paragraph" style:parent-style-name="Table_20_Contents">
      <style:paragraph-properties fo:text-align="center" style:justify-single-word="false"/>
      <style:text-properties officeooo:rsid="008f5ea7" officeooo:paragraph-rsid="010d9635"/>
    </style:style>
    <style:style style:name="P58" style:family="paragraph" style:parent-style-name="Table_20_Contents">
      <style:paragraph-properties fo:text-align="center" style:justify-single-word="false"/>
      <style:text-properties officeooo:rsid="008f5ea7" officeooo:paragraph-rsid="01167573"/>
    </style:style>
    <style:style style:name="P59" style:family="paragraph" style:parent-style-name="Table_20_Contents">
      <style:paragraph-properties fo:text-align="center" style:justify-single-word="false"/>
      <style:text-properties officeooo:rsid="008f5ea7" officeooo:paragraph-rsid="011a397f"/>
    </style:style>
    <style:style style:name="P60" style:family="paragraph" style:parent-style-name="Table_20_Contents">
      <style:paragraph-properties fo:text-align="center" style:justify-single-word="false"/>
      <style:text-properties officeooo:rsid="008f5ea7" officeooo:paragraph-rsid="011b66c5"/>
    </style:style>
    <style:style style:name="P61" style:family="paragraph" style:parent-style-name="Table_20_Contents">
      <style:paragraph-properties fo:text-align="center" style:justify-single-word="false"/>
      <style:text-properties officeooo:rsid="008f5ea7" officeooo:paragraph-rsid="01208d0c"/>
    </style:style>
    <style:style style:name="P62" style:family="paragraph" style:parent-style-name="Table_20_Contents">
      <style:paragraph-properties fo:text-align="center" style:justify-single-word="false"/>
      <style:text-properties officeooo:rsid="008f5ea7" officeooo:paragraph-rsid="012651f3"/>
    </style:style>
    <style:style style:name="P63" style:family="paragraph" style:parent-style-name="Table_20_Contents">
      <style:paragraph-properties fo:text-align="center" style:justify-single-word="false"/>
      <style:text-properties officeooo:rsid="008f5ea7" officeooo:paragraph-rsid="012b8a0c"/>
    </style:style>
    <style:style style:name="P64" style:family="paragraph" style:parent-style-name="Table_20_Contents">
      <style:paragraph-properties fo:text-align="center" style:justify-single-word="false"/>
      <style:text-properties officeooo:rsid="008f5ea7" officeooo:paragraph-rsid="012d9b4d"/>
    </style:style>
    <style:style style:name="P65" style:family="paragraph" style:parent-style-name="Table_20_Contents">
      <style:paragraph-properties fo:text-align="center" style:justify-single-word="false"/>
      <style:text-properties officeooo:rsid="008f5ea7" officeooo:paragraph-rsid="0139cb1c"/>
    </style:style>
    <style:style style:name="P66" style:family="paragraph" style:parent-style-name="Table_20_Contents">
      <style:paragraph-properties fo:text-align="center" style:justify-single-word="false"/>
      <style:text-properties officeooo:rsid="008f5ea7" officeooo:paragraph-rsid="01404741"/>
    </style:style>
    <style:style style:name="P67" style:family="paragraph" style:parent-style-name="Table_20_Contents">
      <style:paragraph-properties fo:text-align="center" style:justify-single-word="false"/>
      <style:text-properties officeooo:rsid="008f5ea7" officeooo:paragraph-rsid="01460844"/>
    </style:style>
    <style:style style:name="P68" style:family="paragraph" style:parent-style-name="Table_20_Contents">
      <style:paragraph-properties fo:text-align="center" style:justify-single-word="false"/>
      <style:text-properties officeooo:rsid="008f5ea7" officeooo:paragraph-rsid="01493d2c"/>
    </style:style>
    <style:style style:name="P69" style:family="paragraph" style:parent-style-name="Table_20_Contents">
      <style:paragraph-properties fo:text-align="center" style:justify-single-word="false"/>
      <style:text-properties officeooo:rsid="008f5ea7" officeooo:paragraph-rsid="014b74fc"/>
    </style:style>
    <style:style style:name="P70" style:family="paragraph" style:parent-style-name="Table_20_Contents">
      <style:paragraph-properties fo:text-align="center" style:justify-single-word="false"/>
      <style:text-properties officeooo:rsid="008f5ea7" officeooo:paragraph-rsid="017c56da"/>
    </style:style>
    <style:style style:name="P71" style:family="paragraph" style:parent-style-name="Table_20_Contents">
      <style:paragraph-properties fo:text-align="center" style:justify-single-word="false"/>
      <style:text-properties officeooo:rsid="008f5ea7" officeooo:paragraph-rsid="01827949"/>
    </style:style>
    <style:style style:name="P72" style:family="paragraph" style:parent-style-name="Table_20_Contents">
      <style:paragraph-properties fo:text-align="center" style:justify-single-word="false"/>
      <style:text-properties officeooo:rsid="008f5ea7" officeooo:paragraph-rsid="018563de"/>
    </style:style>
    <style:style style:name="P73" style:family="paragraph" style:parent-style-name="Table_20_Contents">
      <style:paragraph-properties fo:text-align="center" style:justify-single-word="false"/>
      <style:text-properties officeooo:rsid="008f5ea7" officeooo:paragraph-rsid="0189b4b6"/>
    </style:style>
    <style:style style:name="P74" style:family="paragraph" style:parent-style-name="Table_20_Contents">
      <style:paragraph-properties fo:text-align="center" style:justify-single-word="false"/>
      <style:text-properties officeooo:rsid="008f5ea7" officeooo:paragraph-rsid="018ffa50"/>
    </style:style>
    <style:style style:name="P75" style:family="paragraph" style:parent-style-name="Table_20_Contents">
      <style:paragraph-properties fo:text-align="center" style:justify-single-word="false"/>
      <style:text-properties officeooo:rsid="008f5ea7" officeooo:paragraph-rsid="0199ad67"/>
    </style:style>
    <style:style style:name="P76" style:family="paragraph" style:parent-style-name="Table_20_Contents">
      <style:paragraph-properties fo:text-align="center" style:justify-single-word="false"/>
      <style:text-properties officeooo:rsid="008f5ea7" officeooo:paragraph-rsid="01a0c12e"/>
    </style:style>
    <style:style style:name="P77" style:family="paragraph" style:parent-style-name="Table_20_Contents">
      <style:paragraph-properties fo:text-align="center" style:justify-single-word="false"/>
      <style:text-properties officeooo:rsid="008d94aa" officeooo:paragraph-rsid="00bb2274"/>
    </style:style>
    <style:style style:name="P78" style:family="paragraph" style:parent-style-name="Table_20_Contents">
      <style:paragraph-properties fo:text-align="center" style:justify-single-word="false"/>
      <style:text-properties officeooo:rsid="008d94aa" officeooo:paragraph-rsid="00dfa3f3"/>
    </style:style>
    <style:style style:name="P79" style:family="paragraph" style:parent-style-name="Table_20_Contents">
      <style:paragraph-properties fo:text-align="center" style:justify-single-word="false"/>
      <style:text-properties officeooo:rsid="008d94aa" officeooo:paragraph-rsid="00fe9b8c"/>
    </style:style>
    <style:style style:name="P80" style:family="paragraph" style:parent-style-name="Table_20_Contents">
      <style:paragraph-properties fo:text-align="center" style:justify-single-word="false"/>
      <style:text-properties officeooo:rsid="008d94aa" officeooo:paragraph-rsid="01208d0c"/>
    </style:style>
    <style:style style:name="P81" style:family="paragraph" style:parent-style-name="Table_20_Contents">
      <style:paragraph-properties fo:text-align="center" style:justify-single-word="false"/>
      <style:text-properties officeooo:rsid="008d94aa" officeooo:paragraph-rsid="0139cb1c"/>
    </style:style>
    <style:style style:name="P82" style:family="paragraph" style:parent-style-name="Table_20_Contents">
      <style:paragraph-properties fo:text-align="center" style:justify-single-word="false"/>
      <style:text-properties officeooo:rsid="008d94aa" officeooo:paragraph-rsid="017c56da"/>
    </style:style>
    <style:style style:name="P83" style:family="paragraph" style:parent-style-name="Table_20_Contents">
      <style:paragraph-properties fo:text-align="center" style:justify-single-word="false"/>
      <style:text-properties fo:font-style="italic" officeooo:rsid="008d94aa" officeooo:paragraph-rsid="00bb2274" style:font-style-asian="italic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fo:font-style="italic" officeooo:rsid="008d94aa" officeooo:paragraph-rsid="00dfa3f3" style:font-style-asian="italic" style:font-style-complex="italic"/>
    </style:style>
    <style:style style:name="P85" style:family="paragraph" style:parent-style-name="Table_20_Contents">
      <style:paragraph-properties fo:text-align="center" style:justify-single-word="false"/>
      <style:text-properties fo:font-style="italic" officeooo:rsid="008d94aa" officeooo:paragraph-rsid="00fe9b8c" style:font-style-asian="italic" style:font-style-complex="italic"/>
    </style:style>
    <style:style style:name="P86" style:family="paragraph" style:parent-style-name="Table_20_Contents">
      <style:paragraph-properties fo:text-align="center" style:justify-single-word="false"/>
      <style:text-properties fo:font-style="italic" officeooo:rsid="008d94aa" officeooo:paragraph-rsid="01208d0c" style:font-style-asian="italic" style:font-style-complex="italic"/>
    </style:style>
    <style:style style:name="P87" style:family="paragraph" style:parent-style-name="Table_20_Contents">
      <style:paragraph-properties fo:text-align="center" style:justify-single-word="false"/>
      <style:text-properties fo:font-style="italic" officeooo:rsid="008d94aa" officeooo:paragraph-rsid="0139cb1c" style:font-style-asian="italic" style:font-style-complex="italic"/>
    </style:style>
    <style:style style:name="P88" style:family="paragraph" style:parent-style-name="Table_20_Contents">
      <style:paragraph-properties fo:text-align="center" style:justify-single-word="false"/>
      <style:text-properties fo:font-style="italic" officeooo:rsid="008d94aa" officeooo:paragraph-rsid="017c56da" style:font-style-asian="italic" style:font-style-complex="italic"/>
    </style:style>
    <style:style style:name="P89" style:family="paragraph" style:parent-style-name="Table_20_Contents">
      <style:paragraph-properties fo:text-align="center" style:justify-single-word="false"/>
      <style:text-properties fo:font-style="italic" officeooo:rsid="00911c64" officeooo:paragraph-rsid="00911c64" style:font-style-asian="italic" style:font-style-complex="italic"/>
    </style:style>
    <style:style style:name="P90" style:family="paragraph" style:parent-style-name="Table_20_Contents">
      <style:paragraph-properties fo:text-align="center" style:justify-single-word="false"/>
      <style:text-properties fo:font-style="italic" officeooo:rsid="00911c64" officeooo:paragraph-rsid="00a963dd" style:font-style-asian="italic" style:font-style-complex="italic"/>
    </style:style>
    <style:style style:name="P91" style:family="paragraph" style:parent-style-name="Table_20_Contents">
      <style:paragraph-properties fo:text-align="center" style:justify-single-word="false"/>
      <style:text-properties fo:font-style="italic" officeooo:rsid="00911c64" officeooo:paragraph-rsid="00ada1d4" style:font-style-asian="italic" style:font-style-complex="italic"/>
    </style:style>
    <style:style style:name="P92" style:family="paragraph" style:parent-style-name="Table_20_Contents">
      <style:paragraph-properties fo:text-align="center" style:justify-single-word="false"/>
      <style:text-properties fo:font-style="italic" officeooo:rsid="00911c64" officeooo:paragraph-rsid="00adc804" style:font-style-asian="italic" style:font-style-complex="italic"/>
    </style:style>
    <style:style style:name="P93" style:family="paragraph" style:parent-style-name="Table_20_Contents">
      <style:paragraph-properties fo:text-align="center" style:justify-single-word="false"/>
      <style:text-properties fo:font-style="italic" officeooo:rsid="00911c64" officeooo:paragraph-rsid="00ae7b23" style:font-style-asian="italic" style:font-style-complex="italic"/>
    </style:style>
    <style:style style:name="P94" style:family="paragraph" style:parent-style-name="Table_20_Contents">
      <style:paragraph-properties fo:text-align="center" style:justify-single-word="false"/>
      <style:text-properties fo:font-style="italic" officeooo:rsid="00911c64" officeooo:paragraph-rsid="00af3720" style:font-style-asian="italic" style:font-style-complex="italic"/>
    </style:style>
    <style:style style:name="P95" style:family="paragraph" style:parent-style-name="Table_20_Contents">
      <style:paragraph-properties fo:text-align="center" style:justify-single-word="false"/>
      <style:text-properties fo:font-style="italic" officeooo:rsid="00911c64" officeooo:paragraph-rsid="00b11713" style:font-style-asian="italic" style:font-style-complex="italic"/>
    </style:style>
    <style:style style:name="P96" style:family="paragraph" style:parent-style-name="Table_20_Contents">
      <style:paragraph-properties fo:text-align="center" style:justify-single-word="false"/>
      <style:text-properties fo:font-style="italic" officeooo:rsid="00911c64" officeooo:paragraph-rsid="00b2fcaa" style:font-style-asian="italic" style:font-style-complex="italic"/>
    </style:style>
    <style:style style:name="P97" style:family="paragraph" style:parent-style-name="Table_20_Contents">
      <style:paragraph-properties fo:text-align="center" style:justify-single-word="false"/>
      <style:text-properties fo:font-style="italic" officeooo:rsid="00911c64" officeooo:paragraph-rsid="00c312f8" style:font-style-asian="italic" style:font-style-complex="italic"/>
    </style:style>
    <style:style style:name="P98" style:family="paragraph" style:parent-style-name="Table_20_Contents">
      <style:paragraph-properties fo:text-align="center" style:justify-single-word="false"/>
      <style:text-properties fo:font-style="italic" officeooo:rsid="00911c64" officeooo:paragraph-rsid="00c5389e" style:font-style-asian="italic" style:font-style-complex="italic"/>
    </style:style>
    <style:style style:name="P99" style:family="paragraph" style:parent-style-name="Table_20_Contents">
      <style:paragraph-properties fo:text-align="center" style:justify-single-word="false"/>
      <style:text-properties fo:font-style="italic" officeooo:rsid="00911c64" officeooo:paragraph-rsid="00ce23d5" style:font-style-asian="italic" style:font-style-complex="italic"/>
    </style:style>
    <style:style style:name="P100" style:family="paragraph" style:parent-style-name="Table_20_Contents">
      <style:paragraph-properties fo:text-align="center" style:justify-single-word="false"/>
      <style:text-properties fo:font-style="italic" officeooo:rsid="00911c64" officeooo:paragraph-rsid="00d15585" style:font-style-asian="italic" style:font-style-complex="italic"/>
    </style:style>
    <style:style style:name="P101" style:family="paragraph" style:parent-style-name="Table_20_Contents">
      <style:paragraph-properties fo:text-align="center" style:justify-single-word="false"/>
      <style:text-properties fo:font-style="italic" officeooo:rsid="00911c64" officeooo:paragraph-rsid="00d46887" style:font-style-asian="italic" style:font-style-complex="italic"/>
    </style:style>
    <style:style style:name="P102" style:family="paragraph" style:parent-style-name="Table_20_Contents">
      <style:paragraph-properties fo:text-align="center" style:justify-single-word="false"/>
      <style:text-properties fo:font-style="italic" officeooo:rsid="00911c64" officeooo:paragraph-rsid="00d5227a" style:font-style-asian="italic" style:font-style-complex="italic"/>
    </style:style>
    <style:style style:name="P103" style:family="paragraph" style:parent-style-name="Table_20_Contents">
      <style:paragraph-properties fo:text-align="center" style:justify-single-word="false"/>
      <style:text-properties fo:font-style="italic" officeooo:rsid="00911c64" officeooo:paragraph-rsid="0106607f" style:font-style-asian="italic" style:font-style-complex="italic"/>
    </style:style>
    <style:style style:name="P104" style:family="paragraph" style:parent-style-name="Table_20_Contents">
      <style:paragraph-properties fo:text-align="center" style:justify-single-word="false"/>
      <style:text-properties fo:font-style="italic" officeooo:rsid="00911c64" officeooo:paragraph-rsid="01079c68" style:font-style-asian="italic" style:font-style-complex="italic"/>
    </style:style>
    <style:style style:name="P105" style:family="paragraph" style:parent-style-name="Table_20_Contents">
      <style:paragraph-properties fo:text-align="center" style:justify-single-word="false"/>
      <style:text-properties fo:font-style="italic" officeooo:rsid="00911c64" officeooo:paragraph-rsid="010bc897" style:font-style-asian="italic" style:font-style-complex="italic"/>
    </style:style>
    <style:style style:name="P106" style:family="paragraph" style:parent-style-name="Table_20_Contents">
      <style:paragraph-properties fo:text-align="center" style:justify-single-word="false"/>
      <style:text-properties fo:font-style="italic" officeooo:rsid="00911c64" officeooo:paragraph-rsid="010d9635" style:font-style-asian="italic" style:font-style-complex="italic"/>
    </style:style>
    <style:style style:name="P107" style:family="paragraph" style:parent-style-name="Table_20_Contents">
      <style:paragraph-properties fo:text-align="center" style:justify-single-word="false"/>
      <style:text-properties fo:font-style="italic" officeooo:rsid="00911c64" officeooo:paragraph-rsid="0112cb41" style:font-style-asian="italic" style:font-style-complex="italic"/>
    </style:style>
    <style:style style:name="P108" style:family="paragraph" style:parent-style-name="Table_20_Contents">
      <style:paragraph-properties fo:text-align="center" style:justify-single-word="false"/>
      <style:text-properties fo:font-style="italic" officeooo:rsid="00911c64" officeooo:paragraph-rsid="011771f0" style:font-style-asian="italic" style:font-style-complex="italic"/>
    </style:style>
    <style:style style:name="P109" style:family="paragraph" style:parent-style-name="Table_20_Contents">
      <style:paragraph-properties fo:text-align="center" style:justify-single-word="false"/>
      <style:text-properties fo:font-style="italic" officeooo:rsid="00911c64" officeooo:paragraph-rsid="011b66c5" style:font-style-asian="italic" style:font-style-complex="italic"/>
    </style:style>
    <style:style style:name="P110" style:family="paragraph" style:parent-style-name="Table_20_Contents">
      <style:paragraph-properties fo:text-align="center" style:justify-single-word="false"/>
      <style:text-properties fo:font-style="italic" officeooo:rsid="00911c64" officeooo:paragraph-rsid="01208d0c" style:font-style-asian="italic" style:font-style-complex="italic"/>
    </style:style>
    <style:style style:name="P111" style:family="paragraph" style:parent-style-name="Table_20_Contents">
      <style:paragraph-properties fo:text-align="center" style:justify-single-word="false"/>
      <style:text-properties fo:font-style="italic" officeooo:rsid="00911c64" officeooo:paragraph-rsid="01288b27" style:font-style-asian="italic" style:font-style-complex="italic"/>
    </style:style>
    <style:style style:name="P112" style:family="paragraph" style:parent-style-name="Table_20_Contents">
      <style:paragraph-properties fo:text-align="center" style:justify-single-word="false"/>
      <style:text-properties fo:font-style="italic" officeooo:rsid="00911c64" officeooo:paragraph-rsid="0129e3e8" style:font-style-asian="italic" style:font-style-complex="italic"/>
    </style:style>
    <style:style style:name="P113" style:family="paragraph" style:parent-style-name="Table_20_Contents">
      <style:paragraph-properties fo:text-align="center" style:justify-single-word="false"/>
      <style:text-properties fo:font-style="italic" officeooo:rsid="00911c64" officeooo:paragraph-rsid="012c4b16" style:font-style-asian="italic" style:font-style-complex="italic"/>
    </style:style>
    <style:style style:name="P114" style:family="paragraph" style:parent-style-name="Table_20_Contents">
      <style:paragraph-properties fo:text-align="center" style:justify-single-word="false"/>
      <style:text-properties fo:font-style="italic" officeooo:rsid="00911c64" officeooo:paragraph-rsid="012d9b4d" style:font-style-asian="italic" style:font-style-complex="italic"/>
    </style:style>
    <style:style style:name="P115" style:family="paragraph" style:parent-style-name="Table_20_Contents">
      <style:paragraph-properties fo:text-align="center" style:justify-single-word="false"/>
      <style:text-properties fo:font-style="italic" officeooo:rsid="00911c64" officeooo:paragraph-rsid="0134ddca" style:font-style-asian="italic" style:font-style-complex="italic"/>
    </style:style>
    <style:style style:name="P116" style:family="paragraph" style:parent-style-name="Table_20_Contents">
      <style:paragraph-properties fo:text-align="center" style:justify-single-word="false"/>
      <style:text-properties fo:font-style="italic" officeooo:rsid="00911c64" officeooo:paragraph-rsid="013dfc8a" style:font-style-asian="italic" style:font-style-complex="italic"/>
    </style:style>
    <style:style style:name="P117" style:family="paragraph" style:parent-style-name="Table_20_Contents">
      <style:paragraph-properties fo:text-align="center" style:justify-single-word="false"/>
      <style:text-properties fo:font-style="italic" officeooo:rsid="00911c64" officeooo:paragraph-rsid="01404741" style:font-style-asian="italic" style:font-style-complex="italic"/>
    </style:style>
    <style:style style:name="P118" style:family="paragraph" style:parent-style-name="Table_20_Contents">
      <style:paragraph-properties fo:text-align="center" style:justify-single-word="false"/>
      <style:text-properties fo:font-style="italic" officeooo:rsid="00911c64" officeooo:paragraph-rsid="01426122" style:font-style-asian="italic" style:font-style-complex="italic"/>
    </style:style>
    <style:style style:name="P119" style:family="paragraph" style:parent-style-name="Table_20_Contents">
      <style:paragraph-properties fo:text-align="center" style:justify-single-word="false"/>
      <style:text-properties fo:font-style="italic" officeooo:rsid="00911c64" officeooo:paragraph-rsid="01460844" style:font-style-asian="italic" style:font-style-complex="italic"/>
    </style:style>
    <style:style style:name="P120" style:family="paragraph" style:parent-style-name="Table_20_Contents">
      <style:paragraph-properties fo:text-align="center" style:justify-single-word="false"/>
      <style:text-properties fo:font-style="italic" officeooo:rsid="00911c64" officeooo:paragraph-rsid="014b74fc" style:font-style-asian="italic" style:font-style-complex="italic"/>
    </style:style>
    <style:style style:name="P121" style:family="paragraph" style:parent-style-name="Table_20_Contents">
      <style:paragraph-properties fo:text-align="center" style:justify-single-word="false"/>
      <style:text-properties fo:font-style="italic" officeooo:rsid="00911c64" officeooo:paragraph-rsid="017d6599" style:font-style-asian="italic" style:font-style-complex="italic"/>
    </style:style>
    <style:style style:name="P122" style:family="paragraph" style:parent-style-name="Table_20_Contents">
      <style:paragraph-properties fo:text-align="center" style:justify-single-word="false"/>
      <style:text-properties fo:font-style="italic" officeooo:rsid="00911c64" officeooo:paragraph-rsid="01827949" style:font-style-asian="italic" style:font-style-complex="italic"/>
    </style:style>
    <style:style style:name="P123" style:family="paragraph" style:parent-style-name="Table_20_Contents">
      <style:paragraph-properties fo:text-align="center" style:justify-single-word="false"/>
      <style:text-properties fo:font-style="italic" officeooo:rsid="00911c64" officeooo:paragraph-rsid="018e2ff6" style:font-style-asian="italic" style:font-style-complex="italic"/>
    </style:style>
    <style:style style:name="P124" style:family="paragraph" style:parent-style-name="Table_20_Contents">
      <style:paragraph-properties fo:text-align="center" style:justify-single-word="false"/>
      <style:text-properties fo:font-style="italic" officeooo:rsid="00911c64" officeooo:paragraph-rsid="01973458" style:font-style-asian="italic" style:font-style-complex="italic"/>
    </style:style>
    <style:style style:name="P125" style:family="paragraph" style:parent-style-name="Table_20_Contents">
      <style:paragraph-properties fo:text-align="center" style:justify-single-word="false"/>
      <style:text-properties fo:font-style="italic" officeooo:rsid="00911c64" officeooo:paragraph-rsid="01a0c12e" style:font-style-asian="italic" style:font-style-complex="italic"/>
    </style:style>
    <style:style style:name="P126" style:family="paragraph" style:parent-style-name="Table_20_Contents">
      <style:paragraph-properties fo:text-align="center" style:justify-single-word="false"/>
      <style:text-properties fo:font-style="italic" officeooo:rsid="008d94aa" officeooo:paragraph-rsid="014ed0e4" fo:background-color="transparent" style:font-style-asian="italic" style:font-style-complex="italic"/>
    </style:style>
    <style:style style:name="P127" style:family="paragraph" style:parent-style-name="Table_20_Contents">
      <style:paragraph-properties fo:text-align="center" style:justify-single-word="false"/>
      <style:text-properties fo:font-style="italic" officeooo:rsid="00911c64" officeooo:paragraph-rsid="017fb52d" fo:background-color="transparent" style:font-style-asian="italic" style:font-style-complex="italic"/>
    </style:style>
    <style:style style:name="P128" style:family="paragraph" style:parent-style-name="Table_20_Contents">
      <style:paragraph-properties fo:text-align="center" style:justify-single-word="false"/>
      <style:text-properties fo:font-style="italic" officeooo:rsid="00911c64" officeooo:paragraph-rsid="0189b4b6" fo:background-color="transparent" style:font-style-asian="italic" style:font-style-complex="italic"/>
    </style:style>
    <style:style style:name="P129" style:family="paragraph" style:parent-style-name="Table_20_Contents">
      <style:paragraph-properties fo:text-align="center" style:justify-single-word="false"/>
      <style:text-properties fo:font-style="italic" officeooo:rsid="00911c64" officeooo:paragraph-rsid="019c10b5" fo:background-color="transparent" style:font-style-asian="italic" style:font-style-complex="italic"/>
    </style:style>
    <style:style style:name="P130" style:family="paragraph" style:parent-style-name="Table_20_Contents">
      <style:paragraph-properties fo:text-align="center" style:justify-single-word="false"/>
      <style:text-properties fo:font-style="italic" officeooo:rsid="00911c64" officeooo:paragraph-rsid="01a325a2" fo:background-color="transparent" style:font-style-asian="italic" style:font-style-complex="italic"/>
    </style:style>
    <style:style style:name="P131" style:family="paragraph" style:parent-style-name="Table_20_Contents">
      <style:paragraph-properties fo:text-align="center" style:justify-single-word="false"/>
      <style:text-properties officeooo:rsid="00911c64" officeooo:paragraph-rsid="00911c64"/>
    </style:style>
    <style:style style:name="P132" style:family="paragraph" style:parent-style-name="Table_20_Contents">
      <style:paragraph-properties fo:text-align="center" style:justify-single-word="false"/>
      <style:text-properties officeooo:rsid="00911c64" officeooo:paragraph-rsid="01208d0c"/>
    </style:style>
    <style:style style:name="P133" style:family="paragraph" style:parent-style-name="Table_20_Contents">
      <style:paragraph-properties fo:text-align="center" style:justify-single-word="false"/>
      <style:text-properties fo:font-style="normal" officeooo:rsid="00911c64" officeooo:paragraph-rsid="00911c64" style:font-style-asian="normal" style:font-style-complex="normal"/>
    </style:style>
    <style:style style:name="P134" style:family="paragraph" style:parent-style-name="Table_20_Contents">
      <style:paragraph-properties fo:text-align="center" style:justify-single-word="false"/>
      <style:text-properties fo:font-style="normal" officeooo:rsid="00911c64" officeooo:paragraph-rsid="00a963dd" style:font-style-asian="normal" style:font-style-complex="normal"/>
    </style:style>
    <style:style style:name="P135" style:family="paragraph" style:parent-style-name="Table_20_Contents">
      <style:paragraph-properties fo:text-align="center" style:justify-single-word="false"/>
      <style:text-properties fo:font-style="normal" officeooo:rsid="00911c64" officeooo:paragraph-rsid="00b11713" style:font-style-asian="normal" style:font-style-complex="normal"/>
    </style:style>
    <style:style style:name="P136" style:family="paragraph" style:parent-style-name="Table_20_Contents">
      <style:paragraph-properties fo:text-align="center" style:justify-single-word="false"/>
      <style:text-properties fo:font-style="normal" officeooo:rsid="00911c64" officeooo:paragraph-rsid="01079c68" style:font-style-asian="normal" style:font-style-complex="normal"/>
    </style:style>
    <style:style style:name="P137" style:family="paragraph" style:parent-style-name="Table_20_Contents">
      <style:paragraph-properties fo:text-align="center" style:justify-single-word="false"/>
      <style:text-properties fo:font-style="normal" officeooo:rsid="00911c64" officeooo:paragraph-rsid="010bc897" style:font-style-asian="normal" style:font-style-complex="normal"/>
    </style:style>
    <style:style style:name="P138" style:family="paragraph" style:parent-style-name="Table_20_Contents">
      <style:paragraph-properties fo:text-align="center" style:justify-single-word="false"/>
      <style:text-properties fo:font-style="normal" officeooo:rsid="00911c64" officeooo:paragraph-rsid="010d9635" style:font-style-asian="normal" style:font-style-complex="normal"/>
    </style:style>
    <style:style style:name="P139" style:family="paragraph" style:parent-style-name="Table_20_Contents">
      <style:paragraph-properties fo:text-align="center" style:justify-single-word="false"/>
      <style:text-properties fo:font-style="normal" officeooo:rsid="00911c64" officeooo:paragraph-rsid="0112cb41" style:font-style-asian="normal" style:font-style-complex="normal"/>
    </style:style>
    <style:style style:name="P140" style:family="paragraph" style:parent-style-name="Table_20_Contents">
      <style:paragraph-properties fo:text-align="center" style:justify-single-word="false"/>
      <style:text-properties fo:font-style="normal" officeooo:rsid="00911c64" officeooo:paragraph-rsid="011b66c5" style:font-style-asian="normal" style:font-style-complex="normal"/>
    </style:style>
    <style:style style:name="P141" style:family="paragraph" style:parent-style-name="Table_20_Contents">
      <style:paragraph-properties fo:text-align="center" style:justify-single-word="false"/>
      <style:text-properties fo:font-style="normal" officeooo:rsid="00911c64" officeooo:paragraph-rsid="011bf480" style:font-style-asian="normal" style:font-style-complex="normal"/>
    </style:style>
    <style:style style:name="P142" style:family="paragraph" style:parent-style-name="Table_20_Contents">
      <style:paragraph-properties fo:text-align="center" style:justify-single-word="false"/>
      <style:text-properties fo:font-style="normal" officeooo:rsid="017fb52d" officeooo:paragraph-rsid="017fb52d" style:font-style-asian="normal" style:font-style-complex="normal"/>
    </style:style>
    <style:style style:name="P143" style:family="paragraph" style:parent-style-name="Table_20_Contents">
      <style:paragraph-properties fo:text-align="center" style:justify-single-word="false"/>
      <style:text-properties fo:font-style="normal" officeooo:rsid="017fb52d" officeooo:paragraph-rsid="0189b4b6" style:font-style-asian="normal" style:font-style-complex="normal"/>
    </style:style>
    <style:style style:name="P144" style:family="paragraph" style:parent-style-name="Table_20_Contents">
      <style:paragraph-properties fo:text-align="center" style:justify-single-word="false"/>
      <style:text-properties officeooo:rsid="0092bacc" officeooo:paragraph-rsid="0092bacc"/>
    </style:style>
    <style:style style:name="P145" style:family="paragraph" style:parent-style-name="Table_20_Contents">
      <style:paragraph-properties fo:text-align="center" style:justify-single-word="false"/>
      <style:text-properties officeooo:rsid="0092bacc" officeooo:paragraph-rsid="0091135a"/>
    </style:style>
    <style:style style:name="P14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92bacc"/>
    </style:style>
    <style:style style:name="P14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ab5080"/>
    </style:style>
    <style:style style:name="P14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b11713"/>
    </style:style>
    <style:style style:name="P14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bb2274"/>
    </style:style>
    <style:style style:name="P15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c5389e"/>
    </style:style>
    <style:style style:name="P15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ce23d5"/>
    </style:style>
    <style:style style:name="P15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d15585"/>
    </style:style>
    <style:style style:name="P15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d3476c"/>
    </style:style>
    <style:style style:name="P15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d5227a"/>
    </style:style>
    <style:style style:name="P15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e39eed"/>
    </style:style>
    <style:style style:name="P15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ea3cf2"/>
    </style:style>
    <style:style style:name="P15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0f12cf6"/>
    </style:style>
    <style:style style:name="P15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079c68"/>
    </style:style>
    <style:style style:name="P15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0bc897"/>
    </style:style>
    <style:style style:name="P16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0d9635"/>
    </style:style>
    <style:style style:name="P16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12cb41"/>
    </style:style>
    <style:style style:name="P16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1b66c5"/>
    </style:style>
    <style:style style:name="P16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1c50c9"/>
    </style:style>
    <style:style style:name="P16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22ad70"/>
    </style:style>
    <style:style style:name="P16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29e3e8"/>
    </style:style>
    <style:style style:name="P16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34ddca"/>
    </style:style>
    <style:style style:name="P16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37ba8a"/>
    </style:style>
    <style:style style:name="P16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3dfc8a"/>
    </style:style>
    <style:style style:name="P16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43604f"/>
    </style:style>
    <style:style style:name="P17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493d2c"/>
    </style:style>
    <style:style style:name="P17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4b74fc"/>
    </style:style>
    <style:style style:name="P17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950847"/>
    </style:style>
    <style:style style:name="P17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981c7d"/>
    </style:style>
    <style:style style:name="P17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9c10b5"/>
    </style:style>
    <style:style style:name="P1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a0c12e"/>
    </style:style>
    <style:style style:name="P17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a43812"/>
    </style:style>
    <style:style style:name="P177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d7d1c6" officeooo:paragraph-rsid="00d7d1c6"/>
    </style:style>
    <style:style style:name="P17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7d6599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81af8e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83f523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8b180f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092bacc" officeooo:paragraph-rsid="018e2ff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rsid="018e2ff6" officeooo:paragraph-rsid="018e2ff6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officeooo:rsid="00958e99" officeooo:paragraph-rsid="00958e99"/>
    </style:style>
    <style:style style:name="P185" style:family="paragraph" style:parent-style-name="Table_20_Contents">
      <style:paragraph-properties fo:text-align="center" style:justify-single-word="false"/>
      <style:text-properties officeooo:rsid="0098b1e7" officeooo:paragraph-rsid="0098b1e7"/>
    </style:style>
    <style:style style:name="P186" style:family="paragraph" style:parent-style-name="Table_20_Contents">
      <style:paragraph-properties fo:text-align="center" style:justify-single-word="false"/>
      <style:text-properties officeooo:rsid="0098b1e7" officeooo:paragraph-rsid="01208d0c"/>
    </style:style>
    <style:style style:name="P187" style:family="paragraph" style:parent-style-name="Table_20_Contents">
      <style:paragraph-properties fo:text-align="center" style:justify-single-word="false"/>
      <style:text-properties officeooo:rsid="0099bf2b" officeooo:paragraph-rsid="0099bf2b"/>
    </style:style>
    <style:style style:name="P188" style:family="paragraph" style:parent-style-name="Table_20_Contents">
      <style:paragraph-properties fo:text-align="center" style:justify-single-word="false"/>
      <style:text-properties officeooo:rsid="0099bf2b" officeooo:paragraph-rsid="01208d0c"/>
    </style:style>
    <style:style style:name="P189" style:family="paragraph" style:parent-style-name="Table_20_Contents">
      <style:paragraph-properties fo:text-align="center" style:justify-single-word="false"/>
      <style:text-properties officeooo:rsid="009b03f4" officeooo:paragraph-rsid="009b03f4"/>
    </style:style>
    <style:style style:name="P190" style:family="paragraph" style:parent-style-name="Table_20_Contents">
      <style:paragraph-properties fo:text-align="center" style:justify-single-word="false"/>
      <style:text-properties officeooo:rsid="009b03f4" officeooo:paragraph-rsid="01208d0c"/>
    </style:style>
    <style:style style:name="P191" style:family="paragraph" style:parent-style-name="Table_20_Contents">
      <style:paragraph-properties fo:text-align="center" style:justify-single-word="false"/>
      <style:text-properties officeooo:rsid="009ba50d" officeooo:paragraph-rsid="009ba50d"/>
    </style:style>
    <style:style style:name="P192" style:family="paragraph" style:parent-style-name="Table_20_Contents">
      <style:paragraph-properties fo:text-align="center" style:justify-single-word="false"/>
      <style:text-properties officeooo:rsid="009ba50d" officeooo:paragraph-rsid="01208d0c"/>
    </style:style>
    <style:style style:name="P193" style:family="paragraph" style:parent-style-name="Table_20_Contents">
      <style:paragraph-properties fo:text-align="center" style:justify-single-word="false"/>
      <style:text-properties officeooo:rsid="009ed06d" officeooo:paragraph-rsid="009ed06d"/>
    </style:style>
    <style:style style:name="P194" style:family="paragraph" style:parent-style-name="Table_20_Contents">
      <style:paragraph-properties fo:text-align="center" style:justify-single-word="false"/>
      <style:text-properties officeooo:rsid="009ed06d" officeooo:paragraph-rsid="01208d0c"/>
    </style:style>
    <style:style style:name="P195" style:family="paragraph" style:parent-style-name="Table_20_Contents">
      <style:paragraph-properties fo:text-align="center" style:justify-single-word="false"/>
      <style:text-properties style:text-underline-style="none" officeooo:rsid="00ab5080" officeooo:paragraph-rsid="00ab5080"/>
    </style:style>
    <style:style style:name="P196" style:family="paragraph" style:parent-style-name="Table_20_Contents">
      <style:paragraph-properties fo:text-align="center" style:justify-single-word="false"/>
      <style:text-properties style:text-underline-style="none" officeooo:rsid="00ada1d4" officeooo:paragraph-rsid="00ada1d4"/>
    </style:style>
    <style:style style:name="P197" style:family="paragraph" style:parent-style-name="Table_20_Contents">
      <style:paragraph-properties fo:text-align="center" style:justify-single-word="false"/>
      <style:text-properties style:text-underline-style="none" officeooo:rsid="00ada1d4" officeooo:paragraph-rsid="00bb2274"/>
    </style:style>
    <style:style style:name="P198" style:family="paragraph" style:parent-style-name="Table_20_Contents">
      <style:paragraph-properties fo:text-align="center" style:justify-single-word="false"/>
      <style:text-properties style:text-underline-style="none" officeooo:rsid="00ae0529" officeooo:paragraph-rsid="00ae0529"/>
    </style:style>
    <style:style style:name="P199" style:family="paragraph" style:parent-style-name="Table_20_Contents">
      <style:paragraph-properties fo:text-align="center" style:justify-single-word="false"/>
      <style:text-properties style:text-underline-style="none" officeooo:rsid="00ae7b23" officeooo:paragraph-rsid="00ae7b23"/>
    </style:style>
    <style:style style:name="P200" style:family="paragraph" style:parent-style-name="Table_20_Contents">
      <style:paragraph-properties fo:text-align="center" style:justify-single-word="false"/>
      <style:text-properties style:text-underline-style="none" officeooo:rsid="00ae7b23" officeooo:paragraph-rsid="00bb2274"/>
    </style:style>
    <style:style style:name="P201" style:family="paragraph" style:parent-style-name="Table_20_Contents">
      <style:paragraph-properties fo:text-align="center" style:justify-single-word="false"/>
      <style:text-properties style:text-underline-style="none" officeooo:rsid="00af8ae4" officeooo:paragraph-rsid="00af8ae4"/>
    </style:style>
    <style:style style:name="P202" style:family="paragraph" style:parent-style-name="Table_20_Contents">
      <style:paragraph-properties fo:text-align="center" style:justify-single-word="false"/>
      <style:text-properties style:text-underline-style="none" officeooo:rsid="00af8ae4" officeooo:paragraph-rsid="00b17bdb"/>
    </style:style>
    <style:style style:name="P203" style:family="paragraph" style:parent-style-name="Table_20_Contents">
      <style:paragraph-properties fo:text-align="center" style:justify-single-word="false"/>
      <style:text-properties style:text-underline-style="none" officeooo:rsid="00b11713" officeooo:paragraph-rsid="00b11713"/>
    </style:style>
    <style:style style:name="P204" style:family="paragraph" style:parent-style-name="Table_20_Contents">
      <style:paragraph-properties fo:text-align="center" style:justify-single-word="false"/>
      <style:text-properties style:text-underline-style="none" officeooo:rsid="00b17bdb" officeooo:paragraph-rsid="00b17bdb"/>
    </style:style>
    <style:style style:name="P205" style:family="paragraph" style:parent-style-name="Table_20_Contents">
      <style:paragraph-properties fo:text-align="center" style:justify-single-word="false"/>
      <style:text-properties style:text-underline-style="none" officeooo:rsid="00b17bdb" officeooo:paragraph-rsid="00b45d51"/>
    </style:style>
    <style:style style:name="P206" style:family="paragraph" style:parent-style-name="Table_20_Contents">
      <style:paragraph-properties fo:text-align="center" style:justify-single-word="false"/>
      <style:text-properties style:text-underline-style="none" officeooo:rsid="00b17bdb" officeooo:paragraph-rsid="01208d0c"/>
    </style:style>
    <style:style style:name="P207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0bb2274"/>
    </style:style>
    <style:style style:name="P208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0c05648"/>
    </style:style>
    <style:style style:name="P209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0e11460"/>
    </style:style>
    <style:style style:name="P210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0e49add"/>
    </style:style>
    <style:style style:name="P211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0fe9b8c"/>
    </style:style>
    <style:style style:name="P212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054e0e"/>
    </style:style>
    <style:style style:name="P213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39cb1c"/>
    </style:style>
    <style:style style:name="P214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3f6084"/>
    </style:style>
    <style:style style:name="P215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7c56da"/>
    </style:style>
    <style:style style:name="P216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7d6599"/>
    </style:style>
    <style:style style:name="P217" style:family="paragraph" style:parent-style-name="Table_20_Contents">
      <style:paragraph-properties fo:text-align="center" style:justify-single-word="false"/>
      <style:text-properties style:text-underline-style="none" officeooo:rsid="0092bacc" officeooo:paragraph-rsid="013dfc8a"/>
    </style:style>
    <style:style style:name="P218" style:family="paragraph" style:parent-style-name="Table_20_Contents">
      <style:paragraph-properties fo:text-align="center" style:justify-single-word="false"/>
      <style:text-properties style:text-underline-style="none" officeooo:rsid="0092bacc" officeooo:paragraph-rsid="01950847"/>
    </style:style>
    <style:style style:name="P219" style:family="paragraph" style:parent-style-name="Table_20_Contents">
      <style:paragraph-properties fo:text-align="center" style:justify-single-word="false"/>
      <style:text-properties style:text-underline-style="none" officeooo:rsid="00bfa0d8" officeooo:paragraph-rsid="00bfa0d8"/>
    </style:style>
    <style:style style:name="P220" style:family="paragraph" style:parent-style-name="Table_20_Contents">
      <style:paragraph-properties fo:text-align="center" style:justify-single-word="false"/>
      <style:text-properties style:text-underline-style="none" officeooo:rsid="00bfa0d8" officeooo:paragraph-rsid="00e39eed"/>
    </style:style>
    <style:style style:name="P221" style:family="paragraph" style:parent-style-name="Table_20_Contents">
      <style:paragraph-properties fo:text-align="center" style:justify-single-word="false"/>
      <style:text-properties style:text-underline-style="none" officeooo:rsid="00c0bbd0" officeooo:paragraph-rsid="00c0bbd0"/>
    </style:style>
    <style:style style:name="P222" style:family="paragraph" style:parent-style-name="Table_20_Contents">
      <style:paragraph-properties fo:text-align="center" style:justify-single-word="false"/>
      <style:text-properties style:text-underline-style="none" officeooo:rsid="00c312f8" officeooo:paragraph-rsid="00c312f8"/>
    </style:style>
    <style:style style:name="P223" style:family="paragraph" style:parent-style-name="Table_20_Contents">
      <style:paragraph-properties fo:text-align="center" style:justify-single-word="false"/>
      <style:text-properties style:text-underline-style="none" officeooo:rsid="00c312f8" officeooo:paragraph-rsid="00c5389e"/>
    </style:style>
    <style:style style:name="P224" style:family="paragraph" style:parent-style-name="Table_20_Contents">
      <style:paragraph-properties fo:text-align="center" style:justify-single-word="false"/>
      <style:text-properties style:text-underline-style="none" officeooo:rsid="00c312f8" officeooo:paragraph-rsid="00dfa3f3"/>
    </style:style>
    <style:style style:name="P225" style:family="paragraph" style:parent-style-name="Table_20_Contents">
      <style:paragraph-properties fo:text-align="center" style:justify-single-word="false"/>
      <style:text-properties style:text-underline-style="none" officeooo:rsid="00c312f8" officeooo:paragraph-rsid="017c56da"/>
    </style:style>
    <style:style style:name="P226" style:family="paragraph" style:parent-style-name="Table_20_Contents">
      <style:paragraph-properties fo:text-align="center" style:justify-single-word="false"/>
      <style:text-properties style:text-underline-style="none" officeooo:rsid="00c8223c" officeooo:paragraph-rsid="00cbd0f8"/>
    </style:style>
    <style:style style:name="P227" style:family="paragraph" style:parent-style-name="Table_20_Contents">
      <style:paragraph-properties fo:text-align="center" style:justify-single-word="false"/>
      <style:text-properties style:text-underline-style="none" officeooo:rsid="00ca2a2e" officeooo:paragraph-rsid="00ca2a2e"/>
    </style:style>
    <style:style style:name="P228" style:family="paragraph" style:parent-style-name="Table_20_Contents">
      <style:paragraph-properties fo:text-align="center" style:justify-single-word="false"/>
      <style:text-properties style:text-underline-style="none" officeooo:rsid="00cbd0f8" officeooo:paragraph-rsid="00cbd0f8"/>
    </style:style>
    <style:style style:name="P229" style:family="paragraph" style:parent-style-name="Table_20_Contents">
      <style:paragraph-properties fo:text-align="center" style:justify-single-word="false"/>
      <style:text-properties style:text-underline-style="none" officeooo:rsid="00cbd0f8" officeooo:paragraph-rsid="00ce23d5"/>
    </style:style>
    <style:style style:name="P230" style:family="paragraph" style:parent-style-name="Table_20_Contents">
      <style:paragraph-properties fo:text-align="center" style:justify-single-word="false"/>
      <style:text-properties style:text-underline-style="none" officeooo:rsid="00cbd0f8" officeooo:paragraph-rsid="00fe9b8c"/>
    </style:style>
    <style:style style:name="P231" style:family="paragraph" style:parent-style-name="Table_20_Contents">
      <style:paragraph-properties fo:text-align="center" style:justify-single-word="false"/>
      <style:text-properties style:text-underline-style="none" officeooo:rsid="00cbd0f8" officeooo:paragraph-rsid="017c56da"/>
    </style:style>
    <style:style style:name="P232" style:family="paragraph" style:parent-style-name="Table_20_Contents">
      <style:paragraph-properties fo:text-align="center" style:justify-single-word="false"/>
      <style:text-properties style:text-underline-style="none" officeooo:rsid="00ce23d5" officeooo:paragraph-rsid="00ce23d5"/>
    </style:style>
    <style:style style:name="P233" style:family="paragraph" style:parent-style-name="Table_20_Contents">
      <style:paragraph-properties fo:text-align="center" style:justify-single-word="false"/>
      <style:text-properties style:text-underline-style="none" officeooo:rsid="00ce23d5" officeooo:paragraph-rsid="00d15585"/>
    </style:style>
    <style:style style:name="P234" style:family="paragraph" style:parent-style-name="Table_20_Contents">
      <style:paragraph-properties fo:text-align="center" style:justify-single-word="false"/>
      <style:text-properties style:text-underline-style="none" officeooo:rsid="00ce23d5" officeooo:paragraph-rsid="00fe9b8c"/>
    </style:style>
    <style:style style:name="P235" style:family="paragraph" style:parent-style-name="Table_20_Contents">
      <style:paragraph-properties fo:text-align="center" style:justify-single-word="false"/>
      <style:text-properties style:text-underline-style="none" officeooo:rsid="00d15585" officeooo:paragraph-rsid="00d15585"/>
    </style:style>
    <style:style style:name="P236" style:family="paragraph" style:parent-style-name="Table_20_Contents">
      <style:paragraph-properties fo:text-align="center" style:justify-single-word="false"/>
      <style:text-properties style:text-underline-style="none" officeooo:rsid="00d15585" officeooo:paragraph-rsid="00d3476c"/>
    </style:style>
    <style:style style:name="P237" style:family="paragraph" style:parent-style-name="Table_20_Contents">
      <style:paragraph-properties fo:text-align="center" style:justify-single-word="false"/>
      <style:text-properties style:text-underline-style="none" officeooo:rsid="00d15585" officeooo:paragraph-rsid="00fe9b8c"/>
    </style:style>
    <style:style style:name="P238" style:family="paragraph" style:parent-style-name="Table_20_Contents">
      <style:paragraph-properties fo:text-align="center" style:justify-single-word="false"/>
      <style:text-properties style:text-underline-style="none" officeooo:rsid="00d3476c" officeooo:paragraph-rsid="00d3476c"/>
    </style:style>
    <style:style style:name="P239" style:family="paragraph" style:parent-style-name="Table_20_Contents">
      <style:paragraph-properties fo:text-align="center" style:justify-single-word="false"/>
      <style:text-properties style:text-underline-style="none" officeooo:rsid="00d3476c" officeooo:paragraph-rsid="00fe9b8c"/>
    </style:style>
    <style:style style:name="P240" style:family="paragraph" style:parent-style-name="Table_20_Contents">
      <style:paragraph-properties fo:text-align="center" style:justify-single-word="false"/>
      <style:text-properties style:text-underline-style="none" officeooo:rsid="00d46887" officeooo:paragraph-rsid="00d46887"/>
    </style:style>
    <style:style style:name="P241" style:family="paragraph" style:parent-style-name="Table_20_Contents">
      <style:paragraph-properties fo:text-align="center" style:justify-single-word="false"/>
      <style:text-properties style:text-underline-style="none" officeooo:rsid="00d46887" officeooo:paragraph-rsid="00d5e5de"/>
    </style:style>
    <style:style style:name="P242" style:family="paragraph" style:parent-style-name="Table_20_Contents">
      <style:paragraph-properties fo:text-align="center" style:justify-single-word="false"/>
      <style:text-properties style:text-underline-style="none" officeooo:rsid="00d46887" officeooo:paragraph-rsid="00dfa3f3"/>
    </style:style>
    <style:style style:name="P243" style:family="paragraph" style:parent-style-name="Table_20_Contents">
      <style:paragraph-properties fo:text-align="center" style:justify-single-word="false"/>
      <style:text-properties style:text-underline-style="none" officeooo:rsid="00d46887" officeooo:paragraph-rsid="017c56da"/>
    </style:style>
    <style:style style:name="P244" style:family="paragraph" style:parent-style-name="Table_20_Contents">
      <style:paragraph-properties fo:text-align="center" style:justify-single-word="false"/>
      <style:text-properties style:text-underline-style="none" officeooo:rsid="00d5227a" officeooo:paragraph-rsid="00d5227a"/>
    </style:style>
    <style:style style:name="P245" style:family="paragraph" style:parent-style-name="Table_20_Contents">
      <style:paragraph-properties fo:text-align="center" style:justify-single-word="false"/>
      <style:text-properties style:text-underline-style="none" officeooo:rsid="00d5e5de" officeooo:paragraph-rsid="00d5e5de"/>
    </style:style>
    <style:style style:name="P246" style:family="paragraph" style:parent-style-name="Table_20_Contents">
      <style:paragraph-properties fo:text-align="center" style:justify-single-word="false"/>
      <style:text-properties style:text-underline-style="none" officeooo:rsid="00d5e5de" officeooo:paragraph-rsid="00d91c8c"/>
    </style:style>
    <style:style style:name="P247" style:family="paragraph" style:parent-style-name="Table_20_Contents">
      <style:paragraph-properties fo:text-align="center" style:justify-single-word="false"/>
      <style:text-properties style:text-underline-style="none" officeooo:rsid="00d5e5de" officeooo:paragraph-rsid="00fe9b8c"/>
    </style:style>
    <style:style style:name="P248" style:family="paragraph" style:parent-style-name="Table_20_Contents">
      <style:paragraph-properties fo:text-align="center" style:justify-single-word="false"/>
      <style:text-properties style:text-underline-style="none" officeooo:rsid="00d5e5de" officeooo:paragraph-rsid="017c56da"/>
    </style:style>
    <style:style style:name="P249" style:family="paragraph" style:parent-style-name="Table_20_Contents">
      <style:paragraph-properties fo:text-align="center" style:justify-single-word="false"/>
      <style:text-properties style:text-underline-style="none" officeooo:rsid="00da242d" officeooo:paragraph-rsid="00da242d"/>
    </style:style>
    <style:style style:name="P250" style:family="paragraph" style:parent-style-name="Table_20_Contents">
      <style:paragraph-properties fo:text-align="center" style:justify-single-word="false"/>
      <style:text-properties style:text-underline-style="none" officeooo:rsid="00e67f8c" officeooo:paragraph-rsid="00e67f8c"/>
    </style:style>
    <style:style style:name="P251" style:family="paragraph" style:parent-style-name="Table_20_Contents">
      <style:paragraph-properties fo:text-align="center" style:justify-single-word="false"/>
      <style:text-properties style:text-underline-style="none" officeooo:rsid="00e67f8c" officeooo:paragraph-rsid="00ebfff2"/>
    </style:style>
    <style:style style:name="P252" style:family="paragraph" style:parent-style-name="Table_20_Contents">
      <style:paragraph-properties fo:text-align="center" style:justify-single-word="false"/>
      <style:text-properties style:text-underline-style="none" officeooo:rsid="00e67f8c" officeooo:paragraph-rsid="0139cb1c"/>
    </style:style>
    <style:style style:name="P253" style:family="paragraph" style:parent-style-name="Table_20_Contents">
      <style:paragraph-properties fo:text-align="center" style:justify-single-word="false"/>
      <style:text-properties style:text-underline-style="none" officeooo:rsid="00ea3cf2" officeooo:paragraph-rsid="00ea3cf2"/>
    </style:style>
    <style:style style:name="P254" style:family="paragraph" style:parent-style-name="Table_20_Contents">
      <style:paragraph-properties fo:text-align="center" style:justify-single-word="false"/>
      <style:text-properties style:text-underline-style="none" officeooo:rsid="00ec1955" officeooo:paragraph-rsid="00ec1955"/>
    </style:style>
    <style:style style:name="P255" style:family="paragraph" style:parent-style-name="Table_20_Contents">
      <style:paragraph-properties fo:text-align="center" style:justify-single-word="false"/>
      <style:text-properties style:text-underline-style="none" officeooo:rsid="00ecc751" officeooo:paragraph-rsid="00ef5b71"/>
    </style:style>
    <style:style style:name="P256" style:family="paragraph" style:parent-style-name="Table_20_Contents">
      <style:paragraph-properties fo:text-align="center" style:justify-single-word="false"/>
      <style:text-properties style:text-underline-style="none" officeooo:rsid="00ecc751" officeooo:paragraph-rsid="0139cb1c"/>
    </style:style>
    <style:style style:name="P257" style:family="paragraph" style:parent-style-name="Table_20_Contents">
      <style:paragraph-properties fo:text-align="center" style:justify-single-word="false"/>
      <style:text-properties style:text-underline-style="none" officeooo:rsid="00ef5b71" officeooo:paragraph-rsid="00ef5b71"/>
    </style:style>
    <style:style style:name="P258" style:family="paragraph" style:parent-style-name="Table_20_Contents">
      <style:paragraph-properties fo:text-align="center" style:justify-single-word="false"/>
      <style:text-properties style:text-underline-style="none" officeooo:rsid="00f0b4be" officeooo:paragraph-rsid="00f0b4be"/>
    </style:style>
    <style:style style:name="P259" style:family="paragraph" style:parent-style-name="Table_20_Contents">
      <style:paragraph-properties fo:text-align="center" style:justify-single-word="false"/>
      <style:text-properties style:text-underline-style="none" officeooo:rsid="00f0b4be" officeooo:paragraph-rsid="00f12cf6"/>
    </style:style>
    <style:style style:name="P260" style:family="paragraph" style:parent-style-name="Table_20_Contents">
      <style:paragraph-properties fo:text-align="center" style:justify-single-word="false"/>
      <style:text-properties style:text-underline-style="none" officeooo:rsid="00f12cf6" officeooo:paragraph-rsid="00f12cf6"/>
    </style:style>
    <style:style style:name="P261" style:family="paragraph" style:parent-style-name="Table_20_Contents">
      <style:paragraph-properties fo:text-align="center" style:justify-single-word="false"/>
      <style:text-properties style:text-underline-style="none" officeooo:rsid="00f2f78c" officeooo:paragraph-rsid="00f2f78c"/>
    </style:style>
    <style:style style:name="P262" style:family="paragraph" style:parent-style-name="Table_20_Contents">
      <style:paragraph-properties fo:text-align="center" style:justify-single-word="false"/>
      <style:text-properties style:text-underline-style="none" officeooo:rsid="00f4d0b6" officeooo:paragraph-rsid="00f4d0b6"/>
    </style:style>
    <style:style style:name="P263" style:family="paragraph" style:parent-style-name="Table_20_Contents">
      <style:paragraph-properties fo:text-align="center" style:justify-single-word="false"/>
      <style:text-properties style:text-underline-style="none" officeooo:rsid="00f4d0b6" officeooo:paragraph-rsid="0139cb1c"/>
    </style:style>
    <style:style style:name="P264" style:family="paragraph" style:parent-style-name="Table_20_Contents">
      <style:paragraph-properties fo:text-align="center" style:justify-single-word="false"/>
      <style:text-properties style:text-underline-style="none" officeooo:rsid="00f66533" officeooo:paragraph-rsid="00f66533"/>
    </style:style>
    <style:style style:name="P265" style:family="paragraph" style:parent-style-name="Table_20_Contents">
      <style:paragraph-properties fo:text-align="center" style:justify-single-word="false"/>
      <style:text-properties style:text-underline-style="none" officeooo:rsid="00f73700" officeooo:paragraph-rsid="00f73700"/>
    </style:style>
    <style:style style:name="P266" style:family="paragraph" style:parent-style-name="Table_20_Contents">
      <style:paragraph-properties fo:text-align="center" style:justify-single-word="false"/>
      <style:text-properties style:text-underline-style="none" officeooo:rsid="00f73700" officeooo:paragraph-rsid="0139cb1c"/>
    </style:style>
    <style:style style:name="P267" style:family="paragraph" style:parent-style-name="Table_20_Contents">
      <style:paragraph-properties fo:text-align="center" style:justify-single-word="false"/>
      <style:text-properties style:text-underline-style="none" officeooo:rsid="01054e0e" officeooo:paragraph-rsid="01054e0e"/>
    </style:style>
    <style:style style:name="P268" style:family="paragraph" style:parent-style-name="Table_20_Contents">
      <style:paragraph-properties fo:text-align="center" style:justify-single-word="false"/>
      <style:text-properties style:text-underline-style="none" officeooo:rsid="0106607f" officeooo:paragraph-rsid="0106607f"/>
    </style:style>
    <style:style style:name="P269" style:family="paragraph" style:parent-style-name="Table_20_Contents">
      <style:paragraph-properties fo:text-align="center" style:justify-single-word="false"/>
      <style:text-properties style:text-underline-style="none" officeooo:rsid="0106607f" officeooo:paragraph-rsid="01089273"/>
    </style:style>
    <style:style style:name="P270" style:family="paragraph" style:parent-style-name="Table_20_Contents">
      <style:paragraph-properties fo:text-align="center" style:justify-single-word="false"/>
      <style:text-properties style:text-underline-style="none" officeooo:rsid="01079c68" officeooo:paragraph-rsid="01079c68"/>
    </style:style>
    <style:style style:name="P271" style:family="paragraph" style:parent-style-name="Table_20_Contents">
      <style:paragraph-properties fo:text-align="center" style:justify-single-word="false"/>
      <style:text-properties style:text-underline-style="none" officeooo:rsid="0107dd24" officeooo:paragraph-rsid="0107dd24"/>
    </style:style>
    <style:style style:name="P272" style:family="paragraph" style:parent-style-name="Table_20_Contents">
      <style:paragraph-properties fo:text-align="center" style:justify-single-word="false"/>
      <style:text-properties style:text-underline-style="none" officeooo:rsid="01089273" officeooo:paragraph-rsid="01089273"/>
    </style:style>
    <style:style style:name="P273" style:family="paragraph" style:parent-style-name="Table_20_Contents">
      <style:paragraph-properties fo:text-align="center" style:justify-single-word="false"/>
      <style:text-properties style:text-underline-style="none" officeooo:rsid="01089273" officeooo:paragraph-rsid="010c05b0"/>
    </style:style>
    <style:style style:name="P274" style:family="paragraph" style:parent-style-name="Table_20_Contents">
      <style:paragraph-properties fo:text-align="center" style:justify-single-word="false"/>
      <style:text-properties style:text-underline-style="none" officeooo:rsid="010bc897" officeooo:paragraph-rsid="010bc897"/>
    </style:style>
    <style:style style:name="P275" style:family="paragraph" style:parent-style-name="Table_20_Contents">
      <style:paragraph-properties fo:text-align="center" style:justify-single-word="false"/>
      <style:text-properties style:text-underline-style="none" officeooo:rsid="010c05b0" officeooo:paragraph-rsid="010c05b0"/>
    </style:style>
    <style:style style:name="P276" style:family="paragraph" style:parent-style-name="Table_20_Contents">
      <style:paragraph-properties fo:text-align="center" style:justify-single-word="false"/>
      <style:text-properties style:text-underline-style="none" officeooo:rsid="010c05b0" officeooo:paragraph-rsid="010e4ef1"/>
    </style:style>
    <style:style style:name="P277" style:family="paragraph" style:parent-style-name="Table_20_Contents">
      <style:paragraph-properties fo:text-align="center" style:justify-single-word="false"/>
      <style:text-properties style:text-underline-style="none" officeooo:rsid="010c05b0" officeooo:paragraph-rsid="010fc47a"/>
    </style:style>
    <style:style style:name="P278" style:family="paragraph" style:parent-style-name="Table_20_Contents">
      <style:paragraph-properties fo:text-align="center" style:justify-single-word="false"/>
      <style:text-properties style:text-underline-style="none" officeooo:rsid="010c05b0" officeooo:paragraph-rsid="0114a89e"/>
    </style:style>
    <style:style style:name="P279" style:family="paragraph" style:parent-style-name="Table_20_Contents">
      <style:paragraph-properties fo:text-align="center" style:justify-single-word="false"/>
      <style:text-properties style:text-underline-style="none" officeooo:rsid="010d9635" officeooo:paragraph-rsid="010d9635"/>
    </style:style>
    <style:style style:name="P280" style:family="paragraph" style:parent-style-name="Table_20_Contents">
      <style:paragraph-properties fo:text-align="center" style:justify-single-word="false"/>
      <style:text-properties style:text-underline-style="none" officeooo:rsid="0112cb41" officeooo:paragraph-rsid="0112cb41"/>
    </style:style>
    <style:style style:name="P281" style:family="paragraph" style:parent-style-name="Table_20_Contents">
      <style:paragraph-properties fo:text-align="center" style:justify-single-word="false"/>
      <style:text-properties style:text-underline-style="none" officeooo:rsid="0114a89e" officeooo:paragraph-rsid="0114a89e"/>
    </style:style>
    <style:style style:name="P282" style:family="paragraph" style:parent-style-name="Table_20_Contents">
      <style:paragraph-properties fo:text-align="center" style:justify-single-word="false"/>
      <style:text-properties style:text-underline-style="none" officeooo:rsid="011771f0" officeooo:paragraph-rsid="011771f0"/>
    </style:style>
    <style:style style:name="P283" style:family="paragraph" style:parent-style-name="Table_20_Contents">
      <style:paragraph-properties fo:text-align="center" style:justify-single-word="false"/>
      <style:text-properties style:text-underline-style="none" officeooo:rsid="011910c0" officeooo:paragraph-rsid="011910c0"/>
    </style:style>
    <style:style style:name="P284" style:family="paragraph" style:parent-style-name="Table_20_Contents">
      <style:paragraph-properties fo:text-align="center" style:justify-single-word="false"/>
      <style:text-properties style:text-underline-style="none" officeooo:rsid="011910c0" officeooo:paragraph-rsid="011b66c5"/>
    </style:style>
    <style:style style:name="P285" style:family="paragraph" style:parent-style-name="Table_20_Contents">
      <style:paragraph-properties fo:text-align="center" style:justify-single-word="false"/>
      <style:text-properties style:text-underline-style="none" officeooo:rsid="011b66c5" officeooo:paragraph-rsid="011b66c5"/>
    </style:style>
    <style:style style:name="P286" style:family="paragraph" style:parent-style-name="Table_20_Contents">
      <style:paragraph-properties fo:text-align="center" style:justify-single-word="false"/>
      <style:text-properties style:text-underline-style="none" officeooo:rsid="011b66c5" officeooo:paragraph-rsid="011d388e"/>
    </style:style>
    <style:style style:name="P287" style:family="paragraph" style:parent-style-name="Table_20_Contents">
      <style:paragraph-properties fo:text-align="center" style:justify-single-word="false"/>
      <style:text-properties style:text-underline-style="none" officeooo:rsid="011c50c9" officeooo:paragraph-rsid="011c50c9"/>
    </style:style>
    <style:style style:name="P288" style:family="paragraph" style:parent-style-name="Table_20_Contents">
      <style:paragraph-properties fo:text-align="center" style:justify-single-word="false"/>
      <style:text-properties style:text-underline-style="none" officeooo:rsid="01257d6c" officeooo:paragraph-rsid="01257d6c"/>
    </style:style>
    <style:style style:name="P289" style:family="paragraph" style:parent-style-name="Table_20_Contents">
      <style:paragraph-properties fo:text-align="center" style:justify-single-word="false"/>
      <style:text-properties style:text-underline-style="none" officeooo:rsid="012651f3" officeooo:paragraph-rsid="012651f3"/>
    </style:style>
    <style:style style:name="P290" style:family="paragraph" style:parent-style-name="Table_20_Contents">
      <style:paragraph-properties fo:text-align="center" style:justify-single-word="false"/>
      <style:text-properties style:text-underline-style="none" officeooo:rsid="01288b27" officeooo:paragraph-rsid="01288b27"/>
    </style:style>
    <style:style style:name="P291" style:family="paragraph" style:parent-style-name="Table_20_Contents">
      <style:paragraph-properties fo:text-align="center" style:justify-single-word="false"/>
      <style:text-properties style:text-underline-style="none" officeooo:rsid="01288b27" officeooo:paragraph-rsid="0129e3e8"/>
    </style:style>
    <style:style style:name="P292" style:family="paragraph" style:parent-style-name="Table_20_Contents">
      <style:paragraph-properties fo:text-align="center" style:justify-single-word="false"/>
      <style:text-properties style:text-underline-style="none" officeooo:rsid="0129e3e8" officeooo:paragraph-rsid="0129e3e8"/>
    </style:style>
    <style:style style:name="P293" style:family="paragraph" style:parent-style-name="Table_20_Contents">
      <style:paragraph-properties fo:text-align="center" style:justify-single-word="false"/>
      <style:text-properties style:text-underline-style="none" officeooo:rsid="012c4b16" officeooo:paragraph-rsid="012c4b16"/>
    </style:style>
    <style:style style:name="P294" style:family="paragraph" style:parent-style-name="Table_20_Contents">
      <style:paragraph-properties fo:text-align="center" style:justify-single-word="false"/>
      <style:text-properties style:text-underline-style="none" officeooo:rsid="012d9b4d" officeooo:paragraph-rsid="012d9b4d"/>
    </style:style>
    <style:style style:name="P295" style:family="paragraph" style:parent-style-name="Table_20_Contents">
      <style:paragraph-properties fo:text-align="center" style:justify-single-word="false"/>
      <style:text-properties style:text-underline-style="none" officeooo:rsid="0131af5a" officeooo:paragraph-rsid="0131af5a"/>
    </style:style>
    <style:style style:name="P296" style:family="paragraph" style:parent-style-name="Table_20_Contents">
      <style:paragraph-properties fo:text-align="center" style:justify-single-word="false"/>
      <style:text-properties style:text-underline-style="none" officeooo:rsid="0131af5a" officeooo:paragraph-rsid="0134ddca"/>
    </style:style>
    <style:style style:name="P297" style:family="paragraph" style:parent-style-name="Table_20_Contents">
      <style:paragraph-properties fo:text-align="center" style:justify-single-word="false"/>
      <style:text-properties style:text-underline-style="none" officeooo:rsid="0134ddca" officeooo:paragraph-rsid="0134ddca"/>
    </style:style>
    <style:style style:name="P298" style:family="paragraph" style:parent-style-name="Table_20_Contents">
      <style:paragraph-properties fo:text-align="center" style:justify-single-word="false"/>
      <style:text-properties style:text-underline-style="none" officeooo:rsid="0136afcd" officeooo:paragraph-rsid="0136afcd"/>
    </style:style>
    <style:style style:name="P299" style:family="paragraph" style:parent-style-name="Table_20_Contents">
      <style:paragraph-properties fo:text-align="center" style:justify-single-word="false"/>
      <style:text-properties style:text-underline-style="none" officeooo:rsid="0136afcd" officeooo:paragraph-rsid="0137ba8a"/>
    </style:style>
    <style:style style:name="P300" style:family="paragraph" style:parent-style-name="Table_20_Contents">
      <style:paragraph-properties fo:text-align="center" style:justify-single-word="false"/>
      <style:text-properties style:text-underline-style="none" officeooo:rsid="0137ba8a" officeooo:paragraph-rsid="0137ba8a"/>
    </style:style>
    <style:style style:name="P301" style:family="paragraph" style:parent-style-name="Table_20_Contents">
      <style:paragraph-properties fo:text-align="center" style:justify-single-word="false"/>
      <style:text-properties style:text-underline-style="none" officeooo:rsid="013dfc8a" officeooo:paragraph-rsid="013dfc8a"/>
    </style:style>
    <style:style style:name="P302" style:family="paragraph" style:parent-style-name="Table_20_Contents">
      <style:paragraph-properties fo:text-align="center" style:justify-single-word="false"/>
      <style:text-properties style:text-underline-style="none" officeooo:rsid="013f6084" officeooo:paragraph-rsid="013f6084"/>
    </style:style>
    <style:style style:name="P303" style:family="paragraph" style:parent-style-name="Table_20_Contents">
      <style:paragraph-properties fo:text-align="center" style:justify-single-word="false"/>
      <style:text-properties style:text-underline-style="none" officeooo:rsid="0141c54f" officeooo:paragraph-rsid="0141c54f"/>
    </style:style>
    <style:style style:name="P304" style:family="paragraph" style:parent-style-name="Table_20_Contents">
      <style:paragraph-properties fo:text-align="center" style:justify-single-word="false"/>
      <style:text-properties style:text-underline-style="none" officeooo:rsid="0141c54f" officeooo:paragraph-rsid="0143604f"/>
    </style:style>
    <style:style style:name="P305" style:family="paragraph" style:parent-style-name="Table_20_Contents">
      <style:paragraph-properties fo:text-align="center" style:justify-single-word="false"/>
      <style:text-properties style:text-underline-style="none" officeooo:rsid="0141c54f" officeooo:paragraph-rsid="01460844"/>
    </style:style>
    <style:style style:name="P306" style:family="paragraph" style:parent-style-name="Table_20_Contents">
      <style:paragraph-properties fo:text-align="center" style:justify-single-word="false"/>
      <style:text-properties style:text-underline-style="none" officeooo:rsid="0143604f" officeooo:paragraph-rsid="0143604f"/>
    </style:style>
    <style:style style:name="P307" style:family="paragraph" style:parent-style-name="Table_20_Contents">
      <style:paragraph-properties fo:text-align="center" style:justify-single-word="false"/>
      <style:text-properties style:text-underline-style="none" officeooo:rsid="01460844" officeooo:paragraph-rsid="01460844"/>
    </style:style>
    <style:style style:name="P308" style:family="paragraph" style:parent-style-name="Table_20_Contents">
      <style:paragraph-properties fo:text-align="center" style:justify-single-word="false"/>
      <style:text-properties style:text-underline-style="none" officeooo:rsid="0146577b" officeooo:paragraph-rsid="0146577b"/>
    </style:style>
    <style:style style:name="P309" style:family="paragraph" style:parent-style-name="Table_20_Contents">
      <style:paragraph-properties fo:text-align="center" style:justify-single-word="false"/>
      <style:text-properties style:text-underline-style="none" officeooo:rsid="0146577b" officeooo:paragraph-rsid="01493d2c"/>
    </style:style>
    <style:style style:name="P310" style:family="paragraph" style:parent-style-name="Table_20_Contents">
      <style:paragraph-properties fo:text-align="center" style:justify-single-word="false"/>
      <style:text-properties style:text-underline-style="none" officeooo:rsid="01493d2c" officeooo:paragraph-rsid="01493d2c"/>
    </style:style>
    <style:style style:name="P311" style:family="paragraph" style:parent-style-name="Table_20_Contents">
      <style:paragraph-properties fo:text-align="center" style:justify-single-word="false"/>
      <style:text-properties style:text-underline-style="none" officeooo:rsid="014a7068" officeooo:paragraph-rsid="014a7068"/>
    </style:style>
    <style:style style:name="P312" style:family="paragraph" style:parent-style-name="Table_20_Contents">
      <style:paragraph-properties fo:text-align="center" style:justify-single-word="false"/>
      <style:text-properties style:text-underline-style="none" officeooo:rsid="014a7068" officeooo:paragraph-rsid="014b74fc"/>
    </style:style>
    <style:style style:name="P313" style:family="paragraph" style:parent-style-name="Table_20_Contents">
      <style:paragraph-properties fo:text-align="center" style:justify-single-word="false"/>
      <style:text-properties style:text-underline-style="none" officeooo:rsid="014b74fc" officeooo:paragraph-rsid="014b74fc"/>
    </style:style>
    <style:style style:name="P314" style:family="paragraph" style:parent-style-name="Table_20_Contents">
      <style:paragraph-properties fo:text-align="center" style:justify-single-word="false"/>
      <style:text-properties style:text-underline-style="none" officeooo:rsid="01534fe0" officeooo:paragraph-rsid="017d6599" fo:background-color="transparent"/>
    </style:style>
    <style:style style:name="P315" style:family="paragraph" style:parent-style-name="Table_20_Contents">
      <style:paragraph-properties fo:text-align="center" style:justify-single-word="false"/>
      <style:text-properties style:text-underline-style="none" officeooo:rsid="0158e5bd" officeooo:paragraph-rsid="0158e5bd" fo:background-color="transparent"/>
    </style:style>
    <style:style style:name="P316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4ed0e4" fo:background-color="transparent"/>
    </style:style>
    <style:style style:name="P317" style:family="paragraph" style:parent-style-name="Table_20_Contents">
      <style:paragraph-properties fo:text-align="center" style:justify-single-word="false"/>
      <style:text-properties style:text-underline-style="none" officeooo:rsid="008f5ea7" officeooo:paragraph-rsid="0195460a" fo:background-color="transparent"/>
    </style:style>
    <style:style style:name="P318" style:family="paragraph" style:parent-style-name="Table_20_Contents">
      <style:paragraph-properties fo:text-align="center" style:justify-single-word="false"/>
      <style:text-properties style:text-underline-style="none" officeooo:rsid="0157044a" officeooo:paragraph-rsid="014ed0e4" fo:background-color="transparent"/>
    </style:style>
    <style:style style:name="P319" style:family="paragraph" style:parent-style-name="Table_20_Contents">
      <style:paragraph-properties fo:text-align="center" style:justify-single-word="false"/>
      <style:text-properties style:text-underline-style="none" officeooo:rsid="0173e799" officeooo:paragraph-rsid="014ed0e4" fo:background-color="transparent"/>
    </style:style>
    <style:style style:name="P320" style:family="paragraph" style:parent-style-name="Table_20_Contents">
      <style:paragraph-properties fo:text-align="center" style:justify-single-word="false"/>
      <style:text-properties style:text-underline-style="none" officeooo:rsid="0176ce79" officeooo:paragraph-rsid="014ed0e4" fo:background-color="transparent"/>
    </style:style>
    <style:style style:name="P321" style:family="paragraph" style:parent-style-name="Table_20_Contents">
      <style:paragraph-properties fo:text-align="center" style:justify-single-word="false"/>
      <style:text-properties style:text-underline-style="none" officeooo:rsid="017e4a30" officeooo:paragraph-rsid="017e4a30" fo:background-color="transparent"/>
    </style:style>
    <style:style style:name="P322" style:family="paragraph" style:parent-style-name="Table_20_Contents">
      <style:paragraph-properties fo:text-align="center" style:justify-single-word="false"/>
      <style:text-properties style:text-underline-style="none" officeooo:rsid="0181af8e" officeooo:paragraph-rsid="0181af8e" fo:background-color="transparent"/>
    </style:style>
    <style:style style:name="P323" style:family="paragraph" style:parent-style-name="Table_20_Contents">
      <style:paragraph-properties fo:text-align="center" style:justify-single-word="false"/>
      <style:text-properties style:text-underline-style="none" officeooo:rsid="0183f523" officeooo:paragraph-rsid="0183f523" fo:background-color="transparent"/>
    </style:style>
    <style:style style:name="P324" style:family="paragraph" style:parent-style-name="Table_20_Contents">
      <style:paragraph-properties fo:text-align="center" style:justify-single-word="false"/>
      <style:text-properties style:text-underline-style="none" officeooo:rsid="018b180f" officeooo:paragraph-rsid="018b180f" fo:background-color="transparent"/>
    </style:style>
    <style:style style:name="P325" style:family="paragraph" style:parent-style-name="Table_20_Contents">
      <style:paragraph-properties fo:text-align="center" style:justify-single-word="false"/>
      <style:text-properties style:text-underline-style="none" officeooo:rsid="018e2ff6" officeooo:paragraph-rsid="018e2ff6" fo:background-color="transparent"/>
    </style:style>
    <style:style style:name="P326" style:family="paragraph" style:parent-style-name="Table_20_Contents">
      <style:paragraph-properties fo:text-align="center" style:justify-single-word="false"/>
      <style:text-properties style:text-underline-style="none" officeooo:rsid="0195460a" officeooo:paragraph-rsid="0195460a" fo:background-color="transparent"/>
    </style:style>
    <style:style style:name="P327" style:family="paragraph" style:parent-style-name="Table_20_Contents">
      <style:paragraph-properties fo:text-align="center" style:justify-single-word="false"/>
      <style:text-properties style:text-underline-style="none" officeooo:rsid="0195460a" officeooo:paragraph-rsid="01981c7d" fo:background-color="transparent"/>
    </style:style>
    <style:style style:name="P328" style:family="paragraph" style:parent-style-name="Table_20_Contents">
      <style:paragraph-properties fo:text-align="center" style:justify-single-word="false"/>
      <style:text-properties style:text-underline-style="none" officeooo:rsid="01981c7d" officeooo:paragraph-rsid="01981c7d" fo:background-color="transparent"/>
    </style:style>
    <style:style style:name="P329" style:family="paragraph" style:parent-style-name="Table_20_Contents">
      <style:paragraph-properties fo:text-align="center" style:justify-single-word="false"/>
      <style:text-properties style:text-underline-style="none" officeooo:rsid="01981c7d" officeooo:paragraph-rsid="019c10b5" fo:background-color="transparent"/>
    </style:style>
    <style:style style:name="P330" style:family="paragraph" style:parent-style-name="Table_20_Contents">
      <style:paragraph-properties fo:text-align="center" style:justify-single-word="false"/>
      <style:text-properties style:text-underline-style="none" officeooo:rsid="019d804f" officeooo:paragraph-rsid="019d804f" fo:background-color="transparent"/>
    </style:style>
    <style:style style:name="P331" style:family="paragraph" style:parent-style-name="Table_20_Contents">
      <style:paragraph-properties fo:text-align="center" style:justify-single-word="false"/>
      <style:text-properties style:text-underline-style="none" officeooo:rsid="019ea4df" officeooo:paragraph-rsid="019ea4df" fo:background-color="transparent"/>
    </style:style>
    <style:style style:name="P332" style:family="paragraph" style:parent-style-name="Table_20_Contents">
      <style:paragraph-properties fo:text-align="center" style:justify-single-word="false"/>
      <style:text-properties style:text-underline-style="none" officeooo:rsid="01a08a72" officeooo:paragraph-rsid="01a08a72" fo:background-color="transparent"/>
    </style:style>
    <style:style style:name="P333" style:family="paragraph" style:parent-style-name="Table_20_Contents">
      <style:paragraph-properties fo:text-align="center" style:justify-single-word="false"/>
      <style:text-properties style:text-underline-style="none" officeooo:rsid="01a0ac13" officeooo:paragraph-rsid="01a0ac13" fo:background-color="transparent"/>
    </style:style>
    <style:style style:name="P334" style:family="paragraph" style:parent-style-name="Table_20_Contents">
      <style:paragraph-properties fo:text-align="center" style:justify-single-word="false"/>
      <style:text-properties style:text-underline-style="none" officeooo:rsid="01a0ac13" officeooo:paragraph-rsid="01a0c12e" fo:background-color="transparent"/>
    </style:style>
    <style:style style:name="P335" style:family="paragraph" style:parent-style-name="Table_20_Contents">
      <style:paragraph-properties fo:text-align="center" style:justify-single-word="false"/>
      <style:text-properties style:text-underline-style="none" officeooo:rsid="01a15fe5" officeooo:paragraph-rsid="01a15fe5" fo:background-color="transparent"/>
    </style:style>
    <style:style style:name="P336" style:family="paragraph" style:parent-style-name="Table_20_Contents">
      <style:paragraph-properties fo:text-align="center" style:justify-single-word="false"/>
      <style:text-properties style:text-underline-style="none" officeooo:rsid="01a15fe5" officeooo:paragraph-rsid="01a43812" fo:background-color="transparent"/>
    </style:style>
    <style:style style:name="P337" style:family="paragraph" style:parent-style-name="Table_20_Contents">
      <style:paragraph-properties fo:text-align="center" style:justify-single-word="false"/>
      <style:text-properties style:text-underline-style="none" officeooo:rsid="01a7f70c" officeooo:paragraph-rsid="01a7f70c" fo:background-color="transparent"/>
    </style:style>
    <style:style style:name="P338" style:family="paragraph" style:parent-style-name="Table_20_Contents">
      <style:paragraph-properties fo:text-align="center" style:justify-single-word="false"/>
      <style:text-properties style:text-underline-style="none" officeooo:rsid="017e4a30" officeooo:paragraph-rsid="017e4a30"/>
    </style:style>
    <style:style style:name="P339" style:family="paragraph" style:parent-style-name="Table_20_Contents">
      <style:paragraph-properties fo:text-align="center" style:justify-single-word="false"/>
      <style:text-properties style:text-underline-style="none" officeooo:rsid="017e4a30" officeooo:paragraph-rsid="0181af8e"/>
    </style:style>
    <style:style style:name="P340" style:family="paragraph" style:parent-style-name="Table_20_Contents">
      <style:paragraph-properties fo:text-align="center" style:justify-single-word="false"/>
      <style:text-properties style:text-underline-style="none" officeooo:rsid="0181af8e" officeooo:paragraph-rsid="0181af8e"/>
    </style:style>
    <style:style style:name="P341" style:family="paragraph" style:parent-style-name="Table_20_Contents">
      <style:paragraph-properties fo:text-align="center" style:justify-single-word="false"/>
      <style:text-properties style:text-underline-style="none" officeooo:rsid="0181af8e" officeooo:paragraph-rsid="0183f523"/>
    </style:style>
    <style:style style:name="P342" style:family="paragraph" style:parent-style-name="Table_20_Contents">
      <style:paragraph-properties fo:text-align="center" style:justify-single-word="false"/>
      <style:text-properties style:text-underline-style="none" officeooo:rsid="0183f523" officeooo:paragraph-rsid="0183f523"/>
    </style:style>
    <style:style style:name="P343" style:family="paragraph" style:parent-style-name="Table_20_Contents">
      <style:paragraph-properties fo:text-align="center" style:justify-single-word="false"/>
      <style:text-properties style:text-underline-style="none" officeooo:rsid="01857594" officeooo:paragraph-rsid="01857594"/>
    </style:style>
    <style:style style:name="P344" style:family="paragraph" style:parent-style-name="Table_20_Contents">
      <style:paragraph-properties fo:text-align="center" style:justify-single-word="false"/>
      <style:text-properties style:text-underline-style="none" officeooo:rsid="0186f157" officeooo:paragraph-rsid="0186f157"/>
    </style:style>
    <style:style style:name="P345" style:family="paragraph" style:parent-style-name="Table_20_Contents">
      <style:paragraph-properties fo:text-align="center" style:justify-single-word="false"/>
      <style:text-properties style:text-underline-style="none" officeooo:rsid="0186f157" officeooo:paragraph-rsid="01870aab"/>
    </style:style>
    <style:style style:name="P346" style:family="paragraph" style:parent-style-name="Table_20_Contents">
      <style:paragraph-properties fo:text-align="center" style:justify-single-word="false"/>
      <style:text-properties style:text-underline-style="none" officeooo:rsid="0186f157" officeooo:paragraph-rsid="018b180f"/>
    </style:style>
    <style:style style:name="P347" style:family="paragraph" style:parent-style-name="Table_20_Contents">
      <style:paragraph-properties fo:text-align="center" style:justify-single-word="false"/>
      <style:text-properties style:text-underline-style="none" officeooo:rsid="01870aab" officeooo:paragraph-rsid="01870aab"/>
    </style:style>
    <style:style style:name="P348" style:family="paragraph" style:parent-style-name="Table_20_Contents">
      <style:paragraph-properties fo:text-align="center" style:justify-single-word="false"/>
      <style:text-properties style:text-underline-style="none" officeooo:rsid="018ca4c6" officeooo:paragraph-rsid="018ca4c6"/>
    </style:style>
    <style:style style:name="P349" style:family="paragraph" style:parent-style-name="Table_20_Contents">
      <style:paragraph-properties fo:text-align="center" style:justify-single-word="false"/>
      <style:text-properties style:text-underline-style="none" officeooo:rsid="018ca4c6" officeooo:paragraph-rsid="018e9469"/>
    </style:style>
    <style:style style:name="P350" style:family="paragraph" style:parent-style-name="Table_20_Contents">
      <style:paragraph-properties fo:text-align="center" style:justify-single-word="false"/>
      <style:text-properties style:text-underline-style="none" officeooo:rsid="018e9469" officeooo:paragraph-rsid="018e9469"/>
    </style:style>
    <style:style style:name="P351" style:family="paragraph" style:parent-style-name="Table_20_Contents">
      <style:paragraph-properties fo:text-align="center" style:justify-single-word="false"/>
      <style:text-properties style:text-underline-style="none" officeooo:rsid="01981c7d" officeooo:paragraph-rsid="01981c7d"/>
    </style:style>
    <style:style style:name="P352" style:family="paragraph" style:parent-style-name="Table_20_Contents">
      <style:paragraph-properties fo:text-align="center" style:justify-single-word="false"/>
      <style:text-properties style:text-underline-style="none" officeooo:rsid="01981c7d" officeooo:paragraph-rsid="019aef60"/>
    </style:style>
    <style:style style:name="P353" style:family="paragraph" style:parent-style-name="Table_20_Contents">
      <style:paragraph-properties fo:text-align="center" style:justify-single-word="false"/>
      <style:text-properties style:text-underline-style="none" officeooo:rsid="019c10b5" officeooo:paragraph-rsid="019c10b5"/>
    </style:style>
    <style:style style:name="P354" style:family="paragraph" style:parent-style-name="Table_20_Contents">
      <style:paragraph-properties fo:text-align="center" style:justify-single-word="false"/>
      <style:text-properties style:text-underline-style="none" officeooo:rsid="019d804f" officeooo:paragraph-rsid="019d804f"/>
    </style:style>
    <style:style style:name="P355" style:family="paragraph" style:parent-style-name="Table_20_Contents">
      <style:paragraph-properties fo:text-align="center" style:justify-single-word="false"/>
      <style:text-properties style:text-underline-style="none" officeooo:rsid="01a0c12e" officeooo:paragraph-rsid="01a0c12e"/>
    </style:style>
    <style:style style:name="P356" style:family="paragraph" style:parent-style-name="Table_20_Contents">
      <style:paragraph-properties fo:text-align="center" style:justify-single-word="false"/>
      <style:text-properties style:text-underline-style="none" officeooo:rsid="01a15fe5" officeooo:paragraph-rsid="01a15fe5"/>
    </style:style>
    <style:style style:name="P357" style:family="paragraph" style:parent-style-name="Table_20_Contents">
      <style:paragraph-properties fo:text-align="center" style:justify-single-word="false"/>
      <style:text-properties style:text-underline-style="none" officeooo:rsid="01a43812" officeooo:paragraph-rsid="01a43812"/>
    </style:style>
    <style:style style:name="P358" style:family="paragraph" style:parent-style-name="Table_20_Contents">
      <style:paragraph-properties fo:text-align="center" style:justify-single-word="false"/>
      <style:text-properties style:text-underline-style="none" officeooo:rsid="01a6051a" officeooo:paragraph-rsid="01a6051a"/>
    </style:style>
    <style:style style:name="P359" style:family="paragraph" style:parent-style-name="Table_20_Contents">
      <style:paragraph-properties fo:text-align="center" style:justify-single-word="false"/>
      <style:text-properties officeooo:rsid="00a04f4a" officeooo:paragraph-rsid="009ed06d"/>
    </style:style>
    <style:style style:name="P360" style:family="paragraph" style:parent-style-name="Table_20_Contents">
      <style:paragraph-properties fo:text-align="center" style:justify-single-word="false"/>
      <style:text-properties officeooo:rsid="00a1ab6e" officeooo:paragraph-rsid="00a1ab6e"/>
    </style:style>
    <style:style style:name="P361" style:family="paragraph" style:parent-style-name="Table_20_Contents">
      <style:paragraph-properties fo:text-align="center" style:justify-single-word="false"/>
      <style:text-properties officeooo:rsid="00a1ab6e" officeooo:paragraph-rsid="01208d0c"/>
    </style:style>
    <style:style style:name="P362" style:family="paragraph" style:parent-style-name="Table_20_Contents">
      <style:paragraph-properties fo:text-align="center" style:justify-single-word="false"/>
      <style:text-properties officeooo:rsid="00a82984" officeooo:paragraph-rsid="00a82984"/>
    </style:style>
    <style:style style:name="P363" style:family="paragraph" style:parent-style-name="Table_20_Contents">
      <style:paragraph-properties fo:text-align="center" style:justify-single-word="false"/>
      <style:text-properties officeooo:rsid="00a82984" officeooo:paragraph-rsid="00bb2274"/>
    </style:style>
    <style:style style:name="P364" style:family="paragraph" style:parent-style-name="Table_20_Contents">
      <style:paragraph-properties fo:text-align="center" style:justify-single-word="false"/>
      <style:text-properties officeooo:rsid="00a82984" officeooo:paragraph-rsid="01208d0c"/>
    </style:style>
    <style:style style:name="P365" style:family="paragraph" style:parent-style-name="Table_20_Contents">
      <style:paragraph-properties fo:text-align="center" style:justify-single-word="false"/>
      <style:text-properties officeooo:rsid="00ab5080" officeooo:paragraph-rsid="00ab5080"/>
    </style:style>
    <style:style style:name="P366" style:family="paragraph" style:parent-style-name="Table_20_Contents">
      <style:paragraph-properties fo:text-align="center" style:justify-single-word="false"/>
      <style:text-properties officeooo:rsid="00ada1d4" officeooo:paragraph-rsid="00ada1d4"/>
    </style:style>
    <style:style style:name="P367" style:family="paragraph" style:parent-style-name="Table_20_Contents">
      <style:paragraph-properties fo:text-align="center" style:justify-single-word="false"/>
      <style:text-properties officeooo:rsid="00adc804" officeooo:paragraph-rsid="00adc804"/>
    </style:style>
    <style:style style:name="P368" style:family="paragraph" style:parent-style-name="Table_20_Contents">
      <style:paragraph-properties fo:text-align="center" style:justify-single-word="false"/>
      <style:text-properties officeooo:rsid="00ae7b23" officeooo:paragraph-rsid="00ae7b23"/>
    </style:style>
    <style:style style:name="P369" style:family="paragraph" style:parent-style-name="Table_20_Contents">
      <style:paragraph-properties fo:text-align="center" style:justify-single-word="false"/>
      <style:text-properties officeooo:rsid="00af3720" officeooo:paragraph-rsid="00af3720"/>
    </style:style>
    <style:style style:name="P370" style:family="paragraph" style:parent-style-name="Table_20_Contents">
      <style:paragraph-properties fo:text-align="center" style:justify-single-word="false"/>
      <style:text-properties officeooo:rsid="00b5bfef" officeooo:paragraph-rsid="00b5bfef"/>
    </style:style>
    <style:style style:name="P371" style:family="paragraph" style:parent-style-name="Table_20_Contents">
      <style:paragraph-properties fo:text-align="center" style:justify-single-word="false"/>
      <style:text-properties officeooo:rsid="00b5bfef" officeooo:paragraph-rsid="00bb2274"/>
    </style:style>
    <style:style style:name="P372" style:family="paragraph" style:parent-style-name="Table_20_Contents">
      <style:paragraph-properties fo:text-align="center" style:justify-single-word="false"/>
      <style:text-properties officeooo:rsid="008ba851" officeooo:paragraph-rsid="00bb2274"/>
    </style:style>
    <style:style style:name="P373" style:family="paragraph" style:parent-style-name="Table_20_Contents">
      <style:paragraph-properties fo:text-align="center" style:justify-single-word="false"/>
      <style:text-properties officeooo:rsid="008ba851" officeooo:paragraph-rsid="00dfa3f3"/>
    </style:style>
    <style:style style:name="P374" style:family="paragraph" style:parent-style-name="Table_20_Contents">
      <style:paragraph-properties fo:text-align="center" style:justify-single-word="false"/>
      <style:text-properties officeooo:rsid="008ba851" officeooo:paragraph-rsid="00fe9b8c"/>
    </style:style>
    <style:style style:name="P375" style:family="paragraph" style:parent-style-name="Table_20_Contents">
      <style:paragraph-properties fo:text-align="center" style:justify-single-word="false"/>
      <style:text-properties officeooo:rsid="008ba851" officeooo:paragraph-rsid="01208d0c"/>
    </style:style>
    <style:style style:name="P376" style:family="paragraph" style:parent-style-name="Table_20_Contents">
      <style:paragraph-properties fo:text-align="center" style:justify-single-word="false"/>
      <style:text-properties officeooo:rsid="008ba851" officeooo:paragraph-rsid="0139cb1c"/>
    </style:style>
    <style:style style:name="P377" style:family="paragraph" style:parent-style-name="Table_20_Contents">
      <style:paragraph-properties fo:text-align="center" style:justify-single-word="false"/>
      <style:text-properties officeooo:rsid="008ba851" officeooo:paragraph-rsid="017c56da"/>
    </style:style>
    <style:style style:name="P378" style:family="paragraph" style:parent-style-name="Table_20_Contents">
      <style:paragraph-properties fo:text-align="center" style:justify-single-word="false"/>
      <style:text-properties officeooo:rsid="00bdce75" officeooo:paragraph-rsid="00bdce75"/>
    </style:style>
    <style:style style:name="P379" style:family="paragraph" style:parent-style-name="Table_20_Contents">
      <style:paragraph-properties fo:text-align="center" style:justify-single-word="false"/>
      <style:text-properties officeooo:rsid="00bdce75" officeooo:paragraph-rsid="017c56da"/>
    </style:style>
    <style:style style:name="P380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c5389e" style:font-style-asian="italic" style:font-style-complex="italic"/>
    </style:style>
    <style:style style:name="P381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ce23d5" style:font-style-asian="italic" style:font-style-complex="italic"/>
    </style:style>
    <style:style style:name="P382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d15585" style:font-style-asian="italic" style:font-style-complex="italic"/>
    </style:style>
    <style:style style:name="P383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d3476c" style:font-style-asian="italic" style:font-style-complex="italic"/>
    </style:style>
    <style:style style:name="P384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d5227a" style:font-style-asian="italic" style:font-style-complex="italic"/>
    </style:style>
    <style:style style:name="P385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e2370c" style:font-style-asian="italic" style:font-style-complex="italic"/>
    </style:style>
    <style:style style:name="P386" style:family="paragraph" style:parent-style-name="Table_20_Contents">
      <style:paragraph-properties fo:text-align="center" style:justify-single-word="false"/>
      <style:text-properties style:text-position="0% 100%" fo:font-style="italic" officeooo:rsid="00bfa0d8" officeooo:paragraph-rsid="00f12cf6" style:font-style-asian="italic" style:font-style-complex="italic"/>
    </style:style>
    <style:style style:name="P387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c5389e" style:font-style-asian="italic" style:font-style-complex="italic"/>
    </style:style>
    <style:style style:name="P388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e2370c" style:font-style-asian="italic" style:font-style-complex="italic"/>
    </style:style>
    <style:style style:name="P389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ec1955" style:font-style-asian="italic" style:font-style-complex="italic"/>
    </style:style>
    <style:style style:name="P390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ef5b71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f0b4be" style:font-style-asian="italic" style:font-style-complex="italic"/>
    </style:style>
    <style:style style:name="P392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f12cf6" style:font-style-asian="italic" style:font-style-complex="italic"/>
    </style:style>
    <style:style style:name="P393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0f66533" style:font-style-asian="italic" style:font-style-complex="italic"/>
    </style:style>
    <style:style style:name="P394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1bf480" style:font-style-asian="italic" style:font-style-complex="italic"/>
    </style:style>
    <style:style style:name="P395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7d6599" style:font-style-asian="italic" style:font-style-complex="italic"/>
    </style:style>
    <style:style style:name="P396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8563de" style:font-style-asian="italic" style:font-style-complex="italic"/>
    </style:style>
    <style:style style:name="P397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8e2ff6" style:font-style-asian="italic" style:font-style-complex="italic"/>
    </style:style>
    <style:style style:name="P398" style:family="paragraph" style:parent-style-name="Table_20_Contents">
      <style:paragraph-properties fo:text-align="center" style:justify-single-word="false"/>
      <style:text-properties style:text-position="0% 100%" fo:font-style="italic" officeooo:rsid="00d7351c" officeooo:paragraph-rsid="00d7351c" style:font-style-asian="italic" style:font-style-complex="italic"/>
    </style:style>
    <style:style style:name="P399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9c10b5" fo:background-color="transparent" style:font-style-asian="italic" style:font-style-complex="italic"/>
    </style:style>
    <style:style style:name="P400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9ea4df" fo:background-color="transparent" style:font-style-asian="italic" style:font-style-complex="italic"/>
    </style:style>
    <style:style style:name="P401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a08a72" fo:background-color="transparent" style:font-style-asian="italic" style:font-style-complex="italic"/>
    </style:style>
    <style:style style:name="P402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a0ac13" fo:background-color="transparent" style:font-style-asian="italic" style:font-style-complex="italic"/>
    </style:style>
    <style:style style:name="P403" style:family="paragraph" style:parent-style-name="Table_20_Contents">
      <style:paragraph-properties fo:text-align="center" style:justify-single-word="false"/>
      <style:text-properties style:text-position="0% 100%" fo:font-style="italic" officeooo:rsid="00911c64" officeooo:paragraph-rsid="01a325a2" fo:background-color="transparent" style:font-style-asian="italic" style:font-style-complex="italic"/>
    </style:style>
    <style:style style:name="P404" style:family="paragraph" style:parent-style-name="Table_20_Contents">
      <style:paragraph-properties fo:text-align="center" style:justify-single-word="false"/>
      <style:text-properties style:text-position="0% 100%" fo:font-style="italic" fo:font-weight="normal" officeooo:rsid="00911c64" officeooo:paragraph-rsid="01973458" style:font-style-asian="italic" style:font-weight-asian="normal" style:font-style-complex="italic" style:font-weight-complex="normal"/>
    </style:style>
    <style:style style:name="P405" style:family="paragraph" style:parent-style-name="Table_20_Contents">
      <style:paragraph-properties fo:text-align="center" style:justify-single-word="false"/>
      <style:text-properties style:text-position="0% 100%" fo:font-style="italic" fo:font-weight="normal" officeooo:rsid="00911c64" officeooo:paragraph-rsid="01a0c12e" style:font-style-asian="italic" style:font-weight-asian="normal" style:font-style-complex="italic" style:font-weight-complex="normal"/>
    </style:style>
    <style:style style:name="P406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c5389e" style:font-style-asian="normal" style:font-style-complex="normal"/>
    </style:style>
    <style:style style:name="P407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ce23d5" style:font-style-asian="normal" style:font-style-complex="normal"/>
    </style:style>
    <style:style style:name="P408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d15585" style:font-style-asian="normal" style:font-style-complex="normal"/>
    </style:style>
    <style:style style:name="P409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d3476c" style:font-style-asian="normal" style:font-style-complex="normal"/>
    </style:style>
    <style:style style:name="P410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d5227a" style:font-style-asian="normal" style:font-style-complex="normal"/>
    </style:style>
    <style:style style:name="P411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e2370c" style:font-style-asian="normal" style:font-style-complex="normal"/>
    </style:style>
    <style:style style:name="P412" style:family="paragraph" style:parent-style-name="Table_20_Contents">
      <style:paragraph-properties fo:text-align="center" style:justify-single-word="false"/>
      <style:text-properties style:text-position="0% 100%" fo:font-style="normal" officeooo:rsid="00bdce75" officeooo:paragraph-rsid="00f12cf6" style:font-style-asian="normal" style:font-style-complex="normal"/>
    </style:style>
    <style:style style:name="P413" style:family="paragraph" style:parent-style-name="Table_20_Contents">
      <style:paragraph-properties fo:text-align="center" style:justify-single-word="false"/>
      <style:text-properties style:text-position="0% 100%" fo:font-style="normal" officeooo:rsid="00d7351c" officeooo:paragraph-rsid="00d7351c" style:font-style-asian="normal" style:font-style-complex="normal"/>
    </style:style>
    <style:style style:name="P414" style:family="paragraph" style:parent-style-name="Table_20_Contents">
      <style:paragraph-properties fo:text-align="center" style:justify-single-word="false"/>
      <style:text-properties officeooo:rsid="00c0bbd0" officeooo:paragraph-rsid="00c0bbd0"/>
    </style:style>
    <style:style style:name="P415" style:family="paragraph" style:parent-style-name="Table_20_Contents">
      <style:paragraph-properties fo:text-align="center" style:justify-single-word="false"/>
      <style:text-properties officeooo:rsid="00c0bbd0" officeooo:paragraph-rsid="00dfa3f3"/>
    </style:style>
    <style:style style:name="P416" style:family="paragraph" style:parent-style-name="Table_20_Contents">
      <style:paragraph-properties fo:text-align="center" style:justify-single-word="false"/>
      <style:text-properties officeooo:rsid="00c0bbd0" officeooo:paragraph-rsid="00fe9b8c"/>
    </style:style>
    <style:style style:name="P417" style:family="paragraph" style:parent-style-name="Table_20_Contents">
      <style:paragraph-properties fo:text-align="center" style:justify-single-word="false"/>
      <style:text-properties officeooo:rsid="00c0bbd0" officeooo:paragraph-rsid="017c56da"/>
    </style:style>
    <style:style style:name="P418" style:family="paragraph" style:parent-style-name="Table_20_Contents">
      <style:paragraph-properties fo:text-align="center" style:justify-single-word="false"/>
      <style:text-properties officeooo:rsid="00c312f8" officeooo:paragraph-rsid="00c312f8"/>
    </style:style>
    <style:style style:name="P419" style:family="paragraph" style:parent-style-name="Table_20_Contents">
      <style:paragraph-properties fo:text-align="center" style:justify-single-word="false"/>
      <style:text-properties officeooo:rsid="00c312f8" officeooo:paragraph-rsid="017c56da"/>
    </style:style>
    <style:style style:name="P420" style:family="paragraph" style:parent-style-name="Table_20_Contents">
      <style:paragraph-properties fo:text-align="center" style:justify-single-word="false"/>
      <style:text-properties officeooo:rsid="00d7351c" officeooo:paragraph-rsid="00d7351c"/>
    </style:style>
    <style:style style:name="P421" style:family="paragraph" style:parent-style-name="Table_20_Contents">
      <style:paragraph-properties fo:text-align="center" style:justify-single-word="false"/>
      <style:text-properties officeooo:rsid="00e2370c" officeooo:paragraph-rsid="00e2370c"/>
    </style:style>
    <style:style style:name="P422" style:family="paragraph" style:parent-style-name="Table_20_Contents">
      <style:paragraph-properties fo:text-align="center" style:justify-single-word="false"/>
      <style:text-properties officeooo:rsid="00e2370c" officeooo:paragraph-rsid="0139cb1c"/>
    </style:style>
    <style:style style:name="P423" style:family="paragraph" style:parent-style-name="Table_20_Contents">
      <style:paragraph-properties fo:text-align="center" style:justify-single-word="false"/>
      <style:text-properties officeooo:rsid="01019b92" officeooo:paragraph-rsid="01019b92"/>
    </style:style>
    <style:style style:name="P424" style:family="paragraph" style:parent-style-name="Table_20_Contents">
      <style:paragraph-properties fo:text-align="center" style:justify-single-word="false"/>
      <style:text-properties officeooo:rsid="011d388e" officeooo:paragraph-rsid="011d388e"/>
    </style:style>
    <style:style style:name="P425" style:family="paragraph" style:parent-style-name="Table_20_Contents">
      <style:paragraph-properties fo:text-align="center" style:justify-single-word="false"/>
      <style:text-properties officeooo:rsid="012651f3" officeooo:paragraph-rsid="012651f3"/>
    </style:style>
    <style:style style:name="P426" style:family="paragraph" style:parent-style-name="Table_20_Contents">
      <style:paragraph-properties fo:text-align="center" style:justify-single-word="false"/>
      <style:text-properties officeooo:rsid="012c4b16" officeooo:paragraph-rsid="012c4b16"/>
    </style:style>
    <style:style style:name="P427" style:family="paragraph" style:parent-style-name="Table_20_Contents">
      <style:paragraph-properties fo:text-align="center" style:justify-single-word="false"/>
      <style:text-properties officeooo:rsid="012d9b4d" officeooo:paragraph-rsid="012d9b4d"/>
    </style:style>
    <style:style style:name="P428" style:family="paragraph" style:parent-style-name="Table_20_Contents">
      <style:paragraph-properties fo:text-align="center" style:justify-single-word="false"/>
      <style:text-properties officeooo:rsid="012d9b4d" officeooo:paragraph-rsid="013056ca"/>
    </style:style>
    <style:style style:name="P429" style:family="paragraph" style:parent-style-name="Table_20_Contents">
      <style:paragraph-properties fo:text-align="center" style:justify-single-word="false"/>
      <style:text-properties officeooo:rsid="0137ba8a" officeooo:paragraph-rsid="0137ba8a"/>
    </style:style>
    <style:style style:name="P430" style:family="paragraph" style:parent-style-name="Table_20_Contents">
      <style:paragraph-properties fo:text-align="center" style:justify-single-word="false"/>
      <style:text-properties officeooo:rsid="008ba851" officeooo:paragraph-rsid="014ed0e4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officeooo:rsid="008d94aa" officeooo:paragraph-rsid="014ed0e4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officeooo:rsid="01019b92" officeooo:paragraph-rsid="014ed0e4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officeooo:rsid="008f5ea7" officeooo:paragraph-rsid="014ed0e4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officeooo:rsid="008f5ea7" officeooo:paragraph-rsid="015cf99e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officeooo:rsid="008f5ea7" officeooo:paragraph-rsid="019c10b5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officeooo:rsid="008f5ea7" officeooo:paragraph-rsid="019ea4df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officeooo:rsid="008f5ea7" officeooo:paragraph-rsid="01a08a72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officeooo:rsid="008f5ea7" officeooo:paragraph-rsid="01a325a2" fo:background-color="transparent"/>
    </style:style>
    <style:style style:name="P439" style:family="paragraph" style:parent-style-name="Text_20_body">
      <style:text-properties officeooo:rsid="0084a5cc" officeooo:paragraph-rsid="0084a5cc"/>
    </style:style>
    <style:style style:name="P440" style:family="paragraph" style:parent-style-name="Text_20_body">
      <style:text-properties officeooo:rsid="008a78e6" officeooo:paragraph-rsid="008a78e6"/>
    </style:style>
    <style:style style:name="P441" style:family="paragraph" style:parent-style-name="Text_20_body">
      <style:text-properties officeooo:rsid="008a78e6" officeooo:paragraph-rsid="01208d0c"/>
    </style:style>
    <style:style style:name="P442" style:family="paragraph" style:parent-style-name="Text_20_body">
      <style:text-properties officeooo:rsid="00a5cc0c" officeooo:paragraph-rsid="00a5cc0c"/>
    </style:style>
    <style:style style:name="P443" style:family="paragraph" style:parent-style-name="Text_20_body">
      <style:text-properties officeooo:rsid="00a5cc0c" officeooo:paragraph-rsid="01208d0c"/>
    </style:style>
    <style:style style:name="P444" style:family="paragraph" style:parent-style-name="Text_20_body">
      <style:text-properties style:text-position="0% 100%" officeooo:rsid="00a5cc0c" officeooo:paragraph-rsid="00a5cc0c"/>
    </style:style>
    <style:style style:name="P445" style:family="paragraph" style:parent-style-name="Text_20_body">
      <style:text-properties style:text-position="0% 100%" officeooo:rsid="00b945a5" officeooo:paragraph-rsid="00b945a5"/>
    </style:style>
    <style:style style:name="P446" style:family="paragraph" style:parent-style-name="Text_20_body">
      <style:paragraph-properties fo:break-before="page"/>
      <style:text-properties style:text-position="0% 100%" officeooo:rsid="00b945a5" officeooo:paragraph-rsid="00b945a5"/>
    </style:style>
    <style:style style:name="P447" style:family="paragraph" style:parent-style-name="Text_20_body">
      <style:text-properties style:text-position="0% 100%" officeooo:rsid="00b945a5" officeooo:paragraph-rsid="00bb2274"/>
    </style:style>
    <style:style style:name="P448" style:family="paragraph" style:parent-style-name="Text_20_body">
      <style:paragraph-properties fo:break-before="page"/>
      <style:text-properties style:text-position="0% 100%" officeooo:rsid="00b945a5" officeooo:paragraph-rsid="00dfa3f3"/>
    </style:style>
    <style:style style:name="P449" style:family="paragraph" style:parent-style-name="Text_20_body">
      <style:text-properties style:text-position="0% 100%" officeooo:rsid="00b945a5" officeooo:paragraph-rsid="00dfa3f3"/>
    </style:style>
    <style:style style:name="P450" style:family="paragraph" style:parent-style-name="Text_20_body">
      <style:paragraph-properties fo:break-before="page"/>
      <style:text-properties style:text-position="0% 100%" officeooo:rsid="00b945a5" officeooo:paragraph-rsid="00fe9b8c"/>
    </style:style>
    <style:style style:name="P451" style:family="paragraph" style:parent-style-name="Text_20_body">
      <style:text-properties style:text-position="0% 100%" officeooo:rsid="00b945a5" officeooo:paragraph-rsid="00fe9b8c"/>
    </style:style>
    <style:style style:name="P452" style:family="paragraph" style:parent-style-name="Text_20_body">
      <style:paragraph-properties fo:break-before="page"/>
      <style:text-properties style:text-position="0% 100%" officeooo:rsid="00b945a5" officeooo:paragraph-rsid="0139cb1c"/>
    </style:style>
    <style:style style:name="P453" style:family="paragraph" style:parent-style-name="Text_20_body">
      <style:text-properties style:text-position="0% 100%" officeooo:rsid="00b945a5" officeooo:paragraph-rsid="0139cb1c"/>
    </style:style>
    <style:style style:name="P454" style:family="paragraph" style:parent-style-name="Text_20_body">
      <style:paragraph-properties fo:break-before="page"/>
      <style:text-properties style:text-position="0% 100%" officeooo:rsid="00b945a5" officeooo:paragraph-rsid="014ed0e4"/>
    </style:style>
    <style:style style:name="P455" style:family="paragraph" style:parent-style-name="Text_20_body">
      <style:paragraph-properties fo:break-before="page"/>
      <style:text-properties style:text-position="0% 100%" officeooo:rsid="00b945a5" officeooo:paragraph-rsid="017c56da"/>
    </style:style>
    <style:style style:name="P456" style:family="paragraph" style:parent-style-name="Text_20_body">
      <style:text-properties style:text-position="0% 100%" officeooo:rsid="00b945a5" officeooo:paragraph-rsid="017c56da"/>
    </style:style>
    <style:style style:name="P457" style:family="paragraph" style:parent-style-name="Text_20_body">
      <style:text-properties style:text-position="0% 100%" officeooo:rsid="00b945a5" officeooo:paragraph-rsid="014ed0e4" fo:background-color="#ff0000"/>
    </style:style>
    <style:style style:name="T1" style:family="text">
      <style:text-properties officeooo:rsid="00027ec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864ca4"/>
    </style:style>
    <style:style style:name="T4" style:family="text">
      <style:text-properties style:text-position="sub 58%" officeooo:rsid="00b61dfb"/>
    </style:style>
    <style:style style:name="T5" style:family="text">
      <style:text-properties style:text-position="sub 58%" officeooo:rsid="00dd5777"/>
    </style:style>
    <style:style style:name="T6" style:family="text">
      <style:text-properties style:text-position="sub 58%" officeooo:rsid="00df378b"/>
    </style:style>
    <style:style style:name="T7" style:family="text">
      <style:text-properties style:text-position="sub 58%" officeooo:rsid="00e08d02"/>
    </style:style>
    <style:style style:name="T8" style:family="text">
      <style:text-properties style:text-position="sub 58%" officeooo:rsid="00fc91e1"/>
    </style:style>
    <style:style style:name="T9" style:family="text">
      <style:text-properties style:text-position="sub 58%" officeooo:rsid="00fe7150"/>
    </style:style>
    <style:style style:name="T10" style:family="text">
      <style:text-properties style:text-position="sub 58%" officeooo:rsid="010204a5"/>
    </style:style>
    <style:style style:name="T11" style:family="text">
      <style:text-properties style:text-position="sub 58%" officeooo:rsid="01036bc3"/>
    </style:style>
    <style:style style:name="T12" style:family="text">
      <style:text-properties style:text-position="sub 58%" officeooo:rsid="0103d14f"/>
    </style:style>
    <style:style style:name="T13" style:family="text">
      <style:text-properties style:text-position="sub 58%" officeooo:rsid="011bf480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normal" officeooo:rsid="0129e3e8" style:font-style-asian="normal" style:font-style-complex="normal"/>
    </style:style>
    <style:style style:name="T16" style:family="text">
      <style:text-properties style:text-position="sub 58%" officeooo:rsid="00911c64" fo:background-color="transparent" loext:char-shading-value="0"/>
    </style:style>
    <style:style style:name="T17" style:family="text">
      <style:text-properties style:text-position="sub 58%" fo:font-style="italic" officeooo:rsid="00911c64" fo:background-color="transparent" loext:char-shading-value="0" style:font-style-asian="italic" style:font-style-complex="italic"/>
    </style:style>
    <style:style style:name="T18" style:family="text">
      <style:text-properties style:text-position="sub 58%" officeooo:rsid="00911c64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864ca4"/>
    </style:style>
    <style:style style:name="T21" style:family="text">
      <style:text-properties style:text-position="0% 100%" officeooo:rsid="00a669c4"/>
    </style:style>
    <style:style style:name="T22" style:family="text">
      <style:text-properties style:text-position="0% 100%" officeooo:rsid="00b61dfb"/>
    </style:style>
    <style:style style:name="T23" style:family="text">
      <style:text-properties style:text-position="0% 100%" officeooo:rsid="0083fcb6"/>
    </style:style>
    <style:style style:name="T24" style:family="text">
      <style:text-properties style:text-position="0% 100%" officeooo:rsid="00dd5777"/>
    </style:style>
    <style:style style:name="T25" style:family="text">
      <style:text-properties style:text-position="0% 100%" officeooo:rsid="00df378b"/>
    </style:style>
    <style:style style:name="T26" style:family="text">
      <style:text-properties style:text-position="0% 100%" officeooo:rsid="00f9dd41"/>
    </style:style>
    <style:style style:name="T27" style:family="text">
      <style:text-properties style:text-position="0% 100%" officeooo:rsid="00fc91e1"/>
    </style:style>
    <style:style style:name="T28" style:family="text">
      <style:text-properties style:text-position="0% 100%" officeooo:rsid="00fe7150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officeooo:rsid="00911c64" fo:background-color="transparent" loext:char-shading-value="0"/>
    </style:style>
    <style:style style:name="T31" style:family="text">
      <style:text-properties officeooo:rsid="007fa9fa"/>
    </style:style>
    <style:style style:name="T32" style:family="text">
      <style:text-properties officeooo:rsid="008f5ea7"/>
    </style:style>
    <style:style style:name="T33" style:family="text">
      <style:text-properties officeooo:rsid="009112f4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958e99"/>
    </style:style>
    <style:style style:name="T36" style:family="text">
      <style:text-properties style:text-underline-style="solid" style:text-underline-width="auto" style:text-underline-color="font-color" officeooo:rsid="00ab5080"/>
    </style:style>
    <style:style style:name="T37" style:family="text">
      <style:text-properties style:text-underline-style="solid" style:text-underline-width="auto" style:text-underline-color="font-color" officeooo:rsid="008f5ea7"/>
    </style:style>
    <style:style style:name="T38" style:family="text">
      <style:text-properties style:text-underline-style="solid" style:text-underline-width="auto" style:text-underline-color="font-color" officeooo:rsid="009112f4"/>
    </style:style>
    <style:style style:name="T39" style:family="text">
      <style:text-properties officeooo:rsid="0092bacc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958e99"/>
    </style:style>
    <style:style style:name="T42" style:family="text">
      <style:text-properties style:text-underline-style="none" officeooo:rsid="00ab5080"/>
    </style:style>
    <style:style style:name="T43" style:family="text">
      <style:text-properties style:text-underline-style="none" officeooo:rsid="00ada1d4"/>
    </style:style>
    <style:style style:name="T44" style:family="text">
      <style:text-properties style:text-underline-style="none" officeooo:rsid="00ae0529"/>
    </style:style>
    <style:style style:name="T45" style:family="text">
      <style:text-properties style:text-underline-style="none" officeooo:rsid="00ae7b23"/>
    </style:style>
    <style:style style:name="T46" style:family="text">
      <style:text-properties style:text-underline-style="none" officeooo:rsid="00b17bdb"/>
    </style:style>
    <style:style style:name="T47" style:family="text">
      <style:text-properties style:text-underline-style="none" officeooo:rsid="008f5ea7"/>
    </style:style>
    <style:style style:name="T48" style:family="text">
      <style:text-properties style:text-underline-style="none" officeooo:rsid="0129e3e8"/>
    </style:style>
    <style:style style:name="T49" style:family="text">
      <style:text-properties style:text-underline-style="none" officeooo:rsid="013056ca"/>
    </style:style>
    <style:style style:name="T50" style:family="text">
      <style:text-properties officeooo:rsid="00958e99"/>
    </style:style>
    <style:style style:name="T51" style:family="text">
      <style:text-properties officeooo:rsid="00ab5080"/>
    </style:style>
    <style:style style:name="T52" style:family="text">
      <style:text-properties officeooo:rsid="00ada1d4"/>
    </style:style>
    <style:style style:name="T53" style:family="text">
      <style:text-properties officeooo:rsid="00adc804"/>
    </style:style>
    <style:style style:name="T54" style:family="text">
      <style:text-properties officeooo:rsid="00ae0529"/>
    </style:style>
    <style:style style:name="T55" style:family="text">
      <style:text-properties officeooo:rsid="00ae7b23"/>
    </style:style>
    <style:style style:name="T56" style:family="text">
      <style:text-properties officeooo:rsid="00b11713"/>
    </style:style>
    <style:style style:name="T57" style:family="text">
      <style:text-properties officeooo:rsid="00b45d51"/>
    </style:style>
    <style:style style:name="T58" style:family="text">
      <style:text-properties officeooo:rsid="00b7ccfd"/>
    </style:style>
    <style:style style:name="T59" style:family="text">
      <style:text-properties officeooo:rsid="00bfa0d8"/>
    </style:style>
    <style:style style:name="T60" style:family="text">
      <style:text-properties officeooo:rsid="00c0bbd0"/>
    </style:style>
    <style:style style:name="T61" style:family="text">
      <style:text-properties officeooo:rsid="00c9ae3f"/>
    </style:style>
    <style:style style:name="T62" style:family="text">
      <style:text-properties officeooo:rsid="00ca2a2e"/>
    </style:style>
    <style:style style:name="T63" style:family="text">
      <style:text-properties officeooo:rsid="00cbd0f8"/>
    </style:style>
    <style:style style:name="T64" style:family="text">
      <style:text-properties officeooo:rsid="00c312f8"/>
    </style:style>
    <style:style style:name="T65" style:family="text">
      <style:text-properties officeooo:rsid="00ce23d5"/>
    </style:style>
    <style:style style:name="T66" style:family="text">
      <style:text-properties officeooo:rsid="00d15585"/>
    </style:style>
    <style:style style:name="T67" style:family="text">
      <style:text-properties officeooo:rsid="00d3476c"/>
    </style:style>
    <style:style style:name="T68" style:family="text">
      <style:text-properties officeooo:rsid="00d5227a"/>
    </style:style>
    <style:style style:name="T69" style:family="text">
      <style:text-properties officeooo:rsid="00dd5777"/>
    </style:style>
    <style:style style:name="T70" style:family="text">
      <style:text-properties officeooo:rsid="00dfa3f3"/>
    </style:style>
    <style:style style:name="T71" style:family="text">
      <style:text-properties officeooo:rsid="00e67f8c"/>
    </style:style>
    <style:style style:name="T72" style:family="text">
      <style:text-properties officeooo:rsid="00ea3cf2"/>
    </style:style>
    <style:style style:name="T73" style:family="text">
      <style:text-properties officeooo:rsid="00ec1955"/>
    </style:style>
    <style:style style:name="T74" style:family="text">
      <style:text-properties officeooo:rsid="00ecc751"/>
    </style:style>
    <style:style style:name="T75" style:family="text">
      <style:text-properties officeooo:rsid="00ef5b71"/>
    </style:style>
    <style:style style:name="T76" style:family="text">
      <style:text-properties officeooo:rsid="00f12cf6"/>
    </style:style>
    <style:style style:name="T77" style:family="text">
      <style:text-properties officeooo:rsid="00f0b4be"/>
    </style:style>
    <style:style style:name="T78" style:family="text">
      <style:text-properties officeooo:rsid="00f2f78c"/>
    </style:style>
    <style:style style:name="T79" style:family="text">
      <style:text-properties officeooo:rsid="00f4d0b6"/>
    </style:style>
    <style:style style:name="T80" style:family="text">
      <style:text-properties officeooo:rsid="00fe9b8c"/>
    </style:style>
    <style:style style:name="T81" style:family="text">
      <style:text-properties officeooo:rsid="01054e0e"/>
    </style:style>
    <style:style style:name="T82" style:family="text">
      <style:text-properties officeooo:rsid="01079c68"/>
    </style:style>
    <style:style style:name="T83" style:family="text">
      <style:text-properties officeooo:rsid="0106607f"/>
    </style:style>
    <style:style style:name="T84" style:family="text">
      <style:text-properties officeooo:rsid="01089273"/>
    </style:style>
    <style:style style:name="T85" style:family="text">
      <style:text-properties officeooo:rsid="010e4ef1"/>
    </style:style>
    <style:style style:name="T86" style:family="text">
      <style:text-properties officeooo:rsid="0112cb41"/>
    </style:style>
    <style:style style:name="T87" style:family="text">
      <style:text-properties officeooo:rsid="011910c0"/>
    </style:style>
    <style:style style:name="T88" style:family="text">
      <style:text-properties officeooo:rsid="0114a89e"/>
    </style:style>
    <style:style style:name="T89" style:family="text">
      <style:text-properties officeooo:rsid="011effab"/>
    </style:style>
    <style:style style:name="T90" style:family="text">
      <style:text-properties officeooo:rsid="01249c69"/>
    </style:style>
    <style:style style:name="T91" style:family="text">
      <style:text-properties officeooo:rsid="01257d6c"/>
    </style:style>
    <style:style style:name="T92" style:family="text">
      <style:text-properties officeooo:rsid="012651f3"/>
    </style:style>
    <style:style style:name="T93" style:family="text">
      <style:text-properties officeooo:rsid="0129e3e8"/>
    </style:style>
    <style:style style:name="T94" style:family="text">
      <style:text-properties officeooo:rsid="01288b27"/>
    </style:style>
    <style:style style:name="T95" style:family="text">
      <style:text-properties officeooo:rsid="012c4b16"/>
    </style:style>
    <style:style style:name="T96" style:family="text">
      <style:text-properties officeooo:rsid="0131af5a"/>
    </style:style>
    <style:style style:name="T97" style:family="text">
      <style:text-properties officeooo:rsid="013aa0d2"/>
    </style:style>
    <style:style style:name="T98" style:family="text">
      <style:text-properties officeooo:rsid="013dfc8a"/>
    </style:style>
    <style:style style:name="T99" style:family="text">
      <style:text-properties officeooo:rsid="0141c54f"/>
    </style:style>
    <style:style style:name="T100" style:family="text">
      <style:text-properties officeooo:rsid="013f6084"/>
    </style:style>
    <style:style style:name="T101" style:family="text">
      <style:text-properties officeooo:rsid="0143604f"/>
    </style:style>
    <style:style style:name="T102" style:family="text">
      <style:text-properties officeooo:rsid="01460844"/>
    </style:style>
    <style:style style:name="T103" style:family="text">
      <style:text-properties officeooo:rsid="0146577b"/>
    </style:style>
    <style:style style:name="T104" style:family="text">
      <style:text-properties officeooo:rsid="014a7068"/>
    </style:style>
    <style:style style:name="T105" style:family="text">
      <style:text-properties officeooo:rsid="01501185"/>
    </style:style>
    <style:style style:name="T106" style:family="text">
      <style:text-properties officeooo:rsid="01534fe0"/>
    </style:style>
    <style:style style:name="T107" style:family="text">
      <style:text-properties officeooo:rsid="017c56da"/>
    </style:style>
    <style:style style:name="T108" style:family="text">
      <style:text-properties officeooo:rsid="017e4a30"/>
    </style:style>
    <style:style style:name="T109" style:family="text">
      <style:text-properties officeooo:rsid="0181af8e"/>
    </style:style>
    <style:style style:name="T110" style:family="text">
      <style:text-properties officeooo:rsid="0183f523"/>
    </style:style>
    <style:style style:name="T111" style:family="text">
      <style:text-properties officeooo:rsid="0183f523" fo:background-color="transparent" loext:char-shading-value="0"/>
    </style:style>
    <style:style style:name="T112" style:family="text">
      <style:text-properties officeooo:rsid="01857594"/>
    </style:style>
    <style:style style:name="T113" style:family="text">
      <style:text-properties officeooo:rsid="0186f157"/>
    </style:style>
    <style:style style:name="T114" style:family="text">
      <style:text-properties officeooo:rsid="01870aab"/>
    </style:style>
    <style:style style:name="T115" style:family="text">
      <style:text-properties officeooo:rsid="018ca4c6"/>
    </style:style>
    <style:style style:name="T116" style:family="text">
      <style:text-properties officeooo:rsid="01981c7d"/>
    </style:style>
    <style:style style:name="T117" style:family="text">
      <style:text-properties officeooo:rsid="0195460a"/>
    </style:style>
    <style:style style:name="T118" style:family="text">
      <style:text-properties officeooo:rsid="019c10b5"/>
    </style:style>
    <style:style style:name="T119" style:family="text">
      <style:text-properties officeooo:rsid="019d804f"/>
    </style:style>
    <style:style style:name="T120" style:family="text">
      <style:text-properties officeooo:rsid="019ea4df"/>
    </style:style>
    <style:style style:name="T121" style:family="text">
      <style:text-properties officeooo:rsid="01a08a72"/>
    </style:style>
    <style:style style:name="T122" style:family="text">
      <style:text-properties officeooo:rsid="01a0c12e"/>
    </style:style>
    <style:style style:name="T123" style:family="text">
      <style:text-properties officeooo:rsid="01a0ac13"/>
    </style:style>
    <style:style style:name="T124" style:family="text">
      <style:text-properties officeooo:rsid="01a43812"/>
    </style:style>
    <style:style style:name="T125" style:family="text">
      <style:text-properties officeooo:rsid="01a15f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анкт-Петербургский <text:span text:style-name="T1">н</text:span>ациональный <text:span text:style-name="T1">и</text:span>сследовательский <text:span text:style-name="T1">у</text:span>ниверситет ИТМО</text:p>
      <text:p text:style-name="P4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Домашняя работа №<text:span text:style-name="T58">4</text:span></text:p>
      <text:p text:style-name="P1">по дисциплине “Дискретная математика”</text:p>
      <text:p text:style-name="P3">вариант <text:span text:style-name="T31">9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Тимошкин Роман Вячеславович</text:p>
      <text:p text:style-name="P5">группа P3131</text:p>
      <text:p text:style-name="P5">Преподаватель:</text:p>
      <text:p text:style-name="P5">Поляков Владимир Иванович</text:p>
      <text:p text:style-name="P3"/>
      <text:p text:style-name="P3"/>
      <text:p text:style-name="P3"/>
      <text:p text:style-name="P3">Санкт-Петербург</text:p>
      <text:p text:style-name="P3">2023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A</text:p>
          </table:table-cell>
          <table:table-cell table:style-name="Table1.B1" office:value-type="string">
            <text:p text:style-name="P7">B</text:p>
          </table:table-cell>
        </table:table-row>
        <table:table-row table:style-name="Table1.2">
          <table:table-cell table:style-name="Table1.A2" office:value-type="string">
            <text:p text:style-name="P6">44</text:p>
          </table:table-cell>
          <table:table-cell table:style-name="Table1.B2" office:value-type="string">
            <text:p text:style-name="P6">67</text:p>
          </table:table-cell>
        </table:table-row>
      </table:table>
      <text:h text:style-name="P14" text:outline-level="1" text:is-list-header="true">Задание 1.</text:h>
      <text:p text:style-name="P11">[+A]<text:span text:style-name="T2">пр.</text:span><text:span text:style-name="T19"> = 0.101100; [-A]</text:span><text:span text:style-name="T2">доп.</text:span><text:span text:style-name="T19"> = 1.</text:span><text:span text:style-name="T21">010100</text:span><text:span text:style-name="T19">.</text:span></text:p>
      <text:p text:style-name="P12">[+B]<text:span text:style-name="T2">пр.</text:span><text:span text:style-name="T19"> = 0.1000011; </text:span><text:span text:style-name="T20">[-B]</text:span><text:span text:style-name="T3">доп.</text:span><text:span text:style-name="T20"> = 1.0111101.</text:span></text:p>
      <text:p text:style-name="P12"/>
      <text:p text:style-name="P13"><text:span text:style-name="T20">1</text:span><text:span text:style-name="T19">) A &gt; 0, B &gt; 0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№ шага</text:p>
          </table:table-cell>
          <table:table-cell table:style-name="Table2.A1" office:value-type="string">
            <text:p text:style-name="P8">Операнды и действия</text:p>
          </table:table-cell>
          <table:table-cell table:style-name="Table2.A1" office:value-type="string">
            <text:p text:style-name="P8">СЧП (старшие разряды)</text:p>
          </table:table-cell>
          <table:table-cell table:style-name="Table2.A1" office:value-type="string">
            <text:p text:style-name="P8">Множитель и СЧП (младшие разряды)</text:p>
          </table:table-cell>
          <table:table-cell table:style-name="Table2.E1" office:value-type="string">
            <text:p text:style-name="P8">Пояснения</text:p>
          </table:table-cell>
        </table:table-row>
        <table:table-row table:style-name="Table2.2"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10">СЧП</text:p>
          </table:table-cell>
          <table:table-cell table:style-name="Table2.A2" office:value-type="string">
            <text:p text:style-name="P34">0 0 0 0 0 0 0</text:p>
          </table:table-cell>
          <table:table-cell table:style-name="Table2.A2" office:value-type="string">
            <text:p text:style-name="P34"><text:span text:style-name="T33">0 </text:span>1 0 0 0 0 1 <text:span text:style-name="T34">1</text:span></text:p>
          </table:table-cell>
          <table:table-cell table:style-name="Table2.E2" office:value-type="string">
            <text:p text:style-name="P34">Обнуление старших разрядов СЧП</text:p>
          </table:table-cell>
        </table:table-row>
        <table:table-row table:style-name="Table2.3">
          <table:table-cell table:style-name="Table2.A2" office:value-type="string">
            <text:p text:style-name="P34">1</text:p>
          </table:table-cell>
          <table:table-cell table:style-name="Table2.A2" office:value-type="string">
            <text:p text:style-name="P133">[A]<text:span text:style-name="T2">пр.</text:span></text:p>
            <text:p text:style-name="P89">СЧП</text:p>
            <text:p text:style-name="P89">СЧП→</text:p>
          </table:table-cell>
          <table:table-cell table:style-name="Table2.A2" office:value-type="string">
            <text:p text:style-name="P146">0 1 0 1 1 0 0</text:p>
            <text:p text:style-name="P144">0 1 0 1 1 0 0</text:p>
            <text:p text:style-name="P144">0 0 1 0 1 1 0</text:p>
          </table:table-cell>
          <table:table-cell table:style-name="Table2.A2" office:value-type="string">
            <text:p text:style-name="P145"><text:span text:style-name="T34"/></text:p>
            <text:p text:style-name="P362">0 1 0 0 0 0 1 1</text:p>
            <text:p text:style-name="P362">0 | 0 1 0 0 0 0 <text:span text:style-name="T34">1</text:span></text:p>
          </table:table-cell>
          <table:table-cell table:style-name="Table2.E2" office:value-type="string">
            <text:p text:style-name="P34">Сложение СЧП с множимым Модифицированный сдвиг СЧП и множителя вправо</text:p>
          </table:table-cell>
        </table:table-row>
        <table:table-row table:style-name="Table2.3">
          <table:table-cell table:style-name="Table2.A2" office:value-type="string">
            <text:p text:style-name="P131">2</text:p>
          </table:table-cell>
          <table:table-cell table:style-name="Table2.A2" office:value-type="string">
            <text:p text:style-name="P134">[A]<text:span text:style-name="T2">пр.</text:span></text:p>
            <text:p text:style-name="P90">СЧП</text:p>
            <text:p text:style-name="P90"><text:span text:style-name="T19">СЧП→</text:span></text:p>
          </table:table-cell>
          <table:table-cell table:style-name="Table2.A2" office:value-type="string">
            <text:p text:style-name="P147">0 1 0 1 1 0 0</text:p>
            <text:p text:style-name="P195">1 0 0 0 0 1 0</text:p>
            <text:p text:style-name="P195">0 1 0 0 0 0 1</text:p>
          </table:table-cell>
          <table:table-cell table:style-name="Table2.A2" office:value-type="string">
            <text:p text:style-name="P184"><text:span text:style-name="T34"/></text:p>
            <text:p text:style-name="P365">0 | 0 1 0 0 0 0 1</text:p>
            <text:p text:style-name="P365">0 0 | 0 1 0 0 0 <text:span text:style-name="T34">0</text:span></text:p>
          </table:table-cell>
          <table:table-cell table:style-name="Table2.E2" office:value-type="string">
            <text:p text:style-name="P35">Сложение СЧП с множимым Модифицированный сдвиг СЧП и множителя вправо</text:p>
          </table:table-cell>
        </table:table-row>
        <table:table-row table:style-name="Table2.3">
          <table:table-cell table:style-name="Table2.A2" office:value-type="string">
            <text:p text:style-name="P185">3</text:p>
          </table:table-cell>
          <table:table-cell table:style-name="Table2.A2" office:value-type="string">
            <text:p text:style-name="P91"><text:span text:style-name="T19">СЧП→</text:span></text:p>
          </table:table-cell>
          <table:table-cell table:style-name="Table2.A2" office:value-type="string">
            <text:p text:style-name="P366">0 <text:span text:style-name="T42">0 1 0 0 0 0</text:span></text:p>
          </table:table-cell>
          <table:table-cell table:style-name="Table2.A2" office:value-type="string">
            <text:p text:style-name="P196">1 <text:span text:style-name="T51">0 0 | 0 1 0 0 </text:span><text:span text:style-name="T36">0</text:span></text:p>
          </table:table-cell>
          <table:table-cell table:style-name="Table2.E2" office:value-type="string">
            <text:p text:style-name="P36">Модифицированный сдвиг СЧП и множителя вправо</text:p>
          </table:table-cell>
        </table:table-row>
        <table:table-row table:style-name="Table2.3">
          <table:table-cell table:style-name="Table2.A2" office:value-type="string">
            <text:p text:style-name="P187">4</text:p>
          </table:table-cell>
          <table:table-cell table:style-name="Table2.A2" office:value-type="string">
            <text:p text:style-name="P92"><text:span text:style-name="T19">СЧП→</text:span></text:p>
          </table:table-cell>
          <table:table-cell table:style-name="Table2.A2" office:value-type="string">
            <text:p text:style-name="P367">0 <text:span text:style-name="T52">0 </text:span><text:span text:style-name="T42">0 1 0 0 0</text:span></text:p>
          </table:table-cell>
          <table:table-cell table:style-name="Table2.A2" office:value-type="string">
            <text:p text:style-name="P198">0 <text:span text:style-name="T52">1 </text:span><text:span text:style-name="T51">0 0 | 0 1 0 </text:span><text:span text:style-name="T36">0</text:span></text:p>
          </table:table-cell>
          <table:table-cell table:style-name="Table2.E2" office:value-type="string">
            <text:p text:style-name="P36">Модифицированный сдвиг СЧП и множителя вправо</text:p>
          </table:table-cell>
        </table:table-row>
        <table:table-row table:style-name="Table2.3">
          <table:table-cell table:style-name="Table2.A2" office:value-type="string">
            <text:p text:style-name="P189">5</text:p>
          </table:table-cell>
          <table:table-cell table:style-name="Table2.A2" office:value-type="string">
            <text:p text:style-name="P93"><text:span text:style-name="T19">СЧП→</text:span></text:p>
          </table:table-cell>
          <table:table-cell table:style-name="Table2.A2" office:value-type="string">
            <text:p text:style-name="P368">0 <text:span text:style-name="T53">0 </text:span><text:span text:style-name="T52">0 </text:span><text:span text:style-name="T42">0 1 0 0 </text:span></text:p>
          </table:table-cell>
          <table:table-cell table:style-name="Table2.A2" office:value-type="string">
            <text:p text:style-name="P199">0 <text:span text:style-name="T54">0 </text:span><text:span text:style-name="T52">1 </text:span><text:span text:style-name="T51">0 0 | 0 1 </text:span><text:span text:style-name="T36">0</text:span></text:p>
          </table:table-cell>
          <table:table-cell table:style-name="Table2.E2" office:value-type="string">
            <text:p text:style-name="P36">Модифицированный сдвиг СЧП и множителя вправо</text:p>
          </table:table-cell>
        </table:table-row>
        <table:table-row table:style-name="Table2.3">
          <table:table-cell table:style-name="Table2.A2" office:value-type="string">
            <text:p text:style-name="P191">6</text:p>
          </table:table-cell>
          <table:table-cell table:style-name="Table2.A2" office:value-type="string">
            <text:p text:style-name="P94"><text:span text:style-name="T19">СЧП→</text:span></text:p>
          </table:table-cell>
          <table:table-cell table:style-name="Table2.A2" office:value-type="string">
            <text:p text:style-name="P369">0 <text:span text:style-name="T55">0 </text:span><text:span text:style-name="T53">0 </text:span><text:span text:style-name="T52">0 </text:span><text:span text:style-name="T42">0 1 0</text:span></text:p>
          </table:table-cell>
          <table:table-cell table:style-name="Table2.A2" office:value-type="string">
            <text:p text:style-name="P201">0 <text:span text:style-name="T55">0 </text:span><text:span text:style-name="T54">0 </text:span><text:span text:style-name="T52">1 </text:span><text:span text:style-name="T51">0 0 | 0 </text:span><text:span text:style-name="T36">1</text:span></text:p>
          </table:table-cell>
          <table:table-cell table:style-name="Table2.E2" office:value-type="string">
            <text:p text:style-name="P36">Модифицированный сдвиг СЧП и множителя вправо</text:p>
          </table:table-cell>
        </table:table-row>
        <table:table-row table:style-name="Table2.3">
          <table:table-cell table:style-name="Table2.A2" office:value-type="string">
            <text:p text:style-name="P193">7</text:p>
          </table:table-cell>
          <table:table-cell table:style-name="Table2.A2" office:value-type="string">
            <text:p text:style-name="P135">[A]<text:span text:style-name="T2">пр.</text:span></text:p>
            <text:p text:style-name="P95">СЧП</text:p>
            <text:p text:style-name="P96"><text:span text:style-name="T19">СЧП→</text:span></text:p>
          </table:table-cell>
          <table:table-cell table:style-name="Table2.A2" office:value-type="string">
            <text:p text:style-name="P148">0 1 0 1 1 0 0</text:p>
            <text:p text:style-name="P203">0 1 0 1 1 1 0</text:p>
            <text:p text:style-name="P204">0 <text:span text:style-name="T56">0 1 0 1 1 1</text:span></text:p>
          </table:table-cell>
          <table:table-cell table:style-name="Table2.A2" office:value-type="string">
            <text:p text:style-name="P359"><text:span text:style-name="T35"/></text:p>
            <text:p text:style-name="P202"><text:span text:style-name="T50">0 </text:span><text:span text:style-name="T55">0 </text:span><text:span text:style-name="T54">0 </text:span><text:span text:style-name="T52">1 </text:span><text:span text:style-name="T51">0 0 | 0 1</text:span></text:p>
            <text:p text:style-name="P204">0 <text:span text:style-name="T50">0 </text:span><text:span text:style-name="T55">0 </text:span><text:span text:style-name="T54">0 </text:span><text:span text:style-name="T52">1 </text:span><text:span text:style-name="T51">0 0 | </text:span><text:span text:style-name="T36">0</text:span></text:p>
          </table:table-cell>
          <table:table-cell table:style-name="Table2.E2" office:value-type="string">
            <text:p text:style-name="P37">Сложение СЧП с множимым Модифицированный сдвиг СЧП и множителя вправо</text:p>
          </table:table-cell>
        </table:table-row>
        <table:table-row table:style-name="Table2.3">
          <table:table-cell table:style-name="Table2.A10" office:value-type="string">
            <text:p text:style-name="P360">8</text:p>
          </table:table-cell>
          <table:table-cell table:style-name="Table2.A10" office:value-type="string">
            <text:p text:style-name="P96"><text:span text:style-name="T19">СЧП→</text:span></text:p>
          </table:table-cell>
          <table:table-cell table:style-name="Table2.A10" office:value-type="string">
            <text:p text:style-name="P205"><text:span text:style-name="T57">0 </text:span>0 <text:span text:style-name="T56">0 1 0 1 1</text:span></text:p>
          </table:table-cell>
          <table:table-cell table:style-name="Table2.A10" office:value-type="string">
            <text:p text:style-name="P370"><text:span text:style-name="T41">1 </text:span><text:span text:style-name="T46">0 </text:span><text:span text:style-name="T41">0 </text:span><text:span text:style-name="T45">0 </text:span><text:span text:style-name="T44">0 </text:span><text:span text:style-name="T43">1 </text:span><text:span text:style-name="T42">0 0</text:span></text:p>
          </table:table-cell>
          <table:table-cell table:style-name="Table2.E10" office:value-type="string">
            <text:p text:style-name="P37">Модифицированный сдвиг СЧП и множителя вправо</text:p>
          </table:table-cell>
        </table:table-row>
      </table:table>
      <text:p text:style-name="P13"/>
      <text:p text:style-name="P13">Полученный результат положителен и представлен в прямом коде:</text:p>
      <text:p text:style-name="P442">[С<text:span text:style-name="T2">пр.</text:span><text:span text:style-name="T19">] = 0.</text:span><text:span text:style-name="T22">00101110000100</text:span><text:span text:style-name="T2">2</text:span><text:span text:style-name="T19"> = </text:span><text:span text:style-name="T22">2948</text:span><text:span text:style-name="T4">10</text:span></text:p>
      <text:p text:style-name="P444"/>
      <text:p text:style-name="P445"/>
      <text:p text:style-name="P446">2) A &lt; 0, B &lt; 0:</text:p>
      <text:p text:style-name="P44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72">№ шага</text:p>
          </table:table-cell>
          <table:table-cell table:style-name="Table3.A1" office:value-type="string">
            <text:p text:style-name="P372">Операнды и действия</text:p>
          </table:table-cell>
          <table:table-cell table:style-name="Table3.A1" office:value-type="string">
            <text:p text:style-name="P372">СЧП (старшие разряды)</text:p>
          </table:table-cell>
          <table:table-cell table:style-name="Table3.A1" office:value-type="string">
            <text:p text:style-name="P372">Множитель и СЧП (младшие разряды)</text:p>
          </table:table-cell>
          <table:table-cell table:style-name="Table3.E1" office:value-type="string">
            <text:p text:style-name="P372">Пояснения</text:p>
          </table:table-cell>
        </table:table-row>
        <table:table-row table:style-name="Table3.2">
          <table:table-cell table:style-name="Table3.A2" office:value-type="string">
            <text:p text:style-name="P77">0</text:p>
          </table:table-cell>
          <table:table-cell table:style-name="Table3.A2" office:value-type="string">
            <text:p text:style-name="P83">СЧП</text:p>
          </table:table-cell>
          <table:table-cell table:style-name="Table3.A2" office:value-type="string">
            <text:p text:style-name="P38">0 0 0 0 0 0 0</text:p>
          </table:table-cell>
          <table:table-cell table:style-name="Table3.A2" office:value-type="string">
            <text:p text:style-name="P207">1 0 1 1 1 1 0 <text:span text:style-name="T34">1</text:span></text:p>
          </table:table-cell>
          <table:table-cell table:style-name="Table3.E2" office:value-type="string">
            <text:p text:style-name="P38">Обнуление старших разрядов СЧП</text:p>
          </table:table-cell>
        </table:table-row>
        <table:table-row table:style-name="Table3.3">
          <table:table-cell table:style-name="Table3.A2" office:value-type="string">
            <text:p text:style-name="P378">1</text:p>
          </table:table-cell>
          <table:table-cell table:style-name="Table3.A2" office:value-type="string">
            <text:p text:style-name="P406">[-A]<text:span text:style-name="T2">доп.</text:span></text:p>
            <text:p text:style-name="P380">СЧП</text:p>
            <text:p text:style-name="P387">СЧП→</text:p>
          </table:table-cell>
          <table:table-cell table:style-name="Table3.A2" office:value-type="string">
            <text:p text:style-name="P149">1 0 1 0 1 0 0</text:p>
            <text:p text:style-name="P219">1 0 1 0 1 0 0</text:p>
            <text:p text:style-name="P221"><text:span text:style-name="T61">1</text:span> <text:span text:style-name="T59">1 0 1 0 1 0</text:span></text:p>
          </table:table-cell>
          <table:table-cell table:style-name="Table3.A2" office:value-type="string">
            <text:p text:style-name="P363"><text:span text:style-name="T34"/></text:p>
            <text:p text:style-name="P208">1 0 1 1 1 1 0 1</text:p>
            <text:p text:style-name="P414">0 | <text:span text:style-name="T47">1 0 1 1 1 1 </text:span><text:span text:style-name="T37">0</text:span></text:p>
          </table:table-cell>
          <table:table-cell table:style-name="Table3.E2" office:value-type="string">
            <text:p text:style-name="P38">Вычитание из СЧП множимого</text:p>
            <text:p text:style-name="P38">Модифицированный сдвиг СЧП и</text:p>
            <text:p text:style-name="P38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2</text:p>
          </table:table-cell>
          <table:table-cell table:style-name="Table3.A2" office:value-type="string">
            <text:p text:style-name="P97"><text:span text:style-name="T19">СЧП→</text:span></text:p>
          </table:table-cell>
          <table:table-cell table:style-name="Table3.A2" office:value-type="string">
            <text:p text:style-name="P222"><text:span text:style-name="T61">1</text:span> <text:span text:style-name="T61">1</text:span><text:span text:style-name="T60"> </text:span><text:span text:style-name="T59">1 0 1 0 1</text:span></text:p>
          </table:table-cell>
          <table:table-cell table:style-name="Table3.A2" office:value-type="string">
            <text:p text:style-name="P222">0 <text:span text:style-name="T60">0 | </text:span><text:span text:style-name="T32">1 0 1 1 1 </text:span><text:span text:style-name="T37">1</text:span></text:p>
          </table:table-cell>
          <table:table-cell table:style-name="Table3.E2" office:value-type="string">
            <text:p text:style-name="P39">Модифицированный сдвиг СЧП и</text:p>
            <text:p text:style-name="P39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3</text:p>
          </table:table-cell>
          <table:table-cell table:style-name="Table3.A2" office:value-type="string">
            <text:p text:style-name="P406">[-A]<text:span text:style-name="T2">доп.</text:span></text:p>
            <text:p text:style-name="P380">СЧП</text:p>
            <text:p text:style-name="P98"><text:span text:style-name="T19">СЧП→</text:span></text:p>
          </table:table-cell>
          <table:table-cell table:style-name="Table3.A2" office:value-type="string">
            <text:p text:style-name="P150">1 0 1 0 1 0 0</text:p>
            <text:p text:style-name="P227">1 0 0 1 0 0 1</text:p>
            <text:p text:style-name="P226"><text:span text:style-name="T63">1</text:span> <text:span text:style-name="T62">1 0 0 1 0 0</text:span></text:p>
          </table:table-cell>
          <table:table-cell table:style-name="Table3.A2" office:value-type="string">
            <text:p text:style-name="P197"><text:span text:style-name="T36"/></text:p>
            <text:p text:style-name="P223">0 <text:span text:style-name="T60">0 | </text:span><text:span text:style-name="T32">1 0 1 1 1 1</text:span></text:p>
            <text:p text:style-name="P228">1 <text:span text:style-name="T64">0 </text:span><text:span text:style-name="T60">0 | </text:span><text:span text:style-name="T32">1 0 1 1 </text:span><text:span text:style-name="T37">1</text:span></text:p>
          </table:table-cell>
          <table:table-cell table:style-name="Table3.E2" office:value-type="string">
            <text:p text:style-name="P41">Вычитание из СЧП множимого</text:p>
            <text:p text:style-name="P40">Модифицированный сдвиг СЧП и</text:p>
            <text:p text:style-name="P40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4</text:p>
          </table:table-cell>
          <table:table-cell table:style-name="Table3.A2" office:value-type="string">
            <text:p text:style-name="P407">[-A]<text:span text:style-name="T2">доп.</text:span></text:p>
            <text:p text:style-name="P381">СЧП</text:p>
            <text:p text:style-name="P99"><text:span text:style-name="T19">СЧП→</text:span></text:p>
          </table:table-cell>
          <table:table-cell table:style-name="Table3.A2" office:value-type="string">
            <text:p text:style-name="P151">1 0 1 0 1 0 0</text:p>
            <text:p text:style-name="P232">0 1 1 1 0 0 0</text:p>
            <text:p text:style-name="P232">1 0 1 1 1 0 0</text:p>
          </table:table-cell>
          <table:table-cell table:style-name="Table3.A2" office:value-type="string">
            <text:p text:style-name="P229"/>
            <text:p text:style-name="P229">1 <text:span text:style-name="T64">0 </text:span><text:span text:style-name="T60">0 | </text:span><text:span text:style-name="T32">1 0 1 1 1</text:span></text:p>
            <text:p text:style-name="P232">0 <text:span text:style-name="T63">1 </text:span><text:span text:style-name="T64">0 </text:span><text:span text:style-name="T60">0 | </text:span><text:span text:style-name="T32">1 0 1 </text:span><text:span text:style-name="T37">1</text:span></text:p>
          </table:table-cell>
          <table:table-cell table:style-name="Table3.E2" office:value-type="string">
            <text:p text:style-name="P42">Вычитание из СЧП множимого</text:p>
            <text:p text:style-name="P42">Модифицированный сдвиг СЧП и</text:p>
            <text:p text:style-name="P42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5</text:p>
          </table:table-cell>
          <table:table-cell table:style-name="Table3.A2" office:value-type="string">
            <text:p text:style-name="P408">[-A]<text:span text:style-name="T2">доп.</text:span></text:p>
            <text:p text:style-name="P382">СЧП</text:p>
            <text:p text:style-name="P100"><text:span text:style-name="T19">СЧП→</text:span></text:p>
          </table:table-cell>
          <table:table-cell table:style-name="Table3.A2" office:value-type="string">
            <text:p text:style-name="P152">1 0 1 0 1 0 0</text:p>
            <text:p text:style-name="P235">0 1 1 0 0 0 0</text:p>
            <text:p text:style-name="P235">1 0 1 1 0 0 0</text:p>
          </table:table-cell>
          <table:table-cell table:style-name="Table3.A2" office:value-type="string">
            <text:p text:style-name="P200"><text:span text:style-name="T36"/></text:p>
            <text:p text:style-name="P233"><text:span text:style-name="T51">0 </text:span><text:span text:style-name="T63">1 </text:span><text:span text:style-name="T64">0 </text:span><text:span text:style-name="T60">0 | </text:span><text:span text:style-name="T32">1 0 1 1</text:span></text:p>
            <text:p text:style-name="P235">0 <text:span text:style-name="T65">0 </text:span><text:span text:style-name="T63">1 </text:span><text:span text:style-name="T64">0 </text:span><text:span text:style-name="T60">0 | </text:span><text:span text:style-name="T32">1 0 </text:span><text:span text:style-name="T37">1</text:span></text:p>
          </table:table-cell>
          <table:table-cell table:style-name="Table3.E2" office:value-type="string">
            <text:p text:style-name="P43">Вычитание из СЧП множимого</text:p>
            <text:p text:style-name="P43">Модифицированный сдвиг СЧП и</text:p>
            <text:p text:style-name="P43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6</text:p>
          </table:table-cell>
          <table:table-cell table:style-name="Table3.A2" office:value-type="string">
            <text:p text:style-name="P409">[-A]<text:span text:style-name="T2">доп.</text:span></text:p>
            <text:p text:style-name="P383">СЧП</text:p>
            <text:p text:style-name="P101"><text:span text:style-name="T19">СЧП→</text:span></text:p>
          </table:table-cell>
          <table:table-cell table:style-name="Table3.A2" office:value-type="string">
            <text:p text:style-name="P153">1 0 1 0 1 0 0</text:p>
            <text:p text:style-name="P238">0 1 0 1 1 0 0</text:p>
            <text:p text:style-name="P238">1 0 1 0 1 1 0</text:p>
          </table:table-cell>
          <table:table-cell table:style-name="Table3.A2" office:value-type="string">
            <text:p text:style-name="P236"/>
            <text:p text:style-name="P236">0 <text:span text:style-name="T65">0 </text:span><text:span text:style-name="T63">1 </text:span><text:span text:style-name="T64">0 </text:span><text:span text:style-name="T60">0 | </text:span><text:span text:style-name="T32">1 0 1</text:span></text:p>
            <text:p text:style-name="P238">0 <text:span text:style-name="T66">0 </text:span><text:span text:style-name="T65">0 </text:span><text:span text:style-name="T63">1 </text:span><text:span text:style-name="T64">0 </text:span><text:span text:style-name="T60">0 | </text:span><text:span text:style-name="T32">1 </text:span><text:span text:style-name="T37">0</text:span></text:p>
          </table:table-cell>
          <table:table-cell table:style-name="Table3.E2" office:value-type="string">
            <text:p text:style-name="P44">Вычитание из СЧП множимого</text:p>
            <text:p text:style-name="P44">Модифицированный сдвиг СЧП и</text:p>
            <text:p text:style-name="P44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7</text:p>
          </table:table-cell>
          <table:table-cell table:style-name="Table3.A2" office:value-type="string">
            <text:p text:style-name="P101"><text:span text:style-name="T19">СЧП→</text:span></text:p>
          </table:table-cell>
          <table:table-cell table:style-name="Table3.A2" office:value-type="string">
            <text:p text:style-name="P240">1 <text:span text:style-name="T67">1 0 1 0 1 1</text:span></text:p>
          </table:table-cell>
          <table:table-cell table:style-name="Table3.A2" office:value-type="string">
            <text:p text:style-name="P240">0 <text:span text:style-name="T67">0 </text:span><text:span text:style-name="T66">0 </text:span><text:span text:style-name="T65">0 </text:span><text:span text:style-name="T63">1 </text:span><text:span text:style-name="T64">0 </text:span><text:span text:style-name="T60">0 | </text:span><text:span text:style-name="T37">1</text:span></text:p>
          </table:table-cell>
          <table:table-cell table:style-name="Table3.E2" office:value-type="string">
            <text:p text:style-name="P45">Модифицированный сдвиг СЧП и</text:p>
            <text:p text:style-name="P45">множителя вправо</text:p>
          </table:table-cell>
        </table:table-row>
        <table:table-row table:style-name="Table3.3">
          <table:table-cell table:style-name="Table3.A2" office:value-type="string">
            <text:p text:style-name="P418">8</text:p>
          </table:table-cell>
          <table:table-cell table:style-name="Table3.A2" office:value-type="string">
            <text:p text:style-name="P410">[-A]<text:span text:style-name="T2">доп.</text:span></text:p>
            <text:p text:style-name="P384">СЧП</text:p>
            <text:p text:style-name="P102"><text:span text:style-name="T19">СЧП→</text:span></text:p>
          </table:table-cell>
          <table:table-cell table:style-name="Table3.A2" office:value-type="string">
            <text:p text:style-name="P154">1 0 1 0 1 0 0</text:p>
            <text:p text:style-name="P244">0 1 1 1 1 1 1</text:p>
            <text:p text:style-name="P245">1 <text:span text:style-name="T68">0 1 1 1 1 1</text:span></text:p>
          </table:table-cell>
          <table:table-cell table:style-name="Table3.A2" office:value-type="string">
            <text:p text:style-name="P371"><text:span text:style-name="T42"/></text:p>
            <text:p text:style-name="P241"><text:span text:style-name="T51">0 </text:span><text:span text:style-name="T67">0 </text:span><text:span text:style-name="T66">0 </text:span><text:span text:style-name="T65">0 </text:span><text:span text:style-name="T63">1 </text:span><text:span text:style-name="T64">0 </text:span><text:span text:style-name="T60">0 | </text:span><text:span text:style-name="T32">1</text:span></text:p>
            <text:p text:style-name="P245">1 <text:span text:style-name="T51">0 </text:span><text:span text:style-name="T67">0 </text:span><text:span text:style-name="T66">0 </text:span><text:span text:style-name="T65">0 </text:span><text:span text:style-name="T63">1 </text:span><text:span text:style-name="T64">0 </text:span><text:span text:style-name="T60">0</text:span></text:p>
          </table:table-cell>
          <table:table-cell table:style-name="Table3.E2" office:value-type="string">
            <text:p text:style-name="P46">Вычитание из СЧП множимого</text:p>
            <text:p text:style-name="P46">Модифицированный сдвиг СЧП и</text:p>
            <text:p text:style-name="P46">множителя вправо</text:p>
          </table:table-cell>
        </table:table-row>
        <table:table-row table:style-name="Table3.3">
          <table:table-cell table:style-name="Table3.A11" office:value-type="string">
            <text:p text:style-name="P420">9</text:p>
          </table:table-cell>
          <table:table-cell table:style-name="Table3.A11" office:value-type="string">
            <text:p text:style-name="P413">[+A]<text:span text:style-name="T2">пр.</text:span></text:p>
            <text:p text:style-name="P398">СЧП</text:p>
          </table:table-cell>
          <table:table-cell table:style-name="Table3.A11" office:value-type="string">
            <text:p text:style-name="P177">0 <text:span text:style-name="T23">1 0 1 1 0 0</text:span></text:p>
            <text:p text:style-name="P249"><text:span text:style-name="T19">0 0 0 1 0 1 </text:span><text:span text:style-name="T23">1</text:span></text:p>
          </table:table-cell>
          <table:table-cell table:style-name="Table3.A11" office:value-type="string">
            <text:p text:style-name="P371"/>
            <text:p text:style-name="P246">1 <text:span text:style-name="T51">0 </text:span><text:span text:style-name="T67">0 </text:span><text:span text:style-name="T66">0 </text:span><text:span text:style-name="T65">0 </text:span><text:span text:style-name="T63">1 </text:span><text:span text:style-name="T64">0 </text:span><text:span text:style-name="T60">0</text:span></text:p>
          </table:table-cell>
          <table:table-cell table:style-name="Table3.E11" office:value-type="string">
            <text:p text:style-name="P46">Коррекция СЧП</text:p>
          </table:table-cell>
        </table:table-row>
      </table:table>
      <text:p text:style-name="P17"/>
      <text:p text:style-name="P17">Полученный результат положителен и представлен в прямом коде:</text:p>
      <text:p text:style-name="P18"/>
      <text:p text:style-name="P18">[C]<text:span text:style-name="T2">пр.</text:span><text:span text:style-name="T19"> = [</text:span><text:span text:style-name="T24">A]</text:span><text:span text:style-name="T5">доп.</text:span><text:span text:style-name="T24"> * [B]</text:span><text:span text:style-name="T5">доп.</text:span><text:span text:style-name="T24"> = 0.00101110000100</text:span><text:span text:style-name="T5">2</text:span><text:span text:style-name="T24"> = </text:span><text:span text:style-name="T25">2948</text:span><text:span text:style-name="T6">10</text:span></text:p>
      <text:p text:style-name="P18"><text:span text:style-name="T6"/></text:p>
      <text:p text:style-name="P448"><text:span text:style-name="T70">3</text:span>) A &lt; 0, B &gt; 0:</text:p>
      <text:p text:style-name="P44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73">№ шага</text:p>
          </table:table-cell>
          <table:table-cell table:style-name="Table4.A1" office:value-type="string">
            <text:p text:style-name="P373">Операнды и действия</text:p>
          </table:table-cell>
          <table:table-cell table:style-name="Table4.A1" office:value-type="string">
            <text:p text:style-name="P373">СЧП (старшие разряды)</text:p>
          </table:table-cell>
          <table:table-cell table:style-name="Table4.A1" office:value-type="string">
            <text:p text:style-name="P373">Множитель и СЧП (младшие разряды)</text:p>
          </table:table-cell>
          <table:table-cell table:style-name="Table4.E1" office:value-type="string">
            <text:p text:style-name="P373">Пояснения</text:p>
          </table:table-cell>
        </table:table-row>
        <table:table-row table:style-name="Table4.2">
          <table:table-cell table:style-name="Table4.A2" office:value-type="string">
            <text:p text:style-name="P78">0</text:p>
          </table:table-cell>
          <table:table-cell table:style-name="Table4.A2" office:value-type="string">
            <text:p text:style-name="P84">СЧП</text:p>
          </table:table-cell>
          <table:table-cell table:style-name="Table4.A2" office:value-type="string">
            <text:p text:style-name="P47">0 0 0 0 0 0 0</text:p>
          </table:table-cell>
          <table:table-cell table:style-name="Table4.A2" office:value-type="string">
            <text:p text:style-name="P209"><text:span text:style-name="T33">0 </text:span>1 0 0 0 0 1 <text:span text:style-name="T34">1</text:span></text:p>
          </table:table-cell>
          <table:table-cell table:style-name="Table4.E2" office:value-type="string">
            <text:p text:style-name="P47">Обнуление старших разрядов СЧП</text:p>
          </table:table-cell>
        </table:table-row>
        <table:table-row table:style-name="Table4.3">
          <table:table-cell table:style-name="Table4.A2" office:value-type="string">
            <text:p text:style-name="P421">1</text:p>
          </table:table-cell>
          <table:table-cell table:style-name="Table4.A2" office:value-type="string">
            <text:p text:style-name="P411">[-A]<text:span text:style-name="T2">доп.</text:span></text:p>
            <text:p text:style-name="P385">СЧП</text:p>
            <text:p text:style-name="P388">СЧП→</text:p>
          </table:table-cell>
          <table:table-cell table:style-name="Table4.A2" office:value-type="string">
            <text:p text:style-name="P155">1 0 1 0 1 0 0</text:p>
            <text:p text:style-name="P220">1 0 1 0 1 0 0</text:p>
            <text:p text:style-name="P250">1 <text:span text:style-name="T59">1 0 1 0 1 0</text:span></text:p>
          </table:table-cell>
          <table:table-cell table:style-name="Table4.A2" office:value-type="string">
            <text:p text:style-name="P415"><text:span text:style-name="T37"/></text:p>
            <text:p text:style-name="P210"><text:span text:style-name="T33">0 </text:span>1 0 0 0 0 1 1</text:p>
            <text:p text:style-name="P250">0 | <text:span text:style-name="T33">0 </text:span><text:span text:style-name="T32">1 0 0 0 0 </text:span><text:span text:style-name="T37">1</text:span></text:p>
          </table:table-cell>
          <table:table-cell table:style-name="Table4.E2" office:value-type="string">
            <text:p text:style-name="P47">Вычитание из СЧП множимого</text:p>
            <text:p text:style-name="P47">Модифицированный сдвиг СЧП и</text:p>
            <text:p text:style-name="P47">множителя вправо</text:p>
          </table:table-cell>
        </table:table-row>
        <table:table-row table:style-name="Table4.3">
          <table:table-cell table:style-name="Table4.A2" office:value-type="string">
            <text:p text:style-name="P421">2</text:p>
          </table:table-cell>
          <table:table-cell table:style-name="Table4.A2" office:value-type="string">
            <text:p text:style-name="P411">[-A]<text:span text:style-name="T2">доп.</text:span></text:p>
            <text:p text:style-name="P385">СЧП</text:p>
            <text:p text:style-name="P388">СЧП→</text:p>
          </table:table-cell>
          <table:table-cell table:style-name="Table4.A2" office:value-type="string">
            <text:p text:style-name="P156">1 0 1 0 1 0 0</text:p>
            <text:p text:style-name="P253">0 1 1 1 1 1 0</text:p>
            <text:p text:style-name="P253">1 0 1 1 1 1 1</text:p>
          </table:table-cell>
          <table:table-cell table:style-name="Table4.A2" office:value-type="string">
            <text:p text:style-name="P224"><text:span text:style-name="T37"/></text:p>
            <text:p text:style-name="P251">0 | <text:span text:style-name="T33">0 </text:span><text:span text:style-name="T32">1 0 0 0 0 1</text:span></text:p>
            <text:p text:style-name="P253">0 <text:span text:style-name="T71">0 | </text:span><text:span text:style-name="T33">0 </text:span><text:span text:style-name="T32">1 0 0 0 </text:span><text:span text:style-name="T37">0</text:span></text:p>
          </table:table-cell>
          <table:table-cell table:style-name="Table4.E2" office:value-type="string">
            <text:p text:style-name="P48">Вычитание из СЧП множимого</text:p>
            <text:p text:style-name="P49">Модифицированный сдвиг СЧП и</text:p>
            <text:p text:style-name="P49">множителя вправо</text:p>
          </table:table-cell>
        </table:table-row>
        <table:table-row table:style-name="Table4.3">
          <table:table-cell table:style-name="Table4.A2" office:value-type="string">
            <text:p text:style-name="P421">3</text:p>
          </table:table-cell>
          <table:table-cell table:style-name="Table4.A2" office:value-type="string">
            <text:p text:style-name="P389"><text:span text:style-name="T19">СЧП→</text:span></text:p>
          </table:table-cell>
          <table:table-cell table:style-name="Table4.A2" office:value-type="string">
            <text:p text:style-name="P254">1 <text:span text:style-name="T72">1 0 1 1 1 1</text:span></text:p>
          </table:table-cell>
          <table:table-cell table:style-name="Table4.A2" office:value-type="string">
            <text:p text:style-name="P255">1 <text:span text:style-name="T72">0 </text:span><text:span text:style-name="T71">0 | </text:span><text:span text:style-name="T33">0 </text:span><text:span text:style-name="T32">1 0 0 </text:span><text:span text:style-name="T37">0</text:span></text:p>
          </table:table-cell>
          <table:table-cell table:style-name="Table4.E2" office:value-type="string">
            <text:p text:style-name="P50">Модифицированный сдвиг СЧП и</text:p>
            <text:p text:style-name="P50">множителя вправо</text:p>
          </table:table-cell>
        </table:table-row>
        <table:table-row table:style-name="Table4.3">
          <table:table-cell table:style-name="Table4.A2" office:value-type="string">
            <text:p text:style-name="P421">4</text:p>
          </table:table-cell>
          <table:table-cell table:style-name="Table4.A2" office:value-type="string">
            <text:p text:style-name="P390">СЧП→</text:p>
          </table:table-cell>
          <table:table-cell table:style-name="Table4.A2" office:value-type="string">
            <text:p text:style-name="P257">1 <text:span text:style-name="T73">1 </text:span><text:span text:style-name="T72">1 0 1 1 1</text:span></text:p>
          </table:table-cell>
          <table:table-cell table:style-name="Table4.A2" office:value-type="string">
            <text:p text:style-name="P257">1 <text:span text:style-name="T74">1 </text:span><text:span text:style-name="T72">0 </text:span><text:span text:style-name="T71">0 | </text:span><text:span text:style-name="T33">0 </text:span><text:span text:style-name="T32">1 0 </text:span><text:span text:style-name="T37">0</text:span></text:p>
          </table:table-cell>
          <table:table-cell table:style-name="Table4.E2" office:value-type="string">
            <text:p text:style-name="P50">Модифицированный сдвиг СЧП и</text:p>
            <text:p text:style-name="P50">множителя вправо</text:p>
          </table:table-cell>
        </table:table-row>
        <table:table-row table:style-name="Table4.3">
          <table:table-cell table:style-name="Table4.A2" office:value-type="string">
            <text:p text:style-name="P421">5</text:p>
          </table:table-cell>
          <table:table-cell table:style-name="Table4.A2" office:value-type="string">
            <text:p text:style-name="P390"><text:span text:style-name="T19">СЧП→</text:span></text:p>
          </table:table-cell>
          <table:table-cell table:style-name="Table4.A2" office:value-type="string">
            <text:p text:style-name="P257">1 1 <text:span text:style-name="T73">1 </text:span><text:span text:style-name="T72">1 0 1 1</text:span></text:p>
          </table:table-cell>
          <table:table-cell table:style-name="Table4.A2" office:value-type="string">
            <text:p text:style-name="P257">1 1 <text:span text:style-name="T74">1 </text:span><text:span text:style-name="T72">0 </text:span><text:span text:style-name="T71">0 | </text:span><text:span text:style-name="T33">0 </text:span><text:span text:style-name="T32">1 </text:span><text:span text:style-name="T37">0</text:span></text:p>
          </table:table-cell>
          <table:table-cell table:style-name="Table4.E2" office:value-type="string">
            <text:p text:style-name="P51">Модифицированный сдвиг СЧП и</text:p>
            <text:p text:style-name="P51">множителя вправо</text:p>
          </table:table-cell>
        </table:table-row>
        <table:table-row table:style-name="Table4.3">
          <table:table-cell table:style-name="Table4.A2" office:value-type="string">
            <text:p text:style-name="P421">6</text:p>
          </table:table-cell>
          <table:table-cell table:style-name="Table4.A2" office:value-type="string">
            <text:p text:style-name="P391"><text:span text:style-name="T19">СЧП→</text:span></text:p>
          </table:table-cell>
          <table:table-cell table:style-name="Table4.A2" office:value-type="string">
            <text:p text:style-name="P258">1 <text:span text:style-name="T75">1 1 </text:span><text:span text:style-name="T73">1 </text:span><text:span text:style-name="T72">1 0 1</text:span></text:p>
          </table:table-cell>
          <table:table-cell table:style-name="Table4.A2" office:value-type="string">
            <text:p text:style-name="P258">1 <text:span text:style-name="T75">1 1 </text:span><text:span text:style-name="T74">1 </text:span><text:span text:style-name="T72">0 </text:span><text:span text:style-name="T71">0 | </text:span><text:span text:style-name="T33">0 </text:span><text:span text:style-name="T37">1</text:span></text:p>
          </table:table-cell>
          <table:table-cell table:style-name="Table4.E2" office:value-type="string">
            <text:p text:style-name="P51">Модифицированный сдвиг СЧП и</text:p>
            <text:p text:style-name="P51">множителя вправо</text:p>
          </table:table-cell>
        </table:table-row>
        <table:table-row table:style-name="Table4.3">
          <table:table-cell table:style-name="Table4.A2" office:value-type="string">
            <text:p text:style-name="P421">7</text:p>
          </table:table-cell>
          <table:table-cell table:style-name="Table4.A2" office:value-type="string">
            <text:p text:style-name="P412">[-A]<text:span text:style-name="T2">доп.</text:span></text:p>
            <text:p text:style-name="P386">СЧП</text:p>
            <text:p text:style-name="P392"><text:span text:style-name="T19">СЧП→</text:span></text:p>
          </table:table-cell>
          <table:table-cell table:style-name="Table4.A2" office:value-type="string">
            <text:p text:style-name="P157">1 0 1 0 1 0 0</text:p>
            <text:p text:style-name="P260">1 0 1 0 0 0 1</text:p>
            <text:p text:style-name="P261">1 <text:span text:style-name="T76">1 0 1 0 0 0</text:span></text:p>
          </table:table-cell>
          <table:table-cell table:style-name="Table4.A2" office:value-type="string">
            <text:p text:style-name="P242"><text:span text:style-name="T37"/></text:p>
            <text:p text:style-name="P259">1 <text:span text:style-name="T75">1 1 </text:span><text:span text:style-name="T74">1 </text:span><text:span text:style-name="T72">0 </text:span><text:span text:style-name="T71">0 | </text:span><text:span text:style-name="T33">0 </text:span><text:span text:style-name="T32">1</text:span></text:p>
            <text:p text:style-name="P262">1 <text:span text:style-name="T77">1 </text:span><text:span text:style-name="T75">1 1 </text:span><text:span text:style-name="T74">1 </text:span><text:span text:style-name="T72">0 </text:span><text:span text:style-name="T71">0 | </text:span><text:span text:style-name="T38">0</text:span></text:p>
          </table:table-cell>
          <table:table-cell table:style-name="Table4.E2" office:value-type="string">
            <text:p text:style-name="P52">Вычитание из СЧП множимого</text:p>
            <text:p text:style-name="P52">Модифицированный сдвиг СЧП и</text:p>
            <text:p text:style-name="P52">множителя вправо</text:p>
          </table:table-cell>
        </table:table-row>
        <table:table-row table:style-name="Table4.3">
          <table:table-cell table:style-name="Table4.A10" office:value-type="string">
            <text:p text:style-name="P421">8</text:p>
          </table:table-cell>
          <table:table-cell table:style-name="Table4.A10" office:value-type="string">
            <text:p text:style-name="P393"><text:span text:style-name="T19">СЧП→</text:span></text:p>
          </table:table-cell>
          <table:table-cell table:style-name="Table4.A10" office:value-type="string">
            <text:p text:style-name="P264">1 <text:span text:style-name="T78">1 </text:span><text:span text:style-name="T76">1 0 1 0 0</text:span></text:p>
          </table:table-cell>
          <table:table-cell table:style-name="Table4.A10" office:value-type="string">
            <text:p text:style-name="P265">0 <text:span text:style-name="T79">1 </text:span><text:span text:style-name="T77">1 </text:span><text:span text:style-name="T75">1 1 </text:span><text:span text:style-name="T74">1 </text:span><text:span text:style-name="T72">0 </text:span><text:span text:style-name="T71">0</text:span></text:p>
          </table:table-cell>
          <table:table-cell table:style-name="Table4.E10" office:value-type="string">
            <text:p text:style-name="P53">Модифицированный сдвиг СЧП и</text:p>
            <text:p text:style-name="P53">множителя вправо</text:p>
          </table:table-cell>
        </table:table-row>
      </table:table>
      <text:p text:style-name="P24"/>
      <text:p text:style-name="P24">Полученный результат отрицателен и представлен в дополнительном коде:</text:p>
      <text:p text:style-name="P19"/>
      <text:p text:style-name="P19">[C]<text:span text:style-name="T10">доп</text:span><text:span text:style-name="T2">.</text:span><text:span text:style-name="T19"> = [</text:span><text:span text:style-name="T24">A]</text:span><text:span text:style-name="T5">доп.</text:span><text:span text:style-name="T24"> * [B]</text:span><text:span text:style-name="T7">пр</text:span><text:span text:style-name="T5">.</text:span><text:span text:style-name="T24"> = </text:span><text:span text:style-name="T26">1.11010001111100.</text:span></text:p>
      <text:p text:style-name="P19"><text:span text:style-name="T26"/></text:p>
      <text:p text:style-name="P19"><text:span text:style-name="T26">Для проверки правильности результата необходимо предварительно перевести его</text:span></text:p>
      <text:p text:style-name="P19"><text:span text:style-name="T26">в прямой код:</text:span></text:p>
      <text:p text:style-name="P25"><text:span text:style-name="T26">[</text:span><text:span text:style-name="T19">C]</text:span><text:span text:style-name="T2">пр. </text:span><text:span text:style-name="T19">= 1.00101110000100</text:span><text:span text:style-name="T8">2</text:span><text:span text:style-name="T27"> = -</text:span><text:span text:style-name="T28">2948</text:span><text:span text:style-name="T9">10</text:span></text:p>
      <text:p text:style-name="P450"><text:span text:style-name="T80">4</text:span>) A &gt; 0, B &lt; 0:</text:p>
      <text:p text:style-name="P45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374">№ шага</text:p>
          </table:table-cell>
          <table:table-cell table:style-name="Table5.A1" office:value-type="string">
            <text:p text:style-name="P374">Операнды и действия</text:p>
          </table:table-cell>
          <table:table-cell table:style-name="Table5.A1" office:value-type="string">
            <text:p text:style-name="P374">СЧП (старшие разряды)</text:p>
          </table:table-cell>
          <table:table-cell table:style-name="Table5.A1" office:value-type="string">
            <text:p text:style-name="P374">Множитель и СЧП (младшие разряды)</text:p>
          </table:table-cell>
          <table:table-cell table:style-name="Table5.E1" office:value-type="string">
            <text:p text:style-name="P374">Пояснения</text:p>
          </table:table-cell>
        </table:table-row>
        <table:table-row table:style-name="Table5.2">
          <table:table-cell table:style-name="Table5.A2" office:value-type="string">
            <text:p text:style-name="P79">0</text:p>
          </table:table-cell>
          <table:table-cell table:style-name="Table5.A2" office:value-type="string">
            <text:p text:style-name="P85">СЧП</text:p>
          </table:table-cell>
          <table:table-cell table:style-name="Table5.A2" office:value-type="string">
            <text:p text:style-name="P54">0 0 0 0 0 0 0</text:p>
          </table:table-cell>
          <table:table-cell table:style-name="Table5.A2" office:value-type="string">
            <text:p text:style-name="P211">1 0 1 1 1 1 0 <text:span text:style-name="T34">1</text:span></text:p>
          </table:table-cell>
          <table:table-cell table:style-name="Table5.E2" office:value-type="string">
            <text:p text:style-name="P54">Обнуление старших разрядов СЧП</text:p>
          </table:table-cell>
        </table:table-row>
        <table:table-row table:style-name="Table5.3">
          <table:table-cell table:style-name="Table5.A2" office:value-type="string">
            <text:p text:style-name="P423">1</text:p>
          </table:table-cell>
          <table:table-cell table:style-name="Table5.A2" office:value-type="string">
            <text:p text:style-name="P133">[A]<text:span text:style-name="T2">пр.</text:span></text:p>
            <text:p text:style-name="P89">СЧП</text:p>
            <text:p text:style-name="P89">СЧП→</text:p>
          </table:table-cell>
          <table:table-cell table:style-name="Table5.A2" office:value-type="string">
            <text:p text:style-name="P146">0 1 0 1 1 0 0</text:p>
            <text:p text:style-name="P144">0 1 0 1 1 0 0</text:p>
            <text:p text:style-name="P144">0 0 1 0 1 1 0</text:p>
          </table:table-cell>
          <table:table-cell table:style-name="Table5.A2" office:value-type="string">
            <text:p text:style-name="P416"><text:span text:style-name="T37"/></text:p>
            <text:p text:style-name="P212">1 0 1 1 1 1 0 1</text:p>
            <text:p text:style-name="P267">0 | <text:span text:style-name="T32">1 0 1 1 1 1 </text:span><text:span text:style-name="T37">0</text:span></text:p>
          </table:table-cell>
          <table:table-cell table:style-name="Table5.E2" office:value-type="string">
            <text:p text:style-name="P54">Сумма СЧП и множимого</text:p>
            <text:p text:style-name="P54">Модифицированный сдвиг СЧП и</text:p>
            <text:p text:style-name="P54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2</text:p>
          </table:table-cell>
          <table:table-cell table:style-name="Table5.A2" office:value-type="string">
            <text:p text:style-name="P103"><text:span text:style-name="T19">СЧП→</text:span></text:p>
          </table:table-cell>
          <table:table-cell table:style-name="Table5.A2" office:value-type="string">
            <text:p text:style-name="P268">0 <text:span text:style-name="T39">0 0 1 0 1 1</text:span></text:p>
          </table:table-cell>
          <table:table-cell table:style-name="Table5.A2" office:value-type="string">
            <text:p text:style-name="P268">0 <text:span text:style-name="T81">0 | </text:span><text:span text:style-name="T32">1 0 1 1 1 </text:span><text:span text:style-name="T37">1</text:span></text:p>
          </table:table-cell>
          <table:table-cell table:style-name="Table5.E2" office:value-type="string">
            <text:p text:style-name="P55">Модифицированный сдвиг СЧП и</text:p>
            <text:p text:style-name="P55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3</text:p>
          </table:table-cell>
          <table:table-cell table:style-name="Table5.A2" office:value-type="string">
            <text:p text:style-name="P136">[A]<text:span text:style-name="T2">пр.</text:span></text:p>
            <text:p text:style-name="P104">СЧП</text:p>
            <text:p text:style-name="P104"><text:span text:style-name="T19">СЧП→</text:span></text:p>
          </table:table-cell>
          <table:table-cell table:style-name="Table5.A2" office:value-type="string">
            <text:p text:style-name="P158">0 1 0 1 1 0 0</text:p>
            <text:p text:style-name="P270">0 1 1 0 1 1 1</text:p>
            <text:p text:style-name="P271">0 <text:span text:style-name="T82">0 1 1 0 1 1</text:span></text:p>
          </table:table-cell>
          <table:table-cell table:style-name="Table5.A2" office:value-type="string">
            <text:p text:style-name="P230"><text:span text:style-name="T37"/></text:p>
            <text:p text:style-name="P269">0 <text:span text:style-name="T81">0 | </text:span><text:span text:style-name="T32">1 0 1 1 1 1</text:span></text:p>
            <text:p text:style-name="P272">1 <text:span text:style-name="T83">0 </text:span><text:span text:style-name="T81">0 | </text:span><text:span text:style-name="T32">1 0 1 1 </text:span><text:span text:style-name="T37">1</text:span></text:p>
          </table:table-cell>
          <table:table-cell table:style-name="Table5.E2" office:value-type="string">
            <text:p text:style-name="P56">Сумма СЧП и множимого</text:p>
            <text:p text:style-name="P56">Модифицированный сдвиг СЧП и</text:p>
            <text:p text:style-name="P56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4</text:p>
          </table:table-cell>
          <table:table-cell table:style-name="Table5.A2" office:value-type="string">
            <text:p text:style-name="P137">[A]<text:span text:style-name="T2">пр.</text:span></text:p>
            <text:p text:style-name="P105">СЧП</text:p>
            <text:p text:style-name="P105"><text:span text:style-name="T19">СЧП→</text:span></text:p>
          </table:table-cell>
          <table:table-cell table:style-name="Table5.A2" office:value-type="string">
            <text:p text:style-name="P159">0 1 0 1 1 0 0</text:p>
            <text:p text:style-name="P274">1 0 0 0 1 1 1</text:p>
            <text:p text:style-name="P274">0 1 0 0 0 1 1</text:p>
          </table:table-cell>
          <table:table-cell table:style-name="Table5.A2" office:value-type="string">
            <text:p text:style-name="P234"><text:span text:style-name="T37"/></text:p>
            <text:p text:style-name="P273">1 <text:span text:style-name="T83">0 </text:span><text:span text:style-name="T81">0 | </text:span><text:span text:style-name="T32">1 0 1 1 1</text:span></text:p>
            <text:p text:style-name="P275">1 <text:span text:style-name="T84">1 </text:span><text:span text:style-name="T83">0 </text:span><text:span text:style-name="T81">0 | </text:span><text:span text:style-name="T32">1 0 1 </text:span><text:span text:style-name="T37">1</text:span></text:p>
          </table:table-cell>
          <table:table-cell table:style-name="Table5.E2" office:value-type="string">
            <text:p text:style-name="P57">Сумма СЧП и множимого</text:p>
            <text:p text:style-name="P57">Модифицированный сдвиг СЧП и</text:p>
            <text:p text:style-name="P57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5</text:p>
          </table:table-cell>
          <table:table-cell table:style-name="Table5.A2" office:value-type="string">
            <text:p text:style-name="P138">[A]<text:span text:style-name="T2">пр.</text:span></text:p>
            <text:p text:style-name="P106">СЧП</text:p>
            <text:p text:style-name="P106"><text:span text:style-name="T19">СЧП→</text:span></text:p>
          </table:table-cell>
          <table:table-cell table:style-name="Table5.A2" office:value-type="string">
            <text:p text:style-name="P160">0 1 0 1 1 0 0</text:p>
            <text:p text:style-name="P279">1 0 0 1 1 1 1</text:p>
            <text:p text:style-name="P279">0 1 0 0 1 1 1</text:p>
          </table:table-cell>
          <table:table-cell table:style-name="Table5.A2" office:value-type="string">
            <text:p text:style-name="P237"><text:span text:style-name="T37"/></text:p>
            <text:p text:style-name="P276"><text:span text:style-name="T32">1 </text:span><text:span text:style-name="T84">1 </text:span><text:span text:style-name="T83">0 </text:span><text:span text:style-name="T81">0 | </text:span><text:span text:style-name="T32">1 0 1 1</text:span></text:p>
            <text:p text:style-name="P277"><text:span text:style-name="T85">1 </text:span><text:span text:style-name="T32">1 </text:span><text:span text:style-name="T84">1 </text:span><text:span text:style-name="T83">0 </text:span><text:span text:style-name="T81">0 | </text:span><text:span text:style-name="T32">1 0 </text:span><text:span text:style-name="T37">1</text:span></text:p>
          </table:table-cell>
          <table:table-cell table:style-name="Table5.E2" office:value-type="string">
            <text:p text:style-name="P58">Сумма СЧП и множимого</text:p>
            <text:p text:style-name="P58">Модифицированный сдвиг СЧП и</text:p>
            <text:p text:style-name="P58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6</text:p>
          </table:table-cell>
          <table:table-cell table:style-name="Table5.A2" office:value-type="string">
            <text:p text:style-name="P139">[A]<text:span text:style-name="T2">пр.</text:span></text:p>
            <text:p text:style-name="P107">СЧП</text:p>
            <text:p text:style-name="P108"><text:span text:style-name="T19">СЧП→</text:span></text:p>
          </table:table-cell>
          <table:table-cell table:style-name="Table5.A2" office:value-type="string">
            <text:p text:style-name="P161">0 1 0 1 1 0 0</text:p>
            <text:p text:style-name="P280">1 0 1 0 0 1 1</text:p>
            <text:p text:style-name="P280">0 1 0 1 0 0 1</text:p>
          </table:table-cell>
          <table:table-cell table:style-name="Table5.A2" office:value-type="string">
            <text:p text:style-name="P239"/>
            <text:p text:style-name="P278"><text:span text:style-name="T85">1 </text:span><text:span text:style-name="T32">1 </text:span><text:span text:style-name="T84">1 </text:span><text:span text:style-name="T83">0 </text:span><text:span text:style-name="T81">0 | </text:span><text:span text:style-name="T32">1 0 1</text:span></text:p>
            <text:p text:style-name="P281">1 <text:span text:style-name="T85">1 </text:span><text:span text:style-name="T32">1 </text:span><text:span text:style-name="T84">1 </text:span><text:span text:style-name="T83">0 </text:span><text:span text:style-name="T81">0 | </text:span><text:span text:style-name="T32">1 </text:span><text:span text:style-name="T37">0</text:span></text:p>
          </table:table-cell>
          <table:table-cell table:style-name="Table5.E2" office:value-type="string">
            <text:p text:style-name="P58">Сумма СЧП и множимого</text:p>
            <text:p text:style-name="P59">Модифицированный сдвиг СЧП и</text:p>
            <text:p text:style-name="P59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7</text:p>
          </table:table-cell>
          <table:table-cell table:style-name="Table5.A2" office:value-type="string">
            <text:p text:style-name="P108"><text:span text:style-name="T19">СЧП→</text:span></text:p>
          </table:table-cell>
          <table:table-cell table:style-name="Table5.A2" office:value-type="string">
            <text:p text:style-name="P282">0 <text:span text:style-name="T86">0 1 0 1 0 0</text:span></text:p>
          </table:table-cell>
          <table:table-cell table:style-name="Table5.A2" office:value-type="string">
            <text:p text:style-name="P283">1 <text:span text:style-name="T88">1 </text:span><text:span text:style-name="T85">1 </text:span><text:span text:style-name="T32">1 </text:span><text:span text:style-name="T84">1 </text:span><text:span text:style-name="T83">0 </text:span><text:span text:style-name="T81">0 | </text:span><text:span text:style-name="T37">1</text:span></text:p>
          </table:table-cell>
          <table:table-cell table:style-name="Table5.E2" office:value-type="string">
            <text:p text:style-name="P59">Модифицированный сдвиг СЧП и</text:p>
            <text:p text:style-name="P59">множителя вправо</text:p>
          </table:table-cell>
        </table:table-row>
        <table:table-row table:style-name="Table5.3">
          <table:table-cell table:style-name="Table5.A2" office:value-type="string">
            <text:p text:style-name="P423">8</text:p>
          </table:table-cell>
          <table:table-cell table:style-name="Table5.A2" office:value-type="string">
            <text:p text:style-name="P140">[A]<text:span text:style-name="T2">пр.</text:span></text:p>
            <text:p text:style-name="P109">СЧП</text:p>
            <text:p text:style-name="P109"><text:span text:style-name="T19">СЧП→</text:span></text:p>
          </table:table-cell>
          <table:table-cell table:style-name="Table5.A2" office:value-type="string">
            <text:p text:style-name="P162">0 1 0 1 1 0 0</text:p>
            <text:p text:style-name="P285">1 0 0 0 0 0 0</text:p>
            <text:p text:style-name="P285">0 1 0 0 0 0 0</text:p>
          </table:table-cell>
          <table:table-cell table:style-name="Table5.A2" office:value-type="string">
            <text:p text:style-name="P247"/>
            <text:p text:style-name="P284">1 <text:span text:style-name="T88">1 </text:span><text:span text:style-name="T85">1 </text:span><text:span text:style-name="T32">1 </text:span><text:span text:style-name="T84">1 </text:span><text:span text:style-name="T83">0 </text:span><text:span text:style-name="T81">0 | </text:span><text:span text:style-name="T32">1</text:span></text:p>
            <text:p text:style-name="P285">0 <text:span text:style-name="T87">1 </text:span><text:span text:style-name="T88">1 </text:span><text:span text:style-name="T85">1 </text:span><text:span text:style-name="T32">1 </text:span><text:span text:style-name="T84">1 </text:span><text:span text:style-name="T83">0 </text:span><text:span text:style-name="T81">0</text:span></text:p>
          </table:table-cell>
          <table:table-cell table:style-name="Table5.E2" office:value-type="string">
            <text:p text:style-name="P60">Сумма СЧП и множимого</text:p>
            <text:p text:style-name="P60">Модифицированный сдвиг СЧП и</text:p>
            <text:p text:style-name="P60">множителя вправо</text:p>
          </table:table-cell>
        </table:table-row>
        <table:table-row table:style-name="Table5.3">
          <table:table-cell table:style-name="Table5.A11" office:value-type="string">
            <text:p text:style-name="P423">9</text:p>
          </table:table-cell>
          <table:table-cell table:style-name="Table5.A11" office:value-type="string">
            <text:p text:style-name="P141">[A]<text:span text:style-name="T13">доп</text:span><text:span text:style-name="T2">.</text:span></text:p>
            <text:p text:style-name="P394">СЧП</text:p>
          </table:table-cell>
          <table:table-cell table:style-name="Table5.A11" office:value-type="string">
            <text:p text:style-name="P163"><text:span text:style-name="T23">1 0 1 0 1 0 0</text:span></text:p>
            <text:p text:style-name="P287"><text:span text:style-name="T19">1 1 1 0 1 0 </text:span><text:span text:style-name="T23">0</text:span></text:p>
          </table:table-cell>
          <table:table-cell table:style-name="Table5.A11" office:value-type="string">
            <text:p text:style-name="P286">0 <text:span text:style-name="T87">1 </text:span><text:span text:style-name="T88">1 </text:span><text:span text:style-name="T85">1 </text:span><text:span text:style-name="T32">1 </text:span><text:span text:style-name="T84">1 </text:span><text:span text:style-name="T83">0 </text:span><text:span text:style-name="T81">0</text:span></text:p>
          </table:table-cell>
          <table:table-cell table:style-name="Table5.E11" office:value-type="string">
            <text:p text:style-name="P424">Коррекция СЧП</text:p>
          </table:table-cell>
        </table:table-row>
      </table:table>
      <text:p text:style-name="P27"/>
      <text:p text:style-name="P27">Полученный результат отрицателен и представлен в дополнительном коде:</text:p>
      <text:p text:style-name="P20"/>
      <text:p text:style-name="P20">[C]<text:span text:style-name="T11">доп</text:span><text:span text:style-name="T2">.</text:span> = [<text:span text:style-name="T69">A]</text:span><text:span text:style-name="T5">п</text:span><text:span text:style-name="T12">р</text:span><text:span text:style-name="T5">.</text:span><text:span text:style-name="T69"> * [B]</text:span><text:span text:style-name="T5">доп.</text:span><text:span text:style-name="T69"> = </text:span><text:span text:style-name="T89">1.11010001111100.</text:span></text:p>
      <text:p text:style-name="P28">[C]<text:span text:style-name="T2">пр.</text:span><text:span text:style-name="T19"> = 1.00101110000100</text:span><text:span text:style-name="T2">2</text:span><text:span text:style-name="T19"> = -2948</text:span><text:span text:style-name="T2">10</text:span></text:p>
      <text:h text:style-name="P16" text:outline-level="1"/>
      <text:h text:style-name="P15" text:outline-level="1">Задание 2.</text:h>
      <text:p text:style-name="P441"><text:span text:style-name="T20">1</text:span><text:span text:style-name="T19">) A &gt; 0, B &gt; 0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75">№ шага</text:p>
          </table:table-cell>
          <table:table-cell table:style-name="Table6.A1" office:value-type="string">
            <text:p text:style-name="P375">Операнды и действия</text:p>
          </table:table-cell>
          <table:table-cell table:style-name="Table6.A1" office:value-type="string">
            <text:p text:style-name="P375">СЧП (старшие разряды)</text:p>
          </table:table-cell>
          <table:table-cell table:style-name="Table6.A1" office:value-type="string">
            <text:p text:style-name="P375">Множитель и СЧП (младшие разряды)</text:p>
          </table:table-cell>
          <table:table-cell table:style-name="Table6.E1" office:value-type="string">
            <text:p text:style-name="P375">Пояснения</text:p>
          </table:table-cell>
        </table:table-row>
        <table:table-row table:style-name="Table6.2">
          <table:table-cell table:style-name="Table6.A2" office:value-type="string">
            <text:p text:style-name="P80">0</text:p>
          </table:table-cell>
          <table:table-cell table:style-name="Table6.A2" office:value-type="string">
            <text:p text:style-name="P86">СЧП</text:p>
          </table:table-cell>
          <table:table-cell table:style-name="Table6.A2" office:value-type="string">
            <text:p text:style-name="P61">0 0 0 0 0 0 0</text:p>
          </table:table-cell>
          <table:table-cell table:style-name="Table6.A2" office:value-type="string">
            <text:p text:style-name="P61"><text:span text:style-name="T33">0 </text:span>1 0 0 0 0 1 <text:span text:style-name="T34">1</text:span></text:p>
          </table:table-cell>
          <table:table-cell table:style-name="Table6.E2" office:value-type="string">
            <text:p text:style-name="P61">Обнуление старших разрядов СЧП</text:p>
          </table:table-cell>
        </table:table-row>
        <table:table-row table:style-name="Table6.3">
          <table:table-cell table:style-name="Table6.A2" office:value-type="string">
            <text:p text:style-name="P61">1</text:p>
          </table:table-cell>
          <table:table-cell table:style-name="Table6.A2" office:value-type="string">
            <text:p text:style-name="P110"><text:span text:style-name="T29">[A]</text:span><text:span text:style-name="T14">доп</text:span><text:span text:style-name="T2">.</text:span></text:p>
            <text:p text:style-name="P110">СЧП</text:p>
            <text:p text:style-name="P110">СЧП→</text:p>
          </table:table-cell>
          <table:table-cell table:style-name="Table6.A2" office:value-type="string">
            <text:p text:style-name="P164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288">1 0 1 0 1 0 0</text:p>
            <text:p text:style-name="P289">1 <text:span text:style-name="T91">1 0 1 0 1 0</text:span></text:p>
          </table:table-cell>
          <table:table-cell table:style-name="Table6.A2" office:value-type="string">
            <text:p text:style-name="P364"><text:span text:style-name="T34"/></text:p>
            <text:p text:style-name="P62"><text:span text:style-name="T33">0 </text:span>1 0 0 0 0 1 <text:span text:style-name="T40">1</text:span></text:p>
            <text:p text:style-name="P425">0 | <text:span text:style-name="T33">0 </text:span><text:span text:style-name="T32">1 0 0 0 0 </text:span><text:span text:style-name="T37">1</text:span></text:p>
          </table:table-cell>
          <table:table-cell table:style-name="Table6.E2" office:value-type="string">
            <text:p text:style-name="P61">Младший разряд множителя</text:p>
            <text:p text:style-name="P61">равен 1: вычитание множимого из</text:p>
            <text:p text:style-name="P61">СЧП</text:p>
            <text:p text:style-name="P61">Сдвиг СЧП и множителя вправо</text:p>
          </table:table-cell>
        </table:table-row>
        <table:table-row table:style-name="Table6.3">
          <table:table-cell table:style-name="Table6.A2" office:value-type="string">
            <text:p text:style-name="P132">2</text:p>
          </table:table-cell>
          <table:table-cell table:style-name="Table6.A2" office:value-type="string">
            <text:p text:style-name="P111"><text:span text:style-name="T19">СЧП→</text:span></text:p>
          </table:table-cell>
          <table:table-cell table:style-name="Table6.A2" office:value-type="string">
            <text:p text:style-name="P290">1 <text:span text:style-name="T92">1 </text:span><text:span text:style-name="T91">1 0 1 0 1</text:span></text:p>
          </table:table-cell>
          <table:table-cell table:style-name="Table6.A2" office:value-type="string">
            <text:p text:style-name="P290">0 <text:span text:style-name="T92">0 | </text:span><text:span text:style-name="T33">0 </text:span><text:span text:style-name="T32">1 0 0 0 </text:span><text:span text:style-name="T37">0</text:span></text:p>
          </table:table-cell>
          <table:table-cell table:style-name="Table6.E2" office:value-type="string">
            <text:p text:style-name="P61">При сдвиге младший разряд не</text:p>
            <text:p text:style-name="P61">изменился</text:p>
            <text:p text:style-name="P61">Сдвиг СЧП и множителя вправо</text:p>
          </table:table-cell>
        </table:table-row>
        <table:table-row table:style-name="Table6.3">
          <table:table-cell table:style-name="Table6.A2" office:value-type="string">
            <text:p text:style-name="P186">3</text:p>
          </table:table-cell>
          <table:table-cell table:style-name="Table6.A2" office:value-type="string">
            <text:p text:style-name="P112"><text:span text:style-name="T29">[A]</text:span><text:span text:style-name="T14">п</text:span><text:span text:style-name="T15">р</text:span><text:span text:style-name="T2">.</text:span></text:p>
            <text:p text:style-name="P112">СЧП</text:p>
            <text:p text:style-name="P112"><text:span text:style-name="T19">СЧП→</text:span></text:p>
          </table:table-cell>
          <table:table-cell table:style-name="Table6.A2" office:value-type="string">
            <text:p text:style-name="P165">0 1 0 1 1 0 0</text:p>
            <text:p text:style-name="P292">0 1 0 0 0 0 1</text:p>
            <text:p text:style-name="P292">0 0 1 0 0 0 0</text:p>
          </table:table-cell>
          <table:table-cell table:style-name="Table6.A2" office:value-type="string">
            <text:p text:style-name="P291"/>
            <text:p text:style-name="P291">0 <text:span text:style-name="T92">0 | </text:span><text:span text:style-name="T33">0 </text:span><text:span text:style-name="T32">1 0 0 0 0</text:span></text:p>
            <text:p text:style-name="P292">1 <text:span text:style-name="T94">0 </text:span><text:span text:style-name="T92">0 | </text:span><text:span text:style-name="T33">0 </text:span><text:span text:style-name="T32">1 0 0 </text:span><text:span text:style-name="T37">0</text:span></text:p>
          </table:table-cell>
          <table:table-cell table:style-name="Table6.E2" office:value-type="string">
            <text:p text:style-name="P61">При сдвиге младший разряд</text:p>
            <text:p text:style-name="P61">множителя изменился с 1 на 0:</text:p>
            <text:p text:style-name="P61">сложение СЧП с множимым.</text:p>
            <text:p text:style-name="P61">Сдвиг СЧП и множителя вправо</text:p>
          </table:table-cell>
        </table:table-row>
        <table:table-row table:style-name="Table6.3">
          <table:table-cell table:style-name="Table6.A2" office:value-type="string">
            <text:p text:style-name="P188">4</text:p>
          </table:table-cell>
          <table:table-cell table:style-name="Table6.A2" office:value-type="string">
            <text:p text:style-name="P113"><text:span text:style-name="T19">СЧП→</text:span></text:p>
          </table:table-cell>
          <table:table-cell table:style-name="Table6.A2" office:value-type="string">
            <text:p text:style-name="P426"><text:span text:style-name="T42">0 </text:span><text:span text:style-name="T48">0 0 1 0 0 0</text:span></text:p>
          </table:table-cell>
          <table:table-cell table:style-name="Table6.A2" office:value-type="string">
            <text:p text:style-name="P293">0 <text:span text:style-name="T93">1 </text:span><text:span text:style-name="T94">0 </text:span><text:span text:style-name="T92">0 | </text:span><text:span text:style-name="T33">0 </text:span><text:span text:style-name="T32">1 0 </text:span><text:span text:style-name="T37">0</text:span> </text:p>
          </table:table-cell>
          <table:table-cell table:style-name="Table6.E2" office:value-type="string">
            <text:p text:style-name="P63">При сдвиге младший разряд не</text:p>
            <text:p text:style-name="P63">изменился</text:p>
            <text:p text:style-name="P63">Сдвиг СЧП и множителя вправо</text:p>
          </table:table-cell>
        </table:table-row>
        <table:table-row table:style-name="Table6.3">
          <table:table-cell table:style-name="Table6.A2" office:value-type="string">
            <text:p text:style-name="P190">5</text:p>
          </table:table-cell>
          <table:table-cell table:style-name="Table6.A2" office:value-type="string">
            <text:p text:style-name="P114"><text:span text:style-name="T19">СЧП→</text:span></text:p>
          </table:table-cell>
          <table:table-cell table:style-name="Table6.A2" office:value-type="string">
            <text:p text:style-name="P427"><text:span text:style-name="T42">0 0 </text:span><text:span text:style-name="T48">0 0 1 0 0</text:span></text:p>
          </table:table-cell>
          <table:table-cell table:style-name="Table6.A2" office:value-type="string">
            <text:p text:style-name="P294"><text:span text:style-name="T51">0 </text:span><text:span text:style-name="T95">0 </text:span><text:span text:style-name="T93">1 </text:span><text:span text:style-name="T94">0 </text:span><text:span text:style-name="T92">0 | </text:span><text:span text:style-name="T33">0 </text:span><text:span text:style-name="T32">1 </text:span><text:span text:style-name="T37">0</text:span></text:p>
          </table:table-cell>
          <table:table-cell table:style-name="Table6.E2" office:value-type="string">
            <text:p text:style-name="P64">При сдвиге младший разряд не</text:p>
            <text:p text:style-name="P64">изменился</text:p>
            <text:p text:style-name="P64">Сдвиг СЧП и множителя вправо</text:p>
          </table:table-cell>
        </table:table-row>
        <table:table-row table:style-name="Table6.3">
          <table:table-cell table:style-name="Table6.A2" office:value-type="string">
            <text:p text:style-name="P192">6</text:p>
          </table:table-cell>
          <table:table-cell table:style-name="Table6.A2" office:value-type="string">
            <text:p text:style-name="P114"><text:span text:style-name="T19">СЧП→</text:span></text:p>
          </table:table-cell>
          <table:table-cell table:style-name="Table6.A2" office:value-type="string">
            <text:p text:style-name="P428"><text:span text:style-name="T49">0 </text:span><text:span text:style-name="T42">0 0 </text:span><text:span text:style-name="T48">0 0 1 0</text:span></text:p>
          </table:table-cell>
          <table:table-cell table:style-name="Table6.A2" office:value-type="string">
            <text:p text:style-name="P295">0 <text:span text:style-name="T51">0 </text:span><text:span text:style-name="T95">0 </text:span><text:span text:style-name="T93">1 </text:span><text:span text:style-name="T94">0 </text:span><text:span text:style-name="T92">0 | </text:span><text:span text:style-name="T33">0 </text:span><text:span text:style-name="T37">1</text:span></text:p>
          </table:table-cell>
          <table:table-cell table:style-name="Table6.E2" office:value-type="string">
            <text:p text:style-name="P64">При сдвиге младший разряд не</text:p>
            <text:p text:style-name="P64">изменился</text:p>
            <text:p text:style-name="P64">Сдвиг СЧП и множителя вправо</text:p>
          </table:table-cell>
        </table:table-row>
        <table:table-row table:style-name="Table6.3">
          <table:table-cell table:style-name="Table6.A2" office:value-type="string">
            <text:p text:style-name="P194">7</text:p>
          </table:table-cell>
          <table:table-cell table:style-name="Table6.A2" office:value-type="string">
            <text:p text:style-name="P115"><text:span text:style-name="T29">[A]</text:span><text:span text:style-name="T14">доп</text:span><text:span text:style-name="T2">.</text:span></text:p>
            <text:p text:style-name="P115">СЧП</text:p>
            <text:p text:style-name="P115"><text:span text:style-name="T19">СЧП→</text:span></text:p>
          </table:table-cell>
          <table:table-cell table:style-name="Table6.A2" office:value-type="string">
            <text:p text:style-name="P166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297">1 0 1 0 1 1 0</text:p>
            <text:p text:style-name="P297">1 1 0 1 0 1 1</text:p>
          </table:table-cell>
          <table:table-cell table:style-name="Table6.A2" office:value-type="string">
            <text:p text:style-name="P206"><text:span text:style-name="T36"/></text:p>
            <text:p text:style-name="P296">0 <text:span text:style-name="T51">0 </text:span><text:span text:style-name="T95">0 </text:span><text:span text:style-name="T93">1 </text:span><text:span text:style-name="T94">0 </text:span><text:span text:style-name="T92">0 | </text:span><text:span text:style-name="T33">0 </text:span><text:span text:style-name="T32">1</text:span></text:p>
            <text:p text:style-name="P298"><text:span text:style-name="T51">0 </text:span><text:span text:style-name="T96">0 </text:span><text:span text:style-name="T51">0 </text:span><text:span text:style-name="T95">0 </text:span><text:span text:style-name="T93">1 </text:span><text:span text:style-name="T94">0 </text:span><text:span text:style-name="T92">0 | </text:span><text:span text:style-name="T38">0</text:span></text:p>
          </table:table-cell>
          <table:table-cell table:style-name="Table6.E2" office:value-type="string">
            <text:p text:style-name="P61">Младший разряд множителя</text:p>
            <text:p text:style-name="P61">равен 1: вычитание множимого из</text:p>
            <text:p text:style-name="P61">СЧП</text:p>
            <text:p text:style-name="P61">Сдвиг СЧП и множителя вправо</text:p>
          </table:table-cell>
        </table:table-row>
        <table:table-row table:style-name="Table6.3">
          <table:table-cell table:style-name="Table6.A10" office:value-type="string">
            <text:p text:style-name="P361">8</text:p>
          </table:table-cell>
          <table:table-cell table:style-name="Table6.A10" office:value-type="string">
            <text:p text:style-name="P116"><text:span text:style-name="T29">[A]</text:span><text:span text:style-name="T14">п</text:span><text:span text:style-name="T15">р</text:span><text:span text:style-name="T2">.</text:span></text:p>
            <text:p text:style-name="P116">СЧП</text:p>
            <text:p text:style-name="P116"><text:span text:style-name="T19">СЧП→</text:span></text:p>
          </table:table-cell>
          <table:table-cell table:style-name="Table6.A10" office:value-type="string">
            <text:p text:style-name="P167">0 1 0 1 1 0 0</text:p>
            <text:p text:style-name="P300">0 0 1 0 1 1 1</text:p>
            <text:p text:style-name="P300">0 0 0 1 0 1 1</text:p>
          </table:table-cell>
          <table:table-cell table:style-name="Table6.A10" office:value-type="string">
            <text:p text:style-name="P429"><text:span text:style-name="T42"/></text:p>
            <text:p text:style-name="P299"><text:span text:style-name="T51">0 </text:span><text:span text:style-name="T96">0 </text:span><text:span text:style-name="T51">0 </text:span><text:span text:style-name="T95">0 </text:span><text:span text:style-name="T93">1 </text:span><text:span text:style-name="T94">0 </text:span><text:span text:style-name="T92">0 | </text:span><text:span text:style-name="T33">0</text:span></text:p>
            <text:p text:style-name="P300">1 <text:span text:style-name="T51">0 </text:span><text:span text:style-name="T96">0 </text:span><text:span text:style-name="T51">0 </text:span><text:span text:style-name="T95">0 </text:span><text:span text:style-name="T93">1 </text:span><text:span text:style-name="T94">0 </text:span><text:span text:style-name="T92">0</text:span></text:p>
          </table:table-cell>
          <table:table-cell table:style-name="Table6.E10" office:value-type="string">
            <text:p text:style-name="P61">При сдвиге младший разряд</text:p>
            <text:p text:style-name="P61">множителя изменился с 1 на 0:</text:p>
            <text:p text:style-name="P61">сложение СЧП с множимым.</text:p>
            <text:p text:style-name="P61">Сдвиг СЧП и множителя вправо</text:p>
          </table:table-cell>
        </table:table-row>
      </table:table>
      <text:p text:style-name="P441"/>
      <text:p text:style-name="P441">Полученный результат положителен и представлен в прямом коде:</text:p>
      <text:p text:style-name="P443">[С<text:span text:style-name="T2">пр.</text:span><text:span text:style-name="T19">] = 0.</text:span><text:span text:style-name="T22">00101110000100</text:span><text:span text:style-name="T2">2</text:span><text:span text:style-name="T19"> = </text:span><text:span text:style-name="T22">2948</text:span><text:span text:style-name="T4">10</text:span></text:p>
      <text:p text:style-name="P452"><text:span text:style-name="T97">2</text:span>) A &lt; 0, B &gt; 0:</text:p>
      <text:p text:style-name="P45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76">№ шага</text:p>
          </table:table-cell>
          <table:table-cell table:style-name="Table7.A1" office:value-type="string">
            <text:p text:style-name="P376">Операнды и действия</text:p>
          </table:table-cell>
          <table:table-cell table:style-name="Table7.A1" office:value-type="string">
            <text:p text:style-name="P376">СЧП (старшие разряды)</text:p>
          </table:table-cell>
          <table:table-cell table:style-name="Table7.A1" office:value-type="string">
            <text:p text:style-name="P376">Множитель и СЧП (младшие разряды)</text:p>
          </table:table-cell>
          <table:table-cell table:style-name="Table7.E1" office:value-type="string">
            <text:p text:style-name="P376">Пояснения</text:p>
          </table:table-cell>
        </table:table-row>
        <table:table-row table:style-name="Table7.2">
          <table:table-cell table:style-name="Table7.A2" office:value-type="string">
            <text:p text:style-name="P81">0</text:p>
          </table:table-cell>
          <table:table-cell table:style-name="Table7.A2" office:value-type="string">
            <text:p text:style-name="P87">СЧП</text:p>
          </table:table-cell>
          <table:table-cell table:style-name="Table7.A2" office:value-type="string">
            <text:p text:style-name="P65">0 0 0 0 0 0 0</text:p>
          </table:table-cell>
          <table:table-cell table:style-name="Table7.A2" office:value-type="string">
            <text:p text:style-name="P213"><text:span text:style-name="T33">0 </text:span>1 0 0 0 0 1 <text:span text:style-name="T34">1</text:span></text:p>
          </table:table-cell>
          <table:table-cell table:style-name="Table7.E2" office:value-type="string">
            <text:p text:style-name="P65">Обнуление старших разрядов СЧП</text:p>
          </table:table-cell>
        </table:table-row>
        <table:table-row table:style-name="Table7.3">
          <table:table-cell table:style-name="Table7.A2" office:value-type="string">
            <text:p text:style-name="P422">1</text:p>
          </table:table-cell>
          <table:table-cell table:style-name="Table7.A2" office:value-type="string">
            <text:p text:style-name="P116"><text:span text:style-name="T29">[A]</text:span><text:span text:style-name="T14">п</text:span><text:span text:style-name="T15">р</text:span><text:span text:style-name="T2">.</text:span></text:p>
            <text:p text:style-name="P116">СЧП</text:p>
            <text:p text:style-name="P116">СЧП→</text:p>
          </table:table-cell>
          <table:table-cell table:style-name="Table7.A2" office:value-type="string">
            <text:p text:style-name="P168">0 1 0 1 1 0 0</text:p>
            <text:p text:style-name="P217">0 1 0 1 1 0 0</text:p>
            <text:p text:style-name="P301">0 <text:span text:style-name="T39">0 1 0 1 1 0</text:span></text:p>
          </table:table-cell>
          <table:table-cell table:style-name="Table7.A2" office:value-type="string">
            <text:p text:style-name="P252"><text:span text:style-name="T37"/></text:p>
            <text:p text:style-name="P214"><text:span text:style-name="T33">0 </text:span>1 0 0 0 0 1 1</text:p>
            <text:p text:style-name="P302">0 <text:span text:style-name="T99">| </text:span><text:span text:style-name="T33">0 </text:span><text:span text:style-name="T32">1 0 0 0 0 </text:span><text:span text:style-name="T37">1</text:span></text:p>
          </table:table-cell>
          <table:table-cell table:style-name="Table7.E2" office:value-type="string">
            <text:p text:style-name="P65">Сложение СЧП с множимым</text:p>
            <text:p text:style-name="P65">Сдвиг СЧП и множителя вправо</text:p>
          </table:table-cell>
        </table:table-row>
        <table:table-row table:style-name="Table7.3">
          <table:table-cell table:style-name="Table7.A2" office:value-type="string">
            <text:p text:style-name="P422">2</text:p>
          </table:table-cell>
          <table:table-cell table:style-name="Table7.A2" office:value-type="string">
            <text:p text:style-name="P117">СЧП→</text:p>
          </table:table-cell>
          <table:table-cell table:style-name="Table7.A2" office:value-type="string">
            <text:p text:style-name="P303">0 <text:span text:style-name="T98">0 </text:span><text:span text:style-name="T39">0 1 0 1 1</text:span></text:p>
          </table:table-cell>
          <table:table-cell table:style-name="Table7.A2" office:value-type="string">
            <text:p text:style-name="P303">0 <text:span text:style-name="T100">0 </text:span>| <text:span text:style-name="T33">0 </text:span><text:span text:style-name="T32">1 0 0 0 </text:span><text:span text:style-name="T37">0</text:span></text:p>
          </table:table-cell>
          <table:table-cell table:style-name="Table7.E2" office:value-type="string">
            <text:p text:style-name="P66">Сдвиг СЧП и множителя вправо</text:p>
          </table:table-cell>
        </table:table-row>
        <table:table-row table:style-name="Table7.3">
          <table:table-cell table:style-name="Table7.A2" office:value-type="string">
            <text:p text:style-name="P422">3</text:p>
          </table:table-cell>
          <table:table-cell table:style-name="Table7.A2" office:value-type="string">
            <text:p text:style-name="P118"><text:span text:style-name="T29">[A]</text:span><text:span text:style-name="T14">доп</text:span><text:span text:style-name="T2">.</text:span></text:p>
            <text:p text:style-name="P118">СЧП</text:p>
            <text:p text:style-name="P118">СЧП→</text:p>
          </table:table-cell>
          <table:table-cell table:style-name="Table7.A2" office:value-type="string">
            <text:p text:style-name="P169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06">1 0 1 1 1 1 1</text:p>
            <text:p text:style-name="P306">1 1 0 1 1 1 1</text:p>
          </table:table-cell>
          <table:table-cell table:style-name="Table7.A2" office:value-type="string">
            <text:p text:style-name="P256"><text:span text:style-name="T37"/></text:p>
            <text:p text:style-name="P304">0 <text:span text:style-name="T100">0 </text:span>| <text:span text:style-name="T33">0 </text:span><text:span text:style-name="T32">1 0 0 0 0</text:span></text:p>
            <text:p text:style-name="P305"><text:span text:style-name="T101">1 </text:span>0 <text:span text:style-name="T100">0 </text:span>| <text:span text:style-name="T33">0 </text:span><text:span text:style-name="T32">1 0 0 </text:span><text:span text:style-name="T37">0</text:span></text:p>
          </table:table-cell>
          <table:table-cell table:style-name="Table7.E2" office:value-type="string">
            <text:p text:style-name="P65">Вычитание множимого из СЧП</text:p>
            <text:p text:style-name="P65">Сдвиг СЧП и множителя вправо</text:p>
          </table:table-cell>
        </table:table-row>
        <table:table-row table:style-name="Table7.3">
          <table:table-cell table:style-name="Table7.A2" office:value-type="string">
            <text:p text:style-name="P422">4</text:p>
          </table:table-cell>
          <table:table-cell table:style-name="Table7.A2" office:value-type="string">
            <text:p text:style-name="P119">СЧП→</text:p>
          </table:table-cell>
          <table:table-cell table:style-name="Table7.A2" office:value-type="string">
            <text:p text:style-name="P307">1 <text:span text:style-name="T101">1 1 0 1 1 1</text:span></text:p>
          </table:table-cell>
          <table:table-cell table:style-name="Table7.A2" office:value-type="string">
            <text:p text:style-name="P307">1 <text:span text:style-name="T101">1 </text:span><text:span text:style-name="T99">0 </text:span><text:span text:style-name="T100">0 </text:span><text:span text:style-name="T99">| </text:span><text:span text:style-name="T33">0 </text:span><text:span text:style-name="T32">1 0 </text:span><text:span text:style-name="T37">0</text:span></text:p>
          </table:table-cell>
          <table:table-cell table:style-name="Table7.E2" office:value-type="string">
            <text:p text:style-name="P66">Сдвиг СЧП и множителя вправо</text:p>
          </table:table-cell>
        </table:table-row>
        <table:table-row table:style-name="Table7.3">
          <table:table-cell table:style-name="Table7.A2" office:value-type="string">
            <text:p text:style-name="P422">5</text:p>
          </table:table-cell>
          <table:table-cell table:style-name="Table7.A2" office:value-type="string">
            <text:p text:style-name="P119">СЧП→</text:p>
          </table:table-cell>
          <table:table-cell table:style-name="Table7.A2" office:value-type="string">
            <text:p text:style-name="P307">1 1 <text:span text:style-name="T101">1 1 0 1 1</text:span></text:p>
          </table:table-cell>
          <table:table-cell table:style-name="Table7.A2" office:value-type="string">
            <text:p text:style-name="P307">1 1 <text:span text:style-name="T101">1 </text:span><text:span text:style-name="T99">0 </text:span><text:span text:style-name="T100">0 </text:span><text:span text:style-name="T99">| </text:span><text:span text:style-name="T33">0 </text:span><text:span text:style-name="T32">1 </text:span><text:span text:style-name="T37">0</text:span></text:p>
          </table:table-cell>
          <table:table-cell table:style-name="Table7.E2" office:value-type="string">
            <text:p text:style-name="P67">Сдвиг СЧП и множителя вправо</text:p>
          </table:table-cell>
        </table:table-row>
        <table:table-row table:style-name="Table7.3">
          <table:table-cell table:style-name="Table7.A2" office:value-type="string">
            <text:p text:style-name="P422">6</text:p>
          </table:table-cell>
          <table:table-cell table:style-name="Table7.A2" office:value-type="string">
            <text:p text:style-name="P119">СЧП→</text:p>
          </table:table-cell>
          <table:table-cell table:style-name="Table7.A2" office:value-type="string">
            <text:p text:style-name="P308">1 <text:span text:style-name="T102">1 1 </text:span><text:span text:style-name="T101">1 1 0 1</text:span></text:p>
          </table:table-cell>
          <table:table-cell table:style-name="Table7.A2" office:value-type="string">
            <text:p text:style-name="P308">1 <text:span text:style-name="T102">1 1 </text:span><text:span text:style-name="T101">1 </text:span><text:span text:style-name="T99">0 </text:span><text:span text:style-name="T100">0 </text:span><text:span text:style-name="T99">| </text:span><text:span text:style-name="T33">0 </text:span><text:span text:style-name="T37">1</text:span></text:p>
          </table:table-cell>
          <table:table-cell table:style-name="Table7.E2" office:value-type="string">
            <text:p text:style-name="P67">Сдвиг СЧП и множителя вправо</text:p>
          </table:table-cell>
        </table:table-row>
        <table:table-row table:style-name="Table7.3">
          <table:table-cell table:style-name="Table7.A2" office:value-type="string">
            <text:p text:style-name="P422">7</text:p>
          </table:table-cell>
          <table:table-cell table:style-name="Table7.A2" office:value-type="string">
            <text:p text:style-name="P124"><text:span text:style-name="T29">[A]</text:span><text:span text:style-name="T14">п</text:span><text:span text:style-name="T15">р</text:span><text:span text:style-name="T2">.</text:span></text:p>
            <text:p text:style-name="P124">СЧП</text:p>
            <text:p text:style-name="P124"><text:span text:style-name="T2">СЧП→</text:span></text:p>
          </table:table-cell>
          <table:table-cell table:style-name="Table7.A2" office:value-type="string">
            <text:p text:style-name="P170">0 1 0 1 1 0 0</text:p>
            <text:p text:style-name="P310">0 1 0 1 0 0 1</text:p>
            <text:p text:style-name="P310">0 0 1 0 1 0 0</text:p>
          </table:table-cell>
          <table:table-cell table:style-name="Table7.A2" office:value-type="string">
            <text:p text:style-name="P263"><text:span text:style-name="T38"/></text:p>
            <text:p text:style-name="P309">1 <text:span text:style-name="T102">1 1 </text:span><text:span text:style-name="T101">1 </text:span><text:span text:style-name="T99">0 </text:span><text:span text:style-name="T100">0 </text:span><text:span text:style-name="T99">| </text:span><text:span text:style-name="T33">0 </text:span><text:span text:style-name="T32">1</text:span></text:p>
            <text:p text:style-name="P311">1 <text:span text:style-name="T103">1 </text:span><text:span text:style-name="T102">1 1 </text:span><text:span text:style-name="T101">1 </text:span><text:span text:style-name="T99">0 </text:span><text:span text:style-name="T100">0 </text:span><text:span text:style-name="T99">| </text:span><text:span text:style-name="T38">0</text:span></text:p>
          </table:table-cell>
          <table:table-cell table:style-name="Table7.E2" office:value-type="string">
            <text:p text:style-name="P68">Сложение СЧП с множимым</text:p>
            <text:p text:style-name="P68">Сдвиг СЧП и множителя вправо</text:p>
          </table:table-cell>
        </table:table-row>
        <table:table-row table:style-name="Table7.3">
          <table:table-cell table:style-name="Table7.A10" office:value-type="string">
            <text:p text:style-name="P422">8</text:p>
          </table:table-cell>
          <table:table-cell table:style-name="Table7.A10" office:value-type="string">
            <text:p text:style-name="P120"><text:span text:style-name="T29">[A]</text:span><text:span text:style-name="T14">доп</text:span><text:span text:style-name="T2">.</text:span></text:p>
            <text:p text:style-name="P120">СЧП</text:p>
            <text:p text:style-name="P120">СЧП→</text:p>
          </table:table-cell>
          <table:table-cell table:style-name="Table7.A10" office:value-type="string">
            <text:p text:style-name="P171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13">1 1 0 1 0 0 0</text:p>
            <text:p text:style-name="P313">1 1 1 0 1 0 0</text:p>
          </table:table-cell>
          <table:table-cell table:style-name="Table7.A10" office:value-type="string">
            <text:p text:style-name="P266"/>
            <text:p text:style-name="P312">1 <text:span text:style-name="T103">1 </text:span><text:span text:style-name="T102">1 1 </text:span><text:span text:style-name="T101">1 </text:span><text:span text:style-name="T99">0 </text:span><text:span text:style-name="T100">0 </text:span><text:span text:style-name="T99">| </text:span><text:span text:style-name="T33">0</text:span></text:p>
            <text:p text:style-name="P313">0 <text:span text:style-name="T104">1 </text:span><text:span text:style-name="T103">1 </text:span><text:span text:style-name="T102">1 1 </text:span><text:span text:style-name="T101">1 </text:span><text:span text:style-name="T99">0 </text:span><text:span text:style-name="T100">0</text:span></text:p>
          </table:table-cell>
          <table:table-cell table:style-name="Table7.E10" office:value-type="string">
            <text:p text:style-name="P69">Вычитание множимого из СЧП</text:p>
            <text:p text:style-name="P69">Сдвиг СЧП и множителя вправо</text:p>
          </table:table-cell>
        </table:table-row>
      </table:table>
      <text:p text:style-name="P30"/>
      <text:p text:style-name="P30">Полученный результат отрицателен и представлен в дополнительном коде:</text:p>
      <text:p text:style-name="P21"/>
      <text:p text:style-name="P21">[C]<text:span text:style-name="T10">доп</text:span><text:span text:style-name="T2">.</text:span><text:span text:style-name="T19"> = [</text:span><text:span text:style-name="T24">A]</text:span><text:span text:style-name="T5">доп.</text:span><text:span text:style-name="T24"> * [B]</text:span><text:span text:style-name="T7">пр</text:span><text:span text:style-name="T5">.</text:span><text:span text:style-name="T24"> = </text:span><text:span text:style-name="T26">1.11010001111100.</text:span></text:p>
      <text:p text:style-name="P21"><text:span text:style-name="T26"/></text:p>
      <text:p text:style-name="P21"><text:span text:style-name="T26">Для проверки правильности результата необходимо предварительно перевести его</text:span></text:p>
      <text:p text:style-name="P21"><text:span text:style-name="T26">в прямой код:</text:span></text:p>
      <text:p text:style-name="P26"><text:span text:style-name="T26">[</text:span><text:span text:style-name="T22">C]</text:span><text:span text:style-name="T4">пр. </text:span><text:span text:style-name="T22">= 1.00101110000100</text:span><text:span text:style-name="T8">2</text:span><text:span text:style-name="T27"> = -</text:span><text:span text:style-name="T28">2948</text:span><text:span text:style-name="T9">10</text:span></text:p>
      <text:p text:style-name="P454"><text:span text:style-name="T105">3</text:span>) A &gt; 0, B &lt; 0:</text:p>
      <text:p text:style-name="P45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30">№ шага</text:p>
          </table:table-cell>
          <table:table-cell table:style-name="Table8.A1" office:value-type="string">
            <text:p text:style-name="P430">Операнды и действия</text:p>
          </table:table-cell>
          <table:table-cell table:style-name="Table8.A1" office:value-type="string">
            <text:p text:style-name="P430">СЧП (старшие разряды)</text:p>
          </table:table-cell>
          <table:table-cell table:style-name="Table8.A1" office:value-type="string">
            <text:p text:style-name="P430">Множитель и СЧП (младшие разряды)</text:p>
          </table:table-cell>
          <table:table-cell table:style-name="Table8.E1" office:value-type="string">
            <text:p text:style-name="P430">Пояснения</text:p>
          </table:table-cell>
        </table:table-row>
        <table:table-row table:style-name="Table8.2">
          <table:table-cell table:style-name="Table8.A2" office:value-type="string">
            <text:p text:style-name="P431">0</text:p>
          </table:table-cell>
          <table:table-cell table:style-name="Table8.A2" office:value-type="string">
            <text:p text:style-name="P126">СЧП<text:span text:style-name="T18"/></text:p>
          </table:table-cell>
          <table:table-cell table:style-name="Table8.A2" office:value-type="string">
            <text:p text:style-name="P433">0 0 0 0 0 0 0</text:p>
          </table:table-cell>
          <table:table-cell table:style-name="Table8.A2" office:value-type="string">
            <text:p text:style-name="P316">1 0 1 1 1 1 0 <text:span text:style-name="T34">1</text:span></text:p>
          </table:table-cell>
          <table:table-cell table:style-name="Table8.E2" office:value-type="string">
            <text:p text:style-name="P433">Обнуление старших разрядов СЧП</text:p>
          </table:table-cell>
        </table:table-row>
        <table:table-row table:style-name="Table8.3">
          <table:table-cell table:style-name="Table8.A2" office:value-type="string">
            <text:p text:style-name="P432">1</text:p>
          </table:table-cell>
          <table:table-cell table:style-name="Table8.A2" office:value-type="string">
            <text:p text:style-name="P129"><text:span text:style-name="T29">[A]</text:span><text:span text:style-name="T14">доп</text:span><text:span text:style-name="T2">.</text:span></text:p>
            <text:p text:style-name="P129">СЧП</text:p>
            <text:p text:style-name="P399">СЧП→</text:p>
          </table:table-cell>
          <table:table-cell table:style-name="Table8.A2" office:value-type="string">
            <text:p text:style-name="P172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218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26">1 <text:span text:style-name="T90">1</text:span><text:span text:style-name="T39"> </text:span><text:span text:style-name="T90">0</text:span><text:span text:style-name="T39"> </text:span><text:span text:style-name="T90">1</text:span><text:span text:style-name="T39"> </text:span><text:span text:style-name="T90">0</text:span><text:span text:style-name="T39"> </text:span><text:span text:style-name="T90">1</text:span><text:span text:style-name="T39"> </text:span><text:span text:style-name="T90">0</text:span></text:p>
          </table:table-cell>
          <table:table-cell table:style-name="Table8.A2" office:value-type="string">
            <text:p text:style-name="P316"><text:span text:style-name="T34"/></text:p>
            <text:p text:style-name="P317">1 0 1 1 1 1 0 1</text:p>
            <text:p text:style-name="P326">0 <text:span text:style-name="T116">|</text:span> <text:span text:style-name="T32">1 0 1 1 1 1 </text:span><text:span text:style-name="T37">0</text:span></text:p>
          </table:table-cell>
          <table:table-cell table:style-name="Table8.E2" office:value-type="string">
            <text:p text:style-name="P435">Вычитание множимого из СЧП</text:p>
            <text:p text:style-name="P435">Сдвиг СЧП и множителя вправо</text:p>
          </table:table-cell>
        </table:table-row>
        <table:table-row table:style-name="Table8.3">
          <table:table-cell table:style-name="Table8.A2" office:value-type="string">
            <text:p text:style-name="P432">2</text:p>
          </table:table-cell>
          <table:table-cell table:style-name="Table8.A2" office:value-type="string">
            <text:p text:style-name="P124"><text:span text:style-name="T29">[A]</text:span><text:span text:style-name="T14">п</text:span><text:span text:style-name="T15">р</text:span><text:span text:style-name="T2">.</text:span></text:p>
            <text:p text:style-name="P124">СЧП</text:p>
            <text:p text:style-name="P404">СЧП→</text:p>
          </table:table-cell>
          <table:table-cell table:style-name="Table8.A2" office:value-type="string">
            <text:p text:style-name="P173">0 1 0 1 1 0 0</text:p>
            <text:p text:style-name="P351">0 0 1 0 1 1 0</text:p>
            <text:p text:style-name="P352">0 0 0 1 0 1 1</text:p>
          </table:table-cell>
          <table:table-cell table:style-name="Table8.A2" office:value-type="string">
            <text:p text:style-name="P318"><text:span text:style-name="T37"/></text:p>
            <text:p text:style-name="P327">0 <text:span text:style-name="T116">|</text:span> <text:span text:style-name="T32">1 0 1 1 1 1 0</text:span></text:p>
            <text:p text:style-name="P328">0 <text:span text:style-name="T117">0 </text:span>|<text:span text:style-name="T117"> </text:span><text:span text:style-name="T32">1 0 1 1 1 </text:span><text:span text:style-name="T37">1</text:span></text:p>
          </table:table-cell>
          <table:table-cell table:style-name="Table8.E2" office:value-type="string">
            <text:p text:style-name="P75">Сложение СЧП с множимым</text:p>
            <text:p text:style-name="P75">Сдвиг СЧП и множителя вправо</text:p>
          </table:table-cell>
        </table:table-row>
        <table:table-row table:style-name="Table8.3">
          <table:table-cell table:style-name="Table8.A2" office:value-type="string">
            <text:p text:style-name="P432">3</text:p>
          </table:table-cell>
          <table:table-cell table:style-name="Table8.A2" office:value-type="string">
            <text:p text:style-name="P129"><text:span text:style-name="T29">[A]</text:span><text:span text:style-name="T14">доп</text:span><text:span text:style-name="T2">.</text:span></text:p>
            <text:p text:style-name="P129">СЧП</text:p>
            <text:p text:style-name="P400">СЧП→</text:p>
          </table:table-cell>
          <table:table-cell table:style-name="Table8.A2" office:value-type="string">
            <text:p text:style-name="P174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53">1 0 1 1 1 1 1</text:p>
            <text:p text:style-name="P354">1 <text:span text:style-name="T118">1 0 1 1 1 1</text:span></text:p>
          </table:table-cell>
          <table:table-cell table:style-name="Table8.A2" office:value-type="string">
            <text:p text:style-name="P315"><text:span text:style-name="T37"/></text:p>
            <text:p text:style-name="P329">0 <text:span text:style-name="T117">0 </text:span>|<text:span text:style-name="T117"> </text:span><text:span text:style-name="T32">1 0 1 1 1 1</text:span></text:p>
            <text:p text:style-name="P330">1 <text:span text:style-name="T116">0 </text:span><text:span text:style-name="T117">0 </text:span><text:span text:style-name="T116">|</text:span><text:span text:style-name="T117"> </text:span><text:span text:style-name="T32">1 0 1 1 </text:span><text:span text:style-name="T37">1</text:span></text:p>
          </table:table-cell>
          <table:table-cell table:style-name="Table8.E2" office:value-type="string">
            <text:p text:style-name="P435">Вычитание множимого из СЧП</text:p>
            <text:p text:style-name="P436">Сдвиг СЧП и множителя вправо</text:p>
          </table:table-cell>
        </table:table-row>
        <table:table-row table:style-name="Table8.3">
          <table:table-cell table:style-name="Table8.A2" office:value-type="string">
            <text:p text:style-name="P432">4</text:p>
          </table:table-cell>
          <table:table-cell table:style-name="Table8.A2" office:value-type="string">
            <text:p text:style-name="P401">СЧП→</text:p>
          </table:table-cell>
          <table:table-cell table:style-name="Table8.A2" office:value-type="string">
            <text:p text:style-name="P331">1 <text:span text:style-name="T119">1 </text:span><text:span text:style-name="T118">1 0 1 1 1</text:span></text:p>
          </table:table-cell>
          <table:table-cell table:style-name="Table8.A2" office:value-type="string">
            <text:p text:style-name="P331">1 <text:span text:style-name="T119">1 </text:span><text:span text:style-name="T116">0 </text:span><text:span text:style-name="T117">0 </text:span><text:span text:style-name="T116">|</text:span><text:span text:style-name="T117"> </text:span><text:span text:style-name="T32">1 0 1 </text:span><text:span text:style-name="T37">1</text:span> </text:p>
          </table:table-cell>
          <table:table-cell table:style-name="Table8.E2" office:value-type="string">
            <text:p text:style-name="P437">Сдвиг СЧП и множителя вправо</text:p>
          </table:table-cell>
        </table:table-row>
        <table:table-row table:style-name="Table8.3">
          <table:table-cell table:style-name="Table8.A2" office:value-type="string">
            <text:p text:style-name="P432">5</text:p>
          </table:table-cell>
          <table:table-cell table:style-name="Table8.A2" office:value-type="string">
            <text:p text:style-name="P402">СЧП→</text:p>
          </table:table-cell>
          <table:table-cell table:style-name="Table8.A2" office:value-type="string">
            <text:p text:style-name="P332">1 <text:span text:style-name="T120">1 </text:span><text:span text:style-name="T119">1 </text:span><text:span text:style-name="T118">1 0 1 1</text:span></text:p>
          </table:table-cell>
          <table:table-cell table:style-name="Table8.A2" office:value-type="string">
            <text:p text:style-name="P332">1 <text:span text:style-name="T120">1 </text:span><text:span text:style-name="T119">1 </text:span><text:span text:style-name="T116">0 </text:span><text:span text:style-name="T117">0 </text:span><text:span text:style-name="T116">|</text:span><text:span text:style-name="T117"> </text:span><text:span text:style-name="T32">1 0 </text:span><text:span text:style-name="T34">1</text:span></text:p>
          </table:table-cell>
          <table:table-cell table:style-name="Table8.E2" office:value-type="string">
            <text:p text:style-name="P437">Сдвиг СЧП и множителя вправо</text:p>
          </table:table-cell>
        </table:table-row>
        <table:table-row table:style-name="Table8.3">
          <table:table-cell table:style-name="Table8.A2" office:value-type="string">
            <text:p text:style-name="P432">6</text:p>
          </table:table-cell>
          <table:table-cell table:style-name="Table8.A2" office:value-type="string">
            <text:p text:style-name="P402">СЧП→</text:p>
          </table:table-cell>
          <table:table-cell table:style-name="Table8.A2" office:value-type="string">
            <text:p text:style-name="P333">1 <text:span text:style-name="T121">1 </text:span><text:span text:style-name="T120">1 </text:span><text:span text:style-name="T119">1 </text:span><text:span text:style-name="T118">1 0 1</text:span></text:p>
          </table:table-cell>
          <table:table-cell table:style-name="Table8.A2" office:value-type="string">
            <text:p text:style-name="P333">1 <text:span text:style-name="T121">1 </text:span><text:span text:style-name="T120">1 </text:span><text:span text:style-name="T119">1 </text:span><text:span text:style-name="T116">0 </text:span><text:span text:style-name="T117">0 </text:span><text:span text:style-name="T116">|</text:span><text:span text:style-name="T117"> </text:span><text:span text:style-name="T32">1 </text:span><text:span text:style-name="T37">0</text:span></text:p>
          </table:table-cell>
          <table:table-cell table:style-name="Table8.E2" office:value-type="string">
            <text:p text:style-name="P437">Сдвиг СЧП и множителя вправо</text:p>
          </table:table-cell>
        </table:table-row>
        <table:table-row table:style-name="Table8.3">
          <table:table-cell table:style-name="Table8.A2" office:value-type="string">
            <text:p text:style-name="P432">7</text:p>
          </table:table-cell>
          <table:table-cell table:style-name="Table8.A2" office:value-type="string">
            <text:p text:style-name="P125"><text:span text:style-name="T29">[A]</text:span><text:span text:style-name="T14">п</text:span><text:span text:style-name="T15">р</text:span><text:span text:style-name="T2">.</text:span></text:p>
            <text:p text:style-name="P125">СЧП</text:p>
            <text:p text:style-name="P405"><text:span text:style-name="T19">СЧП→</text:span></text:p>
          </table:table-cell>
          <table:table-cell table:style-name="Table8.A2" office:value-type="string">
            <text:p text:style-name="P175">0 1 0 1 1 0 0</text:p>
            <text:p text:style-name="P355">0 1 0 1 0 0 1</text:p>
            <text:p text:style-name="P356">0 <text:span text:style-name="T122">0 1 0 1 0 0</text:span></text:p>
          </table:table-cell>
          <table:table-cell table:style-name="Table8.A2" office:value-type="string">
            <text:p text:style-name="P319"><text:span text:style-name="T37"/></text:p>
            <text:p text:style-name="P334">1 <text:span text:style-name="T121">1 </text:span><text:span text:style-name="T120">1 </text:span><text:span text:style-name="T119">1 </text:span><text:span text:style-name="T116">0 </text:span><text:span text:style-name="T117">0 </text:span><text:span text:style-name="T116">|</text:span><text:span text:style-name="T117"> </text:span><text:span text:style-name="T32">1 0</text:span></text:p>
            <text:p text:style-name="P335">1 <text:span text:style-name="T123">1 </text:span><text:span text:style-name="T121">1 </text:span><text:span text:style-name="T120">1 </text:span><text:span text:style-name="T119">1 </text:span><text:span text:style-name="T116">0 </text:span><text:span text:style-name="T117">0 </text:span><text:span text:style-name="T116">|</text:span><text:span text:style-name="T117"> </text:span><text:span text:style-name="T37">1</text:span></text:p>
          </table:table-cell>
          <table:table-cell table:style-name="Table8.E2" office:value-type="string">
            <text:p text:style-name="P76">Сложение СЧП с множимым</text:p>
            <text:p text:style-name="P76">Сдвиг СЧП и множителя вправо</text:p>
          </table:table-cell>
        </table:table-row>
        <table:table-row table:style-name="Table8.3">
          <table:table-cell table:style-name="Table8.A10" office:value-type="string">
            <text:p text:style-name="P432">8</text:p>
          </table:table-cell>
          <table:table-cell table:style-name="Table8.A10" office:value-type="string">
            <text:p text:style-name="P130"><text:span text:style-name="T29">[A]</text:span><text:span text:style-name="T14">доп</text:span><text:span text:style-name="T2">.</text:span></text:p>
            <text:p text:style-name="P130">СЧП</text:p>
            <text:p text:style-name="P403">СЧП→</text:p>
          </table:table-cell>
          <table:table-cell table:style-name="Table8.A10" office:value-type="string">
            <text:p text:style-name="P176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57">1 1 0 1 0 0 0</text:p>
            <text:p text:style-name="P358">1 <text:span text:style-name="T124">1 1 0 1 0 0</text:span></text:p>
          </table:table-cell>
          <table:table-cell table:style-name="Table8.A10" office:value-type="string">
            <text:p text:style-name="P320"/>
            <text:p text:style-name="P336">1 <text:span text:style-name="T123">1 </text:span><text:span text:style-name="T121">1 </text:span><text:span text:style-name="T120">1 </text:span><text:span text:style-name="T119">1 </text:span><text:span text:style-name="T116">0 </text:span><text:span text:style-name="T117">0 </text:span><text:span text:style-name="T116">|</text:span><text:span text:style-name="T117"> </text:span><text:span text:style-name="T32">1</text:span></text:p>
            <text:p text:style-name="P337">0 <text:span text:style-name="T125">1 </text:span><text:span text:style-name="T123">1 </text:span><text:span text:style-name="T121">1 </text:span><text:span text:style-name="T120">1 </text:span><text:span text:style-name="T119">1 </text:span><text:span text:style-name="T116">0 </text:span><text:span text:style-name="T117">0</text:span></text:p>
          </table:table-cell>
          <table:table-cell table:style-name="Table8.E10" office:value-type="string">
            <text:p text:style-name="P438">Вычитание множимого из СЧП</text:p>
            <text:p text:style-name="P438">Сдвиг СЧП и множителя вправо</text:p>
          </table:table-cell>
        </table:table-row>
      </table:table>
      <text:p text:style-name="P32"/>
      <text:p text:style-name="P31">Полученный результат отрицателен и представлен в дополнительном коде:</text:p>
      <text:p text:style-name="P22"/>
      <text:p text:style-name="P22">[C]<text:span text:style-name="T11">доп</text:span><text:span text:style-name="T2">.</text:span> = [<text:span text:style-name="T69">A]</text:span><text:span text:style-name="T5">п</text:span><text:span text:style-name="T12">р</text:span><text:span text:style-name="T5">.</text:span><text:span text:style-name="T69"> * [B]</text:span><text:span text:style-name="T5">доп.</text:span><text:span text:style-name="T69"> = </text:span><text:span text:style-name="T89">1.11010001111100.</text:span></text:p>
      <text:p text:style-name="P29"><text:span text:style-name="T28">[C]</text:span><text:span text:style-name="T9">пр.</text:span><text:span text:style-name="T28"> = 1.00101110000100</text:span><text:span text:style-name="T9">2</text:span><text:span text:style-name="T28"> = -2948</text:span><text:span text:style-name="T9">10</text:span></text:p>
      <text:p text:style-name="P455"><text:span text:style-name="T107">4</text:span>) A &lt; 0, B &lt; 0:</text:p>
      <text:p text:style-name="P45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377">№ шага</text:p>
          </table:table-cell>
          <table:table-cell table:style-name="Table9.A1" office:value-type="string">
            <text:p text:style-name="P377">Операнды и действия</text:p>
          </table:table-cell>
          <table:table-cell table:style-name="Table9.A1" office:value-type="string">
            <text:p text:style-name="P377">СЧП (старшие разряды)</text:p>
          </table:table-cell>
          <table:table-cell table:style-name="Table9.A1" office:value-type="string">
            <text:p text:style-name="P377">Множитель и СЧП (младшие разряды)</text:p>
          </table:table-cell>
          <table:table-cell table:style-name="Table9.E1" office:value-type="string">
            <text:p text:style-name="P377">Пояснения</text:p>
          </table:table-cell>
        </table:table-row>
        <table:table-row table:style-name="Table9.2">
          <table:table-cell table:style-name="Table9.A2" office:value-type="string">
            <text:p text:style-name="P82">0</text:p>
          </table:table-cell>
          <table:table-cell table:style-name="Table9.A2" office:value-type="string">
            <text:p text:style-name="P88">СЧП</text:p>
          </table:table-cell>
          <table:table-cell table:style-name="Table9.A2" office:value-type="string">
            <text:p text:style-name="P70">0 0 0 0 0 0 0</text:p>
          </table:table-cell>
          <table:table-cell table:style-name="Table9.A2" office:value-type="string">
            <text:p text:style-name="P215">1 0 1 1 1 1 0 <text:span text:style-name="T34">1</text:span></text:p>
          </table:table-cell>
          <table:table-cell table:style-name="Table9.E2" office:value-type="string">
            <text:p text:style-name="P70">Обнуление старших разрядов СЧП</text:p>
          </table:table-cell>
        </table:table-row>
        <table:table-row table:style-name="Table9.3">
          <table:table-cell table:style-name="Table9.A2" office:value-type="string">
            <text:p text:style-name="P379">1</text:p>
          </table:table-cell>
          <table:table-cell table:style-name="Table9.A2" office:value-type="string">
            <text:p text:style-name="P121"><text:span text:style-name="T29">[A]</text:span><text:span text:style-name="T14">п</text:span><text:span text:style-name="T15">р</text:span><text:span text:style-name="T2">.</text:span></text:p>
            <text:p text:style-name="P121">СЧП</text:p>
            <text:p text:style-name="P395">СЧП→</text:p>
          </table:table-cell>
          <table:table-cell table:style-name="Table9.A2" office:value-type="string">
            <text:p text:style-name="P178">0 1 0 1 1 0 0</text:p>
            <text:p text:style-name="P314">0 1 0 1 1 0 0</text:p>
            <text:p text:style-name="P321">0 <text:span text:style-name="T106">0 1 0 1 1 0</text:span></text:p>
          </table:table-cell>
          <table:table-cell table:style-name="Table9.A2" office:value-type="string">
            <text:p text:style-name="P417"><text:span text:style-name="T37"/></text:p>
            <text:p text:style-name="P216">1 0 1 1 1 1 0 1</text:p>
            <text:p text:style-name="P338">0 | <text:span text:style-name="T32">1 0 1 1 1 1 </text:span><text:span text:style-name="T37">0</text:span></text:p>
          </table:table-cell>
          <table:table-cell table:style-name="Table9.E2" office:value-type="string">
            <text:p text:style-name="P70">Сложение СЧП с множимым</text:p>
            <text:p text:style-name="P70">Сдвиг СЧП и множителя вправо</text:p>
          </table:table-cell>
        </table:table-row>
        <table:table-row table:style-name="Table9.3">
          <table:table-cell table:style-name="Table9.A2" office:value-type="string">
            <text:p text:style-name="P419">2</text:p>
          </table:table-cell>
          <table:table-cell table:style-name="Table9.A2" office:value-type="string">
            <text:p text:style-name="P142"><text:span text:style-name="T19">[</text:span><text:span text:style-name="T30">A]</text:span><text:span text:style-name="T16">доп</text:span><text:span text:style-name="T17">.</text:span></text:p>
            <text:p text:style-name="P127">СЧП</text:p>
            <text:p text:style-name="P127"><text:span text:style-name="T19">СЧП→</text:span></text:p>
          </table:table-cell>
          <table:table-cell table:style-name="Table9.A2" office:value-type="string">
            <text:p text:style-name="P179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22">1 1 0 1 0 1 0</text:p>
            <text:p text:style-name="P322">1 1 1 0 1 0 1</text:p>
          </table:table-cell>
          <table:table-cell table:style-name="Table9.A2" office:value-type="string">
            <text:p text:style-name="P225"/>
            <text:p text:style-name="P339">0 | <text:span text:style-name="T32">1 0 1 1 1 1 0</text:span></text:p>
            <text:p text:style-name="P340">0 <text:span text:style-name="T108">0 | </text:span><text:span text:style-name="T32">1 0 1 1 1 </text:span><text:span text:style-name="T37">1</text:span></text:p>
          </table:table-cell>
          <table:table-cell table:style-name="Table9.E2" office:value-type="string">
            <text:p text:style-name="P73">Вычитание множимого из СЧП</text:p>
            <text:p text:style-name="P73">Сдвиг СЧП и множителя вправо</text:p>
          </table:table-cell>
        </table:table-row>
        <table:table-row table:style-name="Table9.3">
          <table:table-cell table:style-name="Table9.A2" office:value-type="string">
            <text:p text:style-name="P419">3</text:p>
          </table:table-cell>
          <table:table-cell table:style-name="Table9.A2" office:value-type="string">
            <text:p text:style-name="P122"><text:span text:style-name="T29">[A]</text:span><text:span text:style-name="T14">п</text:span><text:span text:style-name="T15">р</text:span><text:span text:style-name="T2">.</text:span></text:p>
            <text:p text:style-name="P122">СЧП</text:p>
            <text:p text:style-name="P396">СЧП→</text:p>
          </table:table-cell>
          <table:table-cell table:style-name="Table9.A2" office:value-type="string">
            <text:p text:style-name="P180">0 1 0 1 1 0 0</text:p>
            <text:p text:style-name="P323">0 1 0 0 0 0 1</text:p>
            <text:p text:style-name="P323">0 0 1 0 0 0 0</text:p>
          </table:table-cell>
          <table:table-cell table:style-name="Table9.A2" office:value-type="string">
            <text:p text:style-name="P231"><text:span text:style-name="T37"/></text:p>
            <text:p text:style-name="P341">0 <text:span text:style-name="T108">0 | </text:span><text:span text:style-name="T32">1 0 1 1 1 </text:span><text:span text:style-name="T110">1</text:span></text:p>
            <text:p text:style-name="P342">1 <text:span text:style-name="T109">0 </text:span><text:span text:style-name="T108">0 | </text:span><text:span text:style-name="T32">1 0 1 1 </text:span><text:span text:style-name="T37">1</text:span></text:p>
          </table:table-cell>
          <table:table-cell table:style-name="Table9.E2" office:value-type="string">
            <text:p text:style-name="P71">Сложение СЧП с множимым</text:p>
            <text:p text:style-name="P71">Сдвиг СЧП и множителя вправо</text:p>
          </table:table-cell>
        </table:table-row>
        <table:table-row table:style-name="Table9.3">
          <table:table-cell table:style-name="Table9.A2" office:value-type="string">
            <text:p text:style-name="P419">4</text:p>
          </table:table-cell>
          <table:table-cell table:style-name="Table9.A2" office:value-type="string">
            <text:p text:style-name="P396"><text:span text:style-name="T19">СЧП→</text:span></text:p>
          </table:table-cell>
          <table:table-cell table:style-name="Table9.A2" office:value-type="string">
            <text:p text:style-name="P343">0 <text:span text:style-name="T111">0 0 1 0 0 0</text:span></text:p>
          </table:table-cell>
          <table:table-cell table:style-name="Table9.A2" office:value-type="string">
            <text:p text:style-name="P343">0 <text:span text:style-name="T110">1 </text:span><text:span text:style-name="T109">0 </text:span><text:span text:style-name="T108">0 | </text:span><text:span text:style-name="T32">1 0 1 </text:span><text:span text:style-name="T37">1</text:span></text:p>
          </table:table-cell>
          <table:table-cell table:style-name="Table9.E2" office:value-type="string">
            <text:p text:style-name="P72">Сдвиг СЧП и множителя вправо</text:p>
          </table:table-cell>
        </table:table-row>
        <table:table-row table:style-name="Table9.3">
          <table:table-cell table:style-name="Table9.A2" office:value-type="string">
            <text:p text:style-name="P419">5</text:p>
          </table:table-cell>
          <table:table-cell table:style-name="Table9.A2" office:value-type="string">
            <text:p text:style-name="P396"><text:span text:style-name="T19">СЧП→</text:span></text:p>
          </table:table-cell>
          <table:table-cell table:style-name="Table9.A2" office:value-type="string">
            <text:p text:style-name="P344">0 <text:span text:style-name="T112">0 </text:span><text:span text:style-name="T111">0 0 1 0 0</text:span></text:p>
          </table:table-cell>
          <table:table-cell table:style-name="Table9.A2" office:value-type="string">
            <text:p text:style-name="P344">0 <text:span text:style-name="T112">0 </text:span><text:span text:style-name="T110">1 </text:span><text:span text:style-name="T109">0 </text:span><text:span text:style-name="T108">0 | </text:span><text:span text:style-name="T32">1 0 </text:span><text:span text:style-name="T37">1</text:span></text:p>
          </table:table-cell>
          <table:table-cell table:style-name="Table9.E2" office:value-type="string">
            <text:p text:style-name="P72">Сдвиг СЧП и множителя вправо</text:p>
          </table:table-cell>
        </table:table-row>
        <table:table-row table:style-name="Table9.3">
          <table:table-cell table:style-name="Table9.A2" office:value-type="string">
            <text:p text:style-name="P419">6</text:p>
          </table:table-cell>
          <table:table-cell table:style-name="Table9.A2" office:value-type="string">
            <text:p text:style-name="P396"><text:span text:style-name="T19">СЧП→</text:span></text:p>
          </table:table-cell>
          <table:table-cell table:style-name="Table9.A2" office:value-type="string">
            <text:p text:style-name="P347">0 <text:span text:style-name="T113">0 </text:span><text:span text:style-name="T112">0 </text:span><text:span text:style-name="T111">0 0 1 0 </text:span></text:p>
          </table:table-cell>
          <table:table-cell table:style-name="Table9.A2" office:value-type="string">
            <text:p text:style-name="P345"><text:span text:style-name="T114">0 </text:span>0 <text:span text:style-name="T112">0 </text:span><text:span text:style-name="T110">1 </text:span><text:span text:style-name="T109">0 </text:span><text:span text:style-name="T108">0 | </text:span><text:span text:style-name="T32">1 </text:span><text:span text:style-name="T37">0</text:span></text:p>
          </table:table-cell>
          <table:table-cell table:style-name="Table9.E2" office:value-type="string">
            <text:p text:style-name="P72">Сдвиг СЧП и множителя вправо</text:p>
          </table:table-cell>
        </table:table-row>
        <table:table-row table:style-name="Table9.3">
          <table:table-cell table:style-name="Table9.A2" office:value-type="string">
            <text:p text:style-name="P419">7</text:p>
          </table:table-cell>
          <table:table-cell table:style-name="Table9.A2" office:value-type="string">
            <text:p text:style-name="P143"><text:span text:style-name="T19">[</text:span><text:span text:style-name="T30">A]</text:span><text:span text:style-name="T16">доп</text:span><text:span text:style-name="T17">.</text:span></text:p>
            <text:p text:style-name="P128">СЧП</text:p>
            <text:p text:style-name="P128"><text:span text:style-name="T19">СЧП→</text:span></text:p>
          </table:table-cell>
          <table:table-cell table:style-name="Table9.A2" office:value-type="string">
            <text:p text:style-name="P181"><text:span text:style-name="T90">1</text:span> <text:span text:style-name="T90">0</text:span> <text:span text:style-name="T90">1</text:span> <text:span text:style-name="T90">0</text:span> <text:span text:style-name="T90">1</text:span> <text:span text:style-name="T90">0 0</text:span></text:p>
            <text:p text:style-name="P324">1 0 1 0 1 1 0</text:p>
            <text:p text:style-name="P324">1 1 0 1 0 1 1</text:p>
          </table:table-cell>
          <table:table-cell table:style-name="Table9.A2" office:value-type="string">
            <text:p text:style-name="P243"><text:span text:style-name="T37"/></text:p>
            <text:p text:style-name="P346"><text:span text:style-name="T114">0 </text:span>0 <text:span text:style-name="T112">0 </text:span><text:span text:style-name="T110">1 </text:span><text:span text:style-name="T109">0 </text:span><text:span text:style-name="T108">0 | </text:span><text:span text:style-name="T32">1 0</text:span></text:p>
            <text:p text:style-name="P348">0 <text:span text:style-name="T114">0 </text:span><text:span text:style-name="T113">0 </text:span><text:span text:style-name="T112">0 </text:span><text:span text:style-name="T110">1 </text:span><text:span text:style-name="T109">0 </text:span><text:span text:style-name="T108">0 | </text:span><text:span text:style-name="T37">1</text:span></text:p>
          </table:table-cell>
          <table:table-cell table:style-name="Table9.E2" office:value-type="string">
            <text:p text:style-name="P73">Вычитание множимого из СЧП</text:p>
            <text:p text:style-name="P73">Сдвиг СЧП и множителя вправо</text:p>
          </table:table-cell>
        </table:table-row>
        <table:table-row table:style-name="Table9.3">
          <table:table-cell table:style-name="Table9.A10" office:value-type="string">
            <text:p text:style-name="P419">8</text:p>
          </table:table-cell>
          <table:table-cell table:style-name="Table9.A10" office:value-type="string">
            <text:p text:style-name="P123"><text:span text:style-name="T29">[A]</text:span><text:span text:style-name="T14">п</text:span><text:span text:style-name="T15">р</text:span><text:span text:style-name="T2">.</text:span></text:p>
            <text:p text:style-name="P123">СЧП</text:p>
            <text:p text:style-name="P397">СЧП→</text:p>
          </table:table-cell>
          <table:table-cell table:style-name="Table9.A10" office:value-type="string">
            <text:p text:style-name="P182">0 1 0 1 1 0 0</text:p>
            <text:p text:style-name="P325">0 0 1 0 1 1 1</text:p>
            <text:p text:style-name="P183"><text:span text:style-name="T40">0 0 0 1 0 1 1</text:span></text:p>
          </table:table-cell>
          <table:table-cell table:style-name="Table9.A10" office:value-type="string">
            <text:p text:style-name="P248"/>
            <text:p text:style-name="P349">0 <text:span text:style-name="T114">0 </text:span><text:span text:style-name="T113">0 </text:span><text:span text:style-name="T112">0 </text:span><text:span text:style-name="T110">1 </text:span><text:span text:style-name="T109">0 </text:span><text:span text:style-name="T108">0 | </text:span><text:span text:style-name="T32">1</text:span></text:p>
            <text:p text:style-name="P350">1 <text:span text:style-name="T115">0 </text:span><text:span text:style-name="T114">0 </text:span><text:span text:style-name="T113">0 </text:span><text:span text:style-name="T112">0 </text:span><text:span text:style-name="T110">1 </text:span><text:span text:style-name="T109">0 </text:span><text:span text:style-name="T108">0</text:span></text:p>
          </table:table-cell>
          <table:table-cell table:style-name="Table9.E10" office:value-type="string">
            <text:p text:style-name="P74">Сложение СЧП с множимым</text:p>
            <text:p text:style-name="P74">Сдвиг СЧП и множителя вправо</text:p>
          </table:table-cell>
        </table:table-row>
      </table:table>
      <text:p text:style-name="P33"/>
      <text:p text:style-name="P33">Полученный результат положителен и представлен в прямом коде:</text:p>
      <text:p text:style-name="P23"/>
      <text:p text:style-name="P23"><text:span text:style-name="T28">[C]</text:span><text:span text:style-name="T9">пр.</text:span><text:span text:style-name="T28"> = [</text:span><text:span text:style-name="T24">A]</text:span><text:span text:style-name="T5">доп.</text:span><text:span text:style-name="T24"> * [B]</text:span><text:span text:style-name="T5">доп.</text:span><text:span text:style-name="T24"> = 0.00101110000100</text:span><text:span text:style-name="T5">2</text:span><text:span text:style-name="T24"> = </text:span><text:span text:style-name="T25">2948</text:span><text:span text:style-name="T6"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27ec1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20:57:08.202050027</meta:creation-date>
    <dc:date>2023-10-25T16:32:30.654092654</dc:date>
    <meta:editing-duration>PT5H16M57S</meta:editing-duration>
    <meta:editing-cycles>407</meta:editing-cycles>
    <meta:generator>LibreOffice/7.4.7.2$Linux_X86_64 LibreOffice_project/40$Build-2</meta:generator>
    <meta:document-statistic meta:table-count="9" meta:image-count="0" meta:object-count="0" meta:page-count="9" meta:paragraph-count="719" meta:word-count="3190" meta:character-count="10681" meta:non-whitespace-character-count="8206"/>
  </office:meta>
</office:document-meta>
</file>